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93.81mm" svg:height="260.62mm" svg:x="92.57mm" svg:y="9.35mm">
            <draw:object draw:notify-on-update-of-ranges="Sheet1.A2:Sheet1.A65 Sheet1.B2:Sheet1.B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78582211.4028" calcext:value-type="float">
            <text:p>2878582211.4028</text:p>
          </table:table-cell>
          <table:table-cell table:formula="of:=[.B2]-[.B$65]" office:value-type="float" office:value="1211678261.35095" calcext:value-type="float">
            <text:p>1211678261.35095</text:p>
          </table:table-cell>
        </table:table-row>
        <table:table-row table:style-name="ro1">
          <table:table-cell office:value-type="float" office:value="0.02857143" calcext:value-type="float">
            <text:p>0.02857143</text:p>
          </table:table-cell>
          <table:table-cell office:value-type="float" office:value="2679172729.50197" calcext:value-type="float">
            <text:p>2679172729.50197</text:p>
          </table:table-cell>
          <table:table-cell table:formula="of:=[.B3]-[.B$65]" office:value-type="float" office:value="1012268779.45012" calcext:value-type="float">
            <text:p>1012268779.45012</text:p>
          </table:table-cell>
        </table:table-row>
        <table:table-row table:style-name="ro1">
          <table:table-cell office:value-type="float" office:value="0.05714286" calcext:value-type="float">
            <text:p>0.05714286</text:p>
          </table:table-cell>
          <table:table-cell office:value-type="float" office:value="2860446074.33127" calcext:value-type="float">
            <text:p>2860446074.33127</text:p>
          </table:table-cell>
          <table:table-cell table:formula="of:=[.B4]-[.B$65]" office:value-type="float" office:value="1193542124.27942" calcext:value-type="float">
            <text:p>1193542124.27942</text:p>
          </table:table-cell>
        </table:table-row>
        <table:table-row table:style-name="ro1">
          <table:table-cell office:value-type="float" office:value="0.08571429" calcext:value-type="float">
            <text:p>0.08571429</text:p>
          </table:table-cell>
          <table:table-cell office:value-type="float" office:value="2706944949.94587" calcext:value-type="float">
            <text:p>2706944949.94587</text:p>
          </table:table-cell>
          <table:table-cell table:formula="of:=[.B5]-[.B$65]" office:value-type="float" office:value="1040040999.89402" calcext:value-type="float">
            <text:p>1040040999.89402</text:p>
          </table:table-cell>
        </table:table-row>
        <table:table-row table:style-name="ro1">
          <table:table-cell office:value-type="float" office:value="0.11428571" calcext:value-type="float">
            <text:p>0.11428571</text:p>
          </table:table-cell>
          <table:table-cell office:value-type="float" office:value="2548506286.02132" calcext:value-type="float">
            <text:p>2548506286.02132</text:p>
          </table:table-cell>
          <table:table-cell table:formula="of:=[.B6]-[.B$65]" office:value-type="float" office:value="881602335.96947" calcext:value-type="float">
            <text:p>881602335.96947</text:p>
          </table:table-cell>
        </table:table-row>
        <table:table-row table:style-name="ro1">
          <table:table-cell office:value-type="float" office:value="0.14285714" calcext:value-type="float">
            <text:p>0.14285714</text:p>
          </table:table-cell>
          <table:table-cell office:value-type="float" office:value="2635326382.92381" calcext:value-type="float">
            <text:p>2635326382.92381</text:p>
          </table:table-cell>
          <table:table-cell table:formula="of:=[.B7]-[.B$65]" office:value-type="float" office:value="968422432.87196" calcext:value-type="float">
            <text:p>968422432.87196</text:p>
          </table:table-cell>
        </table:table-row>
        <table:table-row table:style-name="ro1">
          <table:table-cell office:value-type="float" office:value="0.17142857" calcext:value-type="float">
            <text:p>0.17142857</text:p>
          </table:table-cell>
          <table:table-cell office:value-type="float" office:value="2538928882.75933" calcext:value-type="float">
            <text:p>2538928882.75933</text:p>
          </table:table-cell>
          <table:table-cell table:formula="of:=[.B8]-[.B$65]" office:value-type="float" office:value="872024932.70748" calcext:value-type="float">
            <text:p>872024932.7074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27511228.24695" calcext:value-type="float">
            <text:p>2427511228.24695</text:p>
          </table:table-cell>
          <table:table-cell table:formula="of:=[.B9]-[.B$65]" office:value-type="float" office:value="760607278.1951" calcext:value-type="float">
            <text:p>760607278.1951</text:p>
          </table:table-cell>
        </table:table-row>
        <table:table-row table:style-name="ro1">
          <table:table-cell office:value-type="float" office:value="0.22857143" calcext:value-type="float">
            <text:p>0.22857143</text:p>
          </table:table-cell>
          <table:table-cell office:value-type="float" office:value="2418719056.78054" calcext:value-type="float">
            <text:p>2418719056.78054</text:p>
          </table:table-cell>
          <table:table-cell table:formula="of:=[.B10]-[.B$65]" office:value-type="float" office:value="751815106.72869" calcext:value-type="float">
            <text:p>751815106.72869</text:p>
          </table:table-cell>
        </table:table-row>
        <table:table-row table:style-name="ro1">
          <table:table-cell office:value-type="float" office:value="0.25714286" calcext:value-type="float">
            <text:p>0.25714286</text:p>
          </table:table-cell>
          <table:table-cell office:value-type="float" office:value="2364445025.20207" calcext:value-type="float">
            <text:p>2364445025.20207</text:p>
          </table:table-cell>
          <table:table-cell table:formula="of:=[.B11]-[.B$65]" office:value-type="float" office:value="697541075.15022" calcext:value-type="float">
            <text:p>697541075.15022</text:p>
          </table:table-cell>
        </table:table-row>
        <table:table-row table:style-name="ro1">
          <table:table-cell office:value-type="float" office:value="0.28571429" calcext:value-type="float">
            <text:p>0.28571429</text:p>
          </table:table-cell>
          <table:table-cell office:value-type="float" office:value="2341249320.37931" calcext:value-type="float">
            <text:p>2341249320.37931</text:p>
          </table:table-cell>
          <table:table-cell table:formula="of:=[.B12]-[.B$65]" office:value-type="float" office:value="674345370.32746" calcext:value-type="float">
            <text:p>674345370.32746</text:p>
          </table:table-cell>
        </table:table-row>
        <table:table-row table:style-name="ro1">
          <table:table-cell office:value-type="float" office:value="0.31428571" calcext:value-type="float">
            <text:p>0.31428571</text:p>
          </table:table-cell>
          <table:table-cell office:value-type="float" office:value="2410059343.27518" calcext:value-type="float">
            <text:p>2410059343.27518</text:p>
          </table:table-cell>
          <table:table-cell table:formula="of:=[.B13]-[.B$65]" office:value-type="float" office:value="743155393.22333" calcext:value-type="float">
            <text:p>743155393.22333</text:p>
          </table:table-cell>
        </table:table-row>
        <table:table-row table:style-name="ro1">
          <table:table-cell office:value-type="float" office:value="0.34285714" calcext:value-type="float">
            <text:p>0.34285714</text:p>
          </table:table-cell>
          <table:table-cell office:value-type="float" office:value="2302045920.25354" calcext:value-type="float">
            <text:p>2302045920.25354</text:p>
          </table:table-cell>
          <table:table-cell table:formula="of:=[.B14]-[.B$65]" office:value-type="float" office:value="635141970.20169" calcext:value-type="float">
            <text:p>635141970.20169</text:p>
          </table:table-cell>
        </table:table-row>
        <table:table-row table:style-name="ro1">
          <table:table-cell office:value-type="float" office:value="0.37142857" calcext:value-type="float">
            <text:p>0.37142857</text:p>
          </table:table-cell>
          <table:table-cell office:value-type="float" office:value="2225141045.44064" calcext:value-type="float">
            <text:p>2225141045.44064</text:p>
          </table:table-cell>
          <table:table-cell table:formula="of:=[.B15]-[.B$65]" office:value-type="float" office:value="558237095.38879" calcext:value-type="float">
            <text:p>558237095.3887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156925640.21559" calcext:value-type="float">
            <text:p>2156925640.21559</text:p>
          </table:table-cell>
          <table:table-cell table:formula="of:=[.B16]-[.B$65]" office:value-type="float" office:value="490021690.16374" calcext:value-type="float">
            <text:p>490021690.16374</text:p>
          </table:table-cell>
        </table:table-row>
        <table:table-row table:style-name="ro1">
          <table:table-cell office:value-type="float" office:value="0.42857143" calcext:value-type="float">
            <text:p>0.42857143</text:p>
          </table:table-cell>
          <table:table-cell office:value-type="float" office:value="2278450161.57976" calcext:value-type="float">
            <text:p>2278450161.57976</text:p>
          </table:table-cell>
          <table:table-cell table:formula="of:=[.B17]-[.B$65]" office:value-type="float" office:value="611546211.52791" calcext:value-type="float">
            <text:p>611546211.52791</text:p>
          </table:table-cell>
        </table:table-row>
        <table:table-row table:style-name="ro1">
          <table:table-cell office:value-type="float" office:value="0.45714286" calcext:value-type="float">
            <text:p>0.45714286</text:p>
          </table:table-cell>
          <table:table-cell office:value-type="float" office:value="2250233582.77634" calcext:value-type="float">
            <text:p>2250233582.77634</text:p>
          </table:table-cell>
          <table:table-cell table:formula="of:=[.B18]-[.B$65]" office:value-type="float" office:value="583329632.72449" calcext:value-type="float">
            <text:p>583329632.72449</text:p>
          </table:table-cell>
        </table:table-row>
        <table:table-row table:style-name="ro1">
          <table:table-cell office:value-type="float" office:value="0.48571429" calcext:value-type="float">
            <text:p>0.48571429</text:p>
          </table:table-cell>
          <table:table-cell office:value-type="float" office:value="2183155527.79715" calcext:value-type="float">
            <text:p>2183155527.79715</text:p>
          </table:table-cell>
          <table:table-cell table:formula="of:=[.B19]-[.B$65]" office:value-type="float" office:value="516251577.7453" calcext:value-type="float">
            <text:p>516251577.7453</text:p>
          </table:table-cell>
        </table:table-row>
        <table:table-row table:style-name="ro1">
          <table:table-cell office:value-type="float" office:value="0.51428571" calcext:value-type="float">
            <text:p>0.51428571</text:p>
          </table:table-cell>
          <table:table-cell office:value-type="float" office:value="2010989601.15806" calcext:value-type="float">
            <text:p>2010989601.15806</text:p>
          </table:table-cell>
          <table:table-cell table:formula="of:=[.B20]-[.B$65]" office:value-type="float" office:value="344085651.10621" calcext:value-type="float">
            <text:p>344085651.10621</text:p>
          </table:table-cell>
        </table:table-row>
        <table:table-row table:style-name="ro1">
          <table:table-cell office:value-type="float" office:value="0.54285714" calcext:value-type="float">
            <text:p>0.54285714</text:p>
          </table:table-cell>
          <table:table-cell office:value-type="float" office:value="1987772837.085" calcext:value-type="float">
            <text:p>1987772837.085</text:p>
          </table:table-cell>
          <table:table-cell table:formula="of:=[.B21]-[.B$65]" office:value-type="float" office:value="320868887.03315" calcext:value-type="float">
            <text:p>320868887.03315</text:p>
          </table:table-cell>
        </table:table-row>
        <table:table-row table:style-name="ro1">
          <table:table-cell office:value-type="float" office:value="0.57142857" calcext:value-type="float">
            <text:p>0.57142857</text:p>
          </table:table-cell>
          <table:table-cell office:value-type="float" office:value="1904750443.26663" calcext:value-type="float">
            <text:p>1904750443.26663</text:p>
          </table:table-cell>
          <table:table-cell table:formula="of:=[.B22]-[.B$65]" office:value-type="float" office:value="237846493.21478" calcext:value-type="float">
            <text:p>237846493.2147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967478209.6071" calcext:value-type="float">
            <text:p>1967478209.6071</text:p>
          </table:table-cell>
          <table:table-cell table:formula="of:=[.B23]-[.B$65]" office:value-type="float" office:value="300574259.55525" calcext:value-type="float">
            <text:p>300574259.55525</text:p>
          </table:table-cell>
        </table:table-row>
        <table:table-row table:style-name="ro1">
          <table:table-cell office:value-type="float" office:value="0.62857143" calcext:value-type="float">
            <text:p>0.62857143</text:p>
          </table:table-cell>
          <table:table-cell office:value-type="float" office:value="1911147890.58154" calcext:value-type="float">
            <text:p>1911147890.58154</text:p>
          </table:table-cell>
          <table:table-cell table:formula="of:=[.B24]-[.B$65]" office:value-type="float" office:value="244243940.52969" calcext:value-type="float">
            <text:p>244243940.52969</text:p>
          </table:table-cell>
        </table:table-row>
        <table:table-row table:style-name="ro1">
          <table:table-cell office:value-type="float" office:value="0.65714286" calcext:value-type="float">
            <text:p>0.65714286</text:p>
          </table:table-cell>
          <table:table-cell office:value-type="float" office:value="1877093479.42473" calcext:value-type="float">
            <text:p>1877093479.42473</text:p>
          </table:table-cell>
          <table:table-cell table:formula="of:=[.B25]-[.B$65]" office:value-type="float" office:value="210189529.37288" calcext:value-type="float">
            <text:p>210189529.37288</text:p>
          </table:table-cell>
        </table:table-row>
        <table:table-row table:style-name="ro1">
          <table:table-cell office:value-type="float" office:value="0.68571429" calcext:value-type="float">
            <text:p>0.68571429</text:p>
          </table:table-cell>
          <table:table-cell office:value-type="float" office:value="1752013489.84578" calcext:value-type="float">
            <text:p>1752013489.84578</text:p>
          </table:table-cell>
          <table:table-cell table:formula="of:=[.B26]-[.B$65]" office:value-type="float" office:value="85109539.7939298" calcext:value-type="float">
            <text:p>85109539.7939298</text:p>
          </table:table-cell>
        </table:table-row>
        <table:table-row table:style-name="ro1">
          <table:table-cell office:value-type="float" office:value="0.71428571" calcext:value-type="float">
            <text:p>0.71428571</text:p>
          </table:table-cell>
          <table:table-cell office:value-type="float" office:value="1832435506.2191" calcext:value-type="float">
            <text:p>1832435506.2191</text:p>
          </table:table-cell>
          <table:table-cell table:formula="of:=[.B27]-[.B$65]" office:value-type="float" office:value="165531556.16725" calcext:value-type="float">
            <text:p>165531556.16725</text:p>
          </table:table-cell>
        </table:table-row>
        <table:table-row table:style-name="ro1">
          <table:table-cell office:value-type="float" office:value="0.74285714" calcext:value-type="float">
            <text:p>0.74285714</text:p>
          </table:table-cell>
          <table:table-cell office:value-type="float" office:value="1792385111.97601" calcext:value-type="float">
            <text:p>1792385111.97601</text:p>
          </table:table-cell>
          <table:table-cell table:formula="of:=[.B28]-[.B$65]" office:value-type="float" office:value="125481161.92416" calcext:value-type="float">
            <text:p>125481161.92416</text:p>
          </table:table-cell>
        </table:table-row>
        <table:table-row table:style-name="ro1">
          <table:table-cell office:value-type="float" office:value="0.77142857" calcext:value-type="float">
            <text:p>0.77142857</text:p>
          </table:table-cell>
          <table:table-cell office:value-type="float" office:value="1837039893.04115" calcext:value-type="float">
            <text:p>1837039893.04115</text:p>
          </table:table-cell>
          <table:table-cell table:formula="of:=[.B29]-[.B$65]" office:value-type="float" office:value="170135942.9893" calcext:value-type="float">
            <text:p>170135942.989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719463672.96919" calcext:value-type="float">
            <text:p>1719463672.96919</text:p>
          </table:table-cell>
          <table:table-cell table:formula="of:=[.B30]-[.B$65]" office:value-type="float" office:value="52559722.9173398" calcext:value-type="float">
            <text:p>52559722.9173398</text:p>
          </table:table-cell>
        </table:table-row>
        <table:table-row table:style-name="ro1">
          <table:table-cell office:value-type="float" office:value="0.82857143" calcext:value-type="float">
            <text:p>0.82857143</text:p>
          </table:table-cell>
          <table:table-cell office:value-type="float" office:value="1771657302.55599" calcext:value-type="float">
            <text:p>1771657302.55599</text:p>
          </table:table-cell>
          <table:table-cell table:formula="of:=[.B31]-[.B$65]" office:value-type="float" office:value="104753352.50414" calcext:value-type="float">
            <text:p>104753352.50414</text:p>
          </table:table-cell>
        </table:table-row>
        <table:table-row table:style-name="ro1">
          <table:table-cell office:value-type="float" office:value="0.85714286" calcext:value-type="float">
            <text:p>0.85714286</text:p>
          </table:table-cell>
          <table:table-cell office:value-type="float" office:value="1635419428.99296" calcext:value-type="float">
            <text:p>1635419428.99296</text:p>
          </table:table-cell>
          <table:table-cell table:formula="of:=[.B32]-[.B$65]" office:value-type="float" office:value="-31484521.0588901" calcext:value-type="float">
            <text:p>-31484521.0588901</text:p>
          </table:table-cell>
        </table:table-row>
        <table:table-row table:style-name="ro1">
          <table:table-cell office:value-type="float" office:value="0.88571429" calcext:value-type="float">
            <text:p>0.88571429</text:p>
          </table:table-cell>
          <table:table-cell office:value-type="float" office:value="1701094788.02716" calcext:value-type="float">
            <text:p>1701094788.02716</text:p>
          </table:table-cell>
          <table:table-cell table:formula="of:=[.B33]-[.B$65]" office:value-type="float" office:value="34190837.9753098" calcext:value-type="float">
            <text:p>34190837.9753098</text:p>
          </table:table-cell>
        </table:table-row>
        <table:table-row table:style-name="ro1">
          <table:table-cell office:value-type="float" office:value="0.91428571" calcext:value-type="float">
            <text:p>0.91428571</text:p>
          </table:table-cell>
          <table:table-cell office:value-type="float" office:value="1719160804.95839" calcext:value-type="float">
            <text:p>1719160804.95839</text:p>
          </table:table-cell>
          <table:table-cell table:formula="of:=[.B34]-[.B$65]" office:value-type="float" office:value="52256854.9065399" calcext:value-type="float">
            <text:p>52256854.9065399</text:p>
          </table:table-cell>
        </table:table-row>
        <table:table-row table:style-name="ro1">
          <table:table-cell office:value-type="float" office:value="0.94285714" calcext:value-type="float">
            <text:p>0.94285714</text:p>
          </table:table-cell>
          <table:table-cell office:value-type="float" office:value="1674133255.25764" calcext:value-type="float">
            <text:p>1674133255.25764</text:p>
          </table:table-cell>
          <table:table-cell table:formula="of:=[.B35]-[.B$65]" office:value-type="float" office:value="7229305.20578981" calcext:value-type="float">
            <text:p>7229305.20578981</text:p>
          </table:table-cell>
        </table:table-row>
        <table:table-row table:style-name="ro1">
          <table:table-cell office:value-type="float" office:value="0.97142857" calcext:value-type="float">
            <text:p>0.97142857</text:p>
          </table:table-cell>
          <table:table-cell office:value-type="float" office:value="1648190333.11029" calcext:value-type="float">
            <text:p>1648190333.11029</text:p>
          </table:table-cell>
          <table:table-cell table:formula="of:=[.B36]-[.B$65]" office:value-type="float" office:value="-18713616.94156" calcext:value-type="float">
            <text:p>-18713616.941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4783376.9312" calcext:value-type="float">
            <text:p>1694783376.9312</text:p>
          </table:table-cell>
          <table:table-cell table:formula="of:=[.B37]-[.B$65]" office:value-type="float" office:value="27879426.8793499" calcext:value-type="float">
            <text:p>27879426.8793499</text:p>
          </table:table-cell>
        </table:table-row>
        <table:table-row table:style-name="ro1">
          <table:table-cell office:value-type="float" office:value="1.02857143" calcext:value-type="float">
            <text:p>1.02857143</text:p>
          </table:table-cell>
          <table:table-cell office:value-type="float" office:value="1718944662.19499" calcext:value-type="float">
            <text:p>1718944662.19499</text:p>
          </table:table-cell>
          <table:table-cell table:formula="of:=[.B38]-[.B$65]" office:value-type="float" office:value="52040712.1431398" calcext:value-type="float">
            <text:p>52040712.1431398</text:p>
          </table:table-cell>
        </table:table-row>
        <table:table-row table:style-name="ro1">
          <table:table-cell office:value-type="float" office:value="1.05714286" calcext:value-type="float">
            <text:p>1.05714286</text:p>
          </table:table-cell>
          <table:table-cell office:value-type="float" office:value="1642980586.79533" calcext:value-type="float">
            <text:p>1642980586.79533</text:p>
          </table:table-cell>
          <table:table-cell table:formula="of:=[.B39]-[.B$65]" office:value-type="float" office:value="-23923363.25652" calcext:value-type="float">
            <text:p>-23923363.25652</text:p>
          </table:table-cell>
        </table:table-row>
        <table:table-row table:style-name="ro1">
          <table:table-cell office:value-type="float" office:value="1.08571429" calcext:value-type="float">
            <text:p>1.08571429</text:p>
          </table:table-cell>
          <table:table-cell office:value-type="float" office:value="1671051477.31509" calcext:value-type="float">
            <text:p>1671051477.31509</text:p>
          </table:table-cell>
          <table:table-cell table:formula="of:=[.B40]-[.B$65]" office:value-type="float" office:value="4147527.26323986" calcext:value-type="float">
            <text:p>4147527.26323986</text:p>
          </table:table-cell>
        </table:table-row>
        <table:table-row table:style-name="ro1">
          <table:table-cell office:value-type="float" office:value="1.11428571" calcext:value-type="float">
            <text:p>1.11428571</text:p>
          </table:table-cell>
          <table:table-cell office:value-type="float" office:value="1633036649.04865" calcext:value-type="float">
            <text:p>1633036649.04865</text:p>
          </table:table-cell>
          <table:table-cell table:formula="of:=[.B41]-[.B$65]" office:value-type="float" office:value="-33867301.0032001" calcext:value-type="float">
            <text:p>-33867301.0032001</text:p>
          </table:table-cell>
        </table:table-row>
        <table:table-row table:style-name="ro1">
          <table:table-cell office:value-type="float" office:value="1.14285714" calcext:value-type="float">
            <text:p>1.14285714</text:p>
          </table:table-cell>
          <table:table-cell office:value-type="float" office:value="1723927408.7139" calcext:value-type="float">
            <text:p>1723927408.7139</text:p>
          </table:table-cell>
          <table:table-cell table:formula="of:=[.B42]-[.B$65]" office:value-type="float" office:value="57023458.66205" calcext:value-type="float">
            <text:p>57023458.66205</text:p>
          </table:table-cell>
        </table:table-row>
        <table:table-row table:style-name="ro1">
          <table:table-cell office:value-type="float" office:value="1.17142857" calcext:value-type="float">
            <text:p>1.17142857</text:p>
          </table:table-cell>
          <table:table-cell office:value-type="float" office:value="1622543388.55453" calcext:value-type="float">
            <text:p>1622543388.55453</text:p>
          </table:table-cell>
          <table:table-cell table:formula="of:=[.B43]-[.B$65]" office:value-type="float" office:value="-44360561.4973202" calcext:value-type="float">
            <text:p>-44360561.497320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783078622.36036" calcext:value-type="float">
            <text:p>1783078622.36036</text:p>
          </table:table-cell>
          <table:table-cell table:formula="of:=[.B44]-[.B$65]" office:value-type="float" office:value="116174672.30851" calcext:value-type="float">
            <text:p>116174672.30851</text:p>
          </table:table-cell>
        </table:table-row>
        <table:table-row table:style-name="ro1">
          <table:table-cell office:value-type="float" office:value="1.22857143" calcext:value-type="float">
            <text:p>1.22857143</text:p>
          </table:table-cell>
          <table:table-cell office:value-type="float" office:value="1772362688.98218" calcext:value-type="float">
            <text:p>1772362688.98218</text:p>
          </table:table-cell>
          <table:table-cell table:formula="of:=[.B45]-[.B$65]" office:value-type="float" office:value="105458738.93033" calcext:value-type="float">
            <text:p>105458738.93033</text:p>
          </table:table-cell>
        </table:table-row>
        <table:table-row table:style-name="ro1">
          <table:table-cell office:value-type="float" office:value="1.25714286" calcext:value-type="float">
            <text:p>1.25714286</text:p>
          </table:table-cell>
          <table:table-cell office:value-type="float" office:value="1762315113.00727" calcext:value-type="float">
            <text:p>1762315113.00727</text:p>
          </table:table-cell>
          <table:table-cell table:formula="of:=[.B46]-[.B$65]" office:value-type="float" office:value="95411162.95542" calcext:value-type="float">
            <text:p>95411162.95542</text:p>
          </table:table-cell>
        </table:table-row>
        <table:table-row table:style-name="ro1">
          <table:table-cell office:value-type="float" office:value="1.28571429" calcext:value-type="float">
            <text:p>1.28571429</text:p>
          </table:table-cell>
          <table:table-cell office:value-type="float" office:value="1612903049.63793" calcext:value-type="float">
            <text:p>1612903049.63793</text:p>
          </table:table-cell>
          <table:table-cell table:formula="of:=[.B47]-[.B$65]" office:value-type="float" office:value="-54000900.4139202" calcext:value-type="float">
            <text:p>-54000900.4139202</text:p>
          </table:table-cell>
        </table:table-row>
        <table:table-row table:style-name="ro1">
          <table:table-cell office:value-type="float" office:value="1.31428571" calcext:value-type="float">
            <text:p>1.31428571</text:p>
          </table:table-cell>
          <table:table-cell office:value-type="float" office:value="1626712920.9822" calcext:value-type="float">
            <text:p>1626712920.9822</text:p>
          </table:table-cell>
          <table:table-cell table:formula="of:=[.B48]-[.B$65]" office:value-type="float" office:value="-40191029.0696502" calcext:value-type="float">
            <text:p>-40191029.0696502</text:p>
          </table:table-cell>
        </table:table-row>
        <table:table-row table:style-name="ro1">
          <table:table-cell office:value-type="float" office:value="1.34285714" calcext:value-type="float">
            <text:p>1.34285714</text:p>
          </table:table-cell>
          <table:table-cell office:value-type="float" office:value="1690606185.58313" calcext:value-type="float">
            <text:p>1690606185.58313</text:p>
          </table:table-cell>
          <table:table-cell table:formula="of:=[.B49]-[.B$65]" office:value-type="float" office:value="23702235.5312798" calcext:value-type="float">
            <text:p>23702235.5312798</text:p>
          </table:table-cell>
        </table:table-row>
        <table:table-row table:style-name="ro1">
          <table:table-cell office:value-type="float" office:value="1.37142857" calcext:value-type="float">
            <text:p>1.37142857</text:p>
          </table:table-cell>
          <table:table-cell office:value-type="float" office:value="1683267477.53166" calcext:value-type="float">
            <text:p>1683267477.53166</text:p>
          </table:table-cell>
          <table:table-cell table:formula="of:=[.B50]-[.B$65]" office:value-type="float" office:value="16363527.47981" calcext:value-type="float">
            <text:p>16363527.4798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675887070.79283" calcext:value-type="float">
            <text:p>1675887070.79283</text:p>
          </table:table-cell>
          <table:table-cell table:formula="of:=[.B51]-[.B$65]" office:value-type="float" office:value="8983120.74097991" calcext:value-type="float">
            <text:p>8983120.74097991</text:p>
          </table:table-cell>
        </table:table-row>
        <table:table-row table:style-name="ro1">
          <table:table-cell office:value-type="float" office:value="1.42857143" calcext:value-type="float">
            <text:p>1.42857143</text:p>
          </table:table-cell>
          <table:table-cell office:value-type="float" office:value="1676780048.08898" calcext:value-type="float">
            <text:p>1676780048.08898</text:p>
          </table:table-cell>
          <table:table-cell table:formula="of:=[.B52]-[.B$65]" office:value-type="float" office:value="9876098.03712988" calcext:value-type="float">
            <text:p>9876098.03712988</text:p>
          </table:table-cell>
        </table:table-row>
        <table:table-row table:style-name="ro1">
          <table:table-cell office:value-type="float" office:value="1.45714286" calcext:value-type="float">
            <text:p>1.45714286</text:p>
          </table:table-cell>
          <table:table-cell office:value-type="float" office:value="1742980253.40745" calcext:value-type="float">
            <text:p>1742980253.40745</text:p>
          </table:table-cell>
          <table:table-cell table:formula="of:=[.B53]-[.B$65]" office:value-type="float" office:value="76076303.3555999" calcext:value-type="float">
            <text:p>76076303.3555999</text:p>
          </table:table-cell>
        </table:table-row>
        <table:table-row table:style-name="ro1">
          <table:table-cell office:value-type="float" office:value="1.48571429" calcext:value-type="float">
            <text:p>1.48571429</text:p>
          </table:table-cell>
          <table:table-cell office:value-type="float" office:value="1699019926.13751" calcext:value-type="float">
            <text:p>1699019926.13751</text:p>
          </table:table-cell>
          <table:table-cell table:formula="of:=[.B54]-[.B$65]" office:value-type="float" office:value="32115976.08566" calcext:value-type="float">
            <text:p>32115976.08566</text:p>
          </table:table-cell>
        </table:table-row>
        <table:table-row table:style-name="ro1">
          <table:table-cell office:value-type="float" office:value="1.51428571" calcext:value-type="float">
            <text:p>1.51428571</text:p>
          </table:table-cell>
          <table:table-cell office:value-type="float" office:value="1660430933.41976" calcext:value-type="float">
            <text:p>1660430933.41976</text:p>
          </table:table-cell>
          <table:table-cell table:formula="of:=[.B55]-[.B$65]" office:value-type="float" office:value="-6473016.63209009" calcext:value-type="float">
            <text:p>-6473016.63209009</text:p>
          </table:table-cell>
        </table:table-row>
        <table:table-row table:style-name="ro1">
          <table:table-cell office:value-type="float" office:value="1.54285714" calcext:value-type="float">
            <text:p>1.54285714</text:p>
          </table:table-cell>
          <table:table-cell office:value-type="float" office:value="1739267715.74311" calcext:value-type="float">
            <text:p>1739267715.74311</text:p>
          </table:table-cell>
          <table:table-cell table:formula="of:=[.B56]-[.B$65]" office:value-type="float" office:value="72363765.6912599" calcext:value-type="float">
            <text:p>72363765.6912599</text:p>
          </table:table-cell>
        </table:table-row>
        <table:table-row table:style-name="ro1">
          <table:table-cell office:value-type="float" office:value="1.57142857" calcext:value-type="float">
            <text:p>1.57142857</text:p>
          </table:table-cell>
          <table:table-cell office:value-type="float" office:value="1560427514.31911" calcext:value-type="float">
            <text:p>1560427514.31911</text:p>
          </table:table-cell>
          <table:table-cell table:formula="of:=[.B57]-[.B$65]" office:value-type="float" office:value="-106476435.73274" calcext:value-type="float">
            <text:p>-106476435.7327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673870731.59933" calcext:value-type="float">
            <text:p>1673870731.59933</text:p>
          </table:table-cell>
          <table:table-cell table:formula="of:=[.B58]-[.B$65]" office:value-type="float" office:value="6966781.54747987" calcext:value-type="float">
            <text:p>6966781.54747987</text:p>
          </table:table-cell>
        </table:table-row>
        <table:table-row table:style-name="ro1">
          <table:table-cell office:value-type="float" office:value="1.62857143" calcext:value-type="float">
            <text:p>1.62857143</text:p>
          </table:table-cell>
          <table:table-cell office:value-type="float" office:value="1686532597.7852" calcext:value-type="float">
            <text:p>1686532597.7852</text:p>
          </table:table-cell>
          <table:table-cell table:formula="of:=[.B59]-[.B$65]" office:value-type="float" office:value="19628647.73335" calcext:value-type="float">
            <text:p>19628647.73335</text:p>
          </table:table-cell>
        </table:table-row>
        <table:table-row table:style-name="ro1">
          <table:table-cell office:value-type="float" office:value="1.65714286" calcext:value-type="float">
            <text:p>1.65714286</text:p>
          </table:table-cell>
          <table:table-cell office:value-type="float" office:value="1727033756.21976" calcext:value-type="float">
            <text:p>1727033756.21976</text:p>
          </table:table-cell>
          <table:table-cell table:formula="of:=[.B60]-[.B$65]" office:value-type="float" office:value="60129806.1679099" calcext:value-type="float">
            <text:p>60129806.1679099</text:p>
          </table:table-cell>
        </table:table-row>
        <table:table-row table:style-name="ro1">
          <table:table-cell office:value-type="float" office:value="1.68571429" calcext:value-type="float">
            <text:p>1.68571429</text:p>
          </table:table-cell>
          <table:table-cell office:value-type="float" office:value="1656291084.3508" calcext:value-type="float">
            <text:p>1656291084.3508</text:p>
          </table:table-cell>
          <table:table-cell table:formula="of:=[.B61]-[.B$65]" office:value-type="float" office:value="-10612865.70105" calcext:value-type="float">
            <text:p>-10612865.70105</text:p>
          </table:table-cell>
        </table:table-row>
        <table:table-row table:style-name="ro1">
          <table:table-cell office:value-type="float" office:value="1.71428571" calcext:value-type="float">
            <text:p>1.71428571</text:p>
          </table:table-cell>
          <table:table-cell office:value-type="float" office:value="1642543198.98468" calcext:value-type="float">
            <text:p>1642543198.98468</text:p>
          </table:table-cell>
          <table:table-cell table:formula="of:=[.B62]-[.B$65]" office:value-type="float" office:value="-24360751.0671701" calcext:value-type="float">
            <text:p>-24360751.0671701</text:p>
          </table:table-cell>
        </table:table-row>
        <table:table-row table:style-name="ro1">
          <table:table-cell office:value-type="float" office:value="1.74285714" calcext:value-type="float">
            <text:p>1.74285714</text:p>
          </table:table-cell>
          <table:table-cell office:value-type="float" office:value="1610477016.49312" calcext:value-type="float">
            <text:p>1610477016.49312</text:p>
          </table:table-cell>
          <table:table-cell table:formula="of:=[.B63]-[.B$65]" office:value-type="float" office:value="-56426933.5587301" calcext:value-type="float">
            <text:p>-56426933.5587301</text:p>
          </table:table-cell>
        </table:table-row>
        <table:table-row table:style-name="ro1">
          <table:table-cell office:value-type="float" office:value="1.77142857" calcext:value-type="float">
            <text:p>1.77142857</text:p>
          </table:table-cell>
          <table:table-cell office:value-type="float" office:value="1716456319.26212" calcext:value-type="float">
            <text:p>1716456319.26212</text:p>
          </table:table-cell>
          <table:table-cell table:formula="of:=[.B64]-[.B$65]" office:value-type="float" office:value="49552369.2102699" calcext:value-type="float">
            <text:p>49552369.210269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666903950.05185" calcext:value-type="float">
            <text:p>1666903950.05185</text:p>
          </table:table-cell>
          <table:table-cell table:formula="of:=[.B65]-[.B$65]" office:value-type="float" office:value="0" calcext:value-type="float">
            <text:p>0</text:p>
          </table:table-cell>
        </table:table-row>
      </table:table>
      <table:table table:name="divided" table:style-name="ta1">
        <table:shapes>
          <draw:frame draw:z-index="0" draw:style-name="gr1" draw:text-style-name="P1" svg:width="493.81mm" svg:height="260.62mm" svg:x="178.04mm" svg:y="24.51mm">
            <draw:object draw:notify-on-update-of-ranges="divided.A2:divided.A65 divided.C2:divided.C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78582211.4028" calcext:value-type="float">
            <text:p>2878582211.4028</text:p>
          </table:table-cell>
          <table:table-cell table:formula="of:=[.B2]/[.C$1]" office:value-type="float" office:value="179911388.212675" calcext:value-type="float">
            <text:p>179911388.212675</text:p>
          </table:table-cell>
          <table:table-cell table:formula="of:=[.B2]-[.B$65]" office:value-type="float" office:value="1211678261.35095" calcext:value-type="float">
            <text:p>1211678261.35095</text:p>
          </table:table-cell>
          <table:table-cell/>
          <table:table-cell table:formula="of:=[.C2]/1000000" office:value-type="float" office:value="179.911388212675" calcext:value-type="float">
            <text:p>179.911388212675</text:p>
          </table:table-cell>
          <table:table-cell/>
        </table:table-row>
        <table:table-row table:style-name="ro1">
          <table:table-cell office:value-type="float" office:value="0.02857143" calcext:value-type="float">
            <text:p>0.02857143</text:p>
          </table:table-cell>
          <table:table-cell office:value-type="float" office:value="2679172729.50197" calcext:value-type="float">
            <text:p>2679172729.50197</text:p>
          </table:table-cell>
          <table:table-cell table:formula="of:=[.B3]/[.C$1]" office:value-type="float" office:value="167448295.593873" calcext:value-type="float">
            <text:p>167448295.593873</text:p>
          </table:table-cell>
          <table:table-cell table:formula="of:=[.B3]-[.B$65]" office:value-type="float" office:value="1012268779.45012" calcext:value-type="float">
            <text:p>1012268779.45012</text:p>
          </table:table-cell>
          <table:table-cell/>
          <table:table-cell table:formula="of:=[.C3]/1000000" office:value-type="float" office:value="167.448295593873" calcext:value-type="float">
            <text:p>167.448295593873</text:p>
          </table:table-cell>
          <table:table-cell/>
        </table:table-row>
        <table:table-row table:style-name="ro1">
          <table:table-cell office:value-type="float" office:value="0.05714286" calcext:value-type="float">
            <text:p>0.05714286</text:p>
          </table:table-cell>
          <table:table-cell office:value-type="float" office:value="2860446074.33127" calcext:value-type="float">
            <text:p>2860446074.33127</text:p>
          </table:table-cell>
          <table:table-cell table:formula="of:=[.B4]/[.C$1]" office:value-type="float" office:value="178777879.645704" calcext:value-type="float">
            <text:p>178777879.645704</text:p>
          </table:table-cell>
          <table:table-cell table:formula="of:=[.B4]-[.B$65]" office:value-type="float" office:value="1193542124.27942" calcext:value-type="float">
            <text:p>1193542124.27942</text:p>
          </table:table-cell>
          <table:table-cell/>
          <table:table-cell table:formula="of:=[.C4]/1000000" office:value-type="float" office:value="178.777879645704" calcext:value-type="float">
            <text:p>178.777879645704</text:p>
          </table:table-cell>
          <table:table-cell/>
        </table:table-row>
        <table:table-row table:style-name="ro1">
          <table:table-cell office:value-type="float" office:value="0.08571429" calcext:value-type="float">
            <text:p>0.08571429</text:p>
          </table:table-cell>
          <table:table-cell office:value-type="float" office:value="2706944949.94587" calcext:value-type="float">
            <text:p>2706944949.94587</text:p>
          </table:table-cell>
          <table:table-cell table:formula="of:=[.B5]/[.C$1]" office:value-type="float" office:value="169184059.371617" calcext:value-type="float">
            <text:p>169184059.371617</text:p>
          </table:table-cell>
          <table:table-cell table:formula="of:=[.B5]-[.B$65]" office:value-type="float" office:value="1040040999.89402" calcext:value-type="float">
            <text:p>1040040999.89402</text:p>
          </table:table-cell>
          <table:table-cell/>
          <table:table-cell table:formula="of:=[.C5]/1000000" office:value-type="float" office:value="169.184059371617" calcext:value-type="float">
            <text:p>169.184059371617</text:p>
          </table:table-cell>
          <table:table-cell/>
        </table:table-row>
        <table:table-row table:style-name="ro1">
          <table:table-cell office:value-type="float" office:value="0.11428571" calcext:value-type="float">
            <text:p>0.11428571</text:p>
          </table:table-cell>
          <table:table-cell office:value-type="float" office:value="2548506286.02132" calcext:value-type="float">
            <text:p>2548506286.02132</text:p>
          </table:table-cell>
          <table:table-cell table:formula="of:=[.B6]/[.C$1]" office:value-type="float" office:value="159281642.876332" calcext:value-type="float">
            <text:p>159281642.876332</text:p>
          </table:table-cell>
          <table:table-cell table:formula="of:=[.B6]-[.B$65]" office:value-type="float" office:value="881602335.96947" calcext:value-type="float">
            <text:p>881602335.96947</text:p>
          </table:table-cell>
          <table:table-cell/>
          <table:table-cell table:formula="of:=[.C6]/1000000" office:value-type="float" office:value="159.281642876332" calcext:value-type="float">
            <text:p>159.281642876332</text:p>
          </table:table-cell>
          <table:table-cell/>
        </table:table-row>
        <table:table-row table:style-name="ro1">
          <table:table-cell office:value-type="float" office:value="0.14285714" calcext:value-type="float">
            <text:p>0.14285714</text:p>
          </table:table-cell>
          <table:table-cell office:value-type="float" office:value="2635326382.92381" calcext:value-type="float">
            <text:p>2635326382.92381</text:p>
          </table:table-cell>
          <table:table-cell table:formula="of:=[.B7]/[.C$1]" office:value-type="float" office:value="164707898.932738" calcext:value-type="float">
            <text:p>164707898.932738</text:p>
          </table:table-cell>
          <table:table-cell table:formula="of:=[.B7]-[.B$65]" office:value-type="float" office:value="968422432.87196" calcext:value-type="float">
            <text:p>968422432.87196</text:p>
          </table:table-cell>
          <table:table-cell/>
          <table:table-cell table:formula="of:=[.C7]/1000000" office:value-type="float" office:value="164.707898932738" calcext:value-type="float">
            <text:p>164.707898932738</text:p>
          </table:table-cell>
          <table:table-cell/>
        </table:table-row>
        <table:table-row table:style-name="ro1">
          <table:table-cell office:value-type="float" office:value="0.17142857" calcext:value-type="float">
            <text:p>0.17142857</text:p>
          </table:table-cell>
          <table:table-cell office:value-type="float" office:value="2538928882.75933" calcext:value-type="float">
            <text:p>2538928882.75933</text:p>
          </table:table-cell>
          <table:table-cell table:formula="of:=[.B8]/[.C$1]" office:value-type="float" office:value="158683055.172458" calcext:value-type="float">
            <text:p>158683055.172458</text:p>
          </table:table-cell>
          <table:table-cell table:formula="of:=[.B8]-[.B$65]" office:value-type="float" office:value="872024932.70748" calcext:value-type="float">
            <text:p>872024932.70748</text:p>
          </table:table-cell>
          <table:table-cell/>
          <table:table-cell table:formula="of:=[.C8]/1000000" office:value-type="float" office:value="158.683055172458" calcext:value-type="float">
            <text:p>158.683055172458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27511228.24695" calcext:value-type="float">
            <text:p>2427511228.24695</text:p>
          </table:table-cell>
          <table:table-cell table:formula="of:=[.B9]/[.C$1]" office:value-type="float" office:value="151719451.765434" calcext:value-type="float">
            <text:p>151719451.765434</text:p>
          </table:table-cell>
          <table:table-cell table:formula="of:=[.B9]-[.B$65]" office:value-type="float" office:value="760607278.1951" calcext:value-type="float">
            <text:p>760607278.1951</text:p>
          </table:table-cell>
          <table:table-cell/>
          <table:table-cell table:formula="of:=[.C9]/1000000" office:value-type="float" office:value="151.719451765434" calcext:value-type="float">
            <text:p>151.719451765434</text:p>
          </table:table-cell>
          <table:table-cell/>
        </table:table-row>
        <table:table-row table:style-name="ro1">
          <table:table-cell office:value-type="float" office:value="0.22857143" calcext:value-type="float">
            <text:p>0.22857143</text:p>
          </table:table-cell>
          <table:table-cell office:value-type="float" office:value="2418719056.78054" calcext:value-type="float">
            <text:p>2418719056.78054</text:p>
          </table:table-cell>
          <table:table-cell table:formula="of:=[.B10]/[.C$1]" office:value-type="float" office:value="151169941.048784" calcext:value-type="float">
            <text:p>151169941.048784</text:p>
          </table:table-cell>
          <table:table-cell table:formula="of:=[.B10]-[.B$65]" office:value-type="float" office:value="751815106.72869" calcext:value-type="float">
            <text:p>751815106.72869</text:p>
          </table:table-cell>
          <table:table-cell/>
          <table:table-cell table:formula="of:=[.C10]/1000000" office:value-type="float" office:value="151.169941048784" calcext:value-type="float">
            <text:p>151.169941048784</text:p>
          </table:table-cell>
          <table:table-cell/>
        </table:table-row>
        <table:table-row table:style-name="ro1">
          <table:table-cell office:value-type="float" office:value="0.25714286" calcext:value-type="float">
            <text:p>0.25714286</text:p>
          </table:table-cell>
          <table:table-cell office:value-type="float" office:value="2364445025.20207" calcext:value-type="float">
            <text:p>2364445025.20207</text:p>
          </table:table-cell>
          <table:table-cell table:formula="of:=[.B11]/[.C$1]" office:value-type="float" office:value="147777814.075129" calcext:value-type="float">
            <text:p>147777814.075129</text:p>
          </table:table-cell>
          <table:table-cell table:formula="of:=[.B11]-[.B$65]" office:value-type="float" office:value="697541075.15022" calcext:value-type="float">
            <text:p>697541075.15022</text:p>
          </table:table-cell>
          <table:table-cell/>
          <table:table-cell table:formula="of:=[.C11]/1000000" office:value-type="float" office:value="147.777814075129" calcext:value-type="float">
            <text:p>147.777814075129</text:p>
          </table:table-cell>
          <table:table-cell/>
        </table:table-row>
        <table:table-row table:style-name="ro1">
          <table:table-cell office:value-type="float" office:value="0.28571429" calcext:value-type="float">
            <text:p>0.28571429</text:p>
          </table:table-cell>
          <table:table-cell office:value-type="float" office:value="2341249320.37931" calcext:value-type="float">
            <text:p>2341249320.37931</text:p>
          </table:table-cell>
          <table:table-cell table:formula="of:=[.B12]/[.C$1]" office:value-type="float" office:value="146328082.523707" calcext:value-type="float">
            <text:p>146328082.523707</text:p>
          </table:table-cell>
          <table:table-cell table:formula="of:=[.B12]-[.B$65]" office:value-type="float" office:value="674345370.32746" calcext:value-type="float">
            <text:p>674345370.32746</text:p>
          </table:table-cell>
          <table:table-cell/>
          <table:table-cell table:formula="of:=[.C12]/1000000" office:value-type="float" office:value="146.328082523707" calcext:value-type="float">
            <text:p>146.328082523707</text:p>
          </table:table-cell>
          <table:table-cell/>
        </table:table-row>
        <table:table-row table:style-name="ro1">
          <table:table-cell office:value-type="float" office:value="0.31428571" calcext:value-type="float">
            <text:p>0.31428571</text:p>
          </table:table-cell>
          <table:table-cell office:value-type="float" office:value="2410059343.27518" calcext:value-type="float">
            <text:p>2410059343.27518</text:p>
          </table:table-cell>
          <table:table-cell table:formula="of:=[.B13]/[.C$1]" office:value-type="float" office:value="150628708.954699" calcext:value-type="float">
            <text:p>150628708.954699</text:p>
          </table:table-cell>
          <table:table-cell table:formula="of:=[.B13]-[.B$65]" office:value-type="float" office:value="743155393.22333" calcext:value-type="float">
            <text:p>743155393.22333</text:p>
          </table:table-cell>
          <table:table-cell/>
          <table:table-cell table:formula="of:=[.C13]/1000000" office:value-type="float" office:value="150.628708954699" calcext:value-type="float">
            <text:p>150.628708954699</text:p>
          </table:table-cell>
          <table:table-cell/>
        </table:table-row>
        <table:table-row table:style-name="ro1">
          <table:table-cell office:value-type="float" office:value="0.34285714" calcext:value-type="float">
            <text:p>0.34285714</text:p>
          </table:table-cell>
          <table:table-cell office:value-type="float" office:value="2302045920.25354" calcext:value-type="float">
            <text:p>2302045920.25354</text:p>
          </table:table-cell>
          <table:table-cell table:formula="of:=[.B14]/[.C$1]" office:value-type="float" office:value="143877870.015846" calcext:value-type="float">
            <text:p>143877870.015846</text:p>
          </table:table-cell>
          <table:table-cell table:formula="of:=[.B14]-[.B$65]" office:value-type="float" office:value="635141970.20169" calcext:value-type="float">
            <text:p>635141970.20169</text:p>
          </table:table-cell>
          <table:table-cell/>
          <table:table-cell table:formula="of:=[.C14]/1000000" office:value-type="float" office:value="143.877870015846" calcext:value-type="float">
            <text:p>143.877870015846</text:p>
          </table:table-cell>
          <table:table-cell/>
        </table:table-row>
        <table:table-row table:style-name="ro1">
          <table:table-cell office:value-type="float" office:value="0.37142857" calcext:value-type="float">
            <text:p>0.37142857</text:p>
          </table:table-cell>
          <table:table-cell office:value-type="float" office:value="2225141045.44064" calcext:value-type="float">
            <text:p>2225141045.44064</text:p>
          </table:table-cell>
          <table:table-cell table:formula="of:=[.B15]/[.C$1]" office:value-type="float" office:value="139071315.34004" calcext:value-type="float">
            <text:p>139071315.34004</text:p>
          </table:table-cell>
          <table:table-cell table:formula="of:=[.B15]-[.B$65]" office:value-type="float" office:value="558237095.38879" calcext:value-type="float">
            <text:p>558237095.38879</text:p>
          </table:table-cell>
          <table:table-cell/>
          <table:table-cell table:formula="of:=[.C15]/1000000" office:value-type="float" office:value="139.07131534004" calcext:value-type="float">
            <text:p>139.07131534004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156925640.21559" calcext:value-type="float">
            <text:p>2156925640.21559</text:p>
          </table:table-cell>
          <table:table-cell table:formula="of:=[.B16]/[.C$1]" office:value-type="float" office:value="134807852.513474" calcext:value-type="float">
            <text:p>134807852.513474</text:p>
          </table:table-cell>
          <table:table-cell table:formula="of:=[.B16]-[.B$65]" office:value-type="float" office:value="490021690.16374" calcext:value-type="float">
            <text:p>490021690.16374</text:p>
          </table:table-cell>
          <table:table-cell/>
          <table:table-cell table:formula="of:=[.C16]/1000000" office:value-type="float" office:value="134.807852513474" calcext:value-type="float">
            <text:p>134.807852513474</text:p>
          </table:table-cell>
          <table:table-cell/>
        </table:table-row>
        <table:table-row table:style-name="ro1">
          <table:table-cell office:value-type="float" office:value="0.42857143" calcext:value-type="float">
            <text:p>0.42857143</text:p>
          </table:table-cell>
          <table:table-cell office:value-type="float" office:value="2278450161.57976" calcext:value-type="float">
            <text:p>2278450161.57976</text:p>
          </table:table-cell>
          <table:table-cell table:formula="of:=[.B17]/[.C$1]" office:value-type="float" office:value="142403135.098735" calcext:value-type="float">
            <text:p>142403135.098735</text:p>
          </table:table-cell>
          <table:table-cell table:formula="of:=[.B17]-[.B$65]" office:value-type="float" office:value="611546211.52791" calcext:value-type="float">
            <text:p>611546211.52791</text:p>
          </table:table-cell>
          <table:table-cell/>
          <table:table-cell table:formula="of:=[.C17]/1000000" office:value-type="float" office:value="142.403135098735" calcext:value-type="float">
            <text:p>142.403135098735</text:p>
          </table:table-cell>
          <table:table-cell/>
        </table:table-row>
        <table:table-row table:style-name="ro1">
          <table:table-cell office:value-type="float" office:value="0.45714286" calcext:value-type="float">
            <text:p>0.45714286</text:p>
          </table:table-cell>
          <table:table-cell office:value-type="float" office:value="2250233582.77634" calcext:value-type="float">
            <text:p>2250233582.77634</text:p>
          </table:table-cell>
          <table:table-cell table:formula="of:=[.B18]/[.C$1]" office:value-type="float" office:value="140639598.923521" calcext:value-type="float">
            <text:p>140639598.923521</text:p>
          </table:table-cell>
          <table:table-cell table:formula="of:=[.B18]-[.B$65]" office:value-type="float" office:value="583329632.72449" calcext:value-type="float">
            <text:p>583329632.72449</text:p>
          </table:table-cell>
          <table:table-cell/>
          <table:table-cell table:formula="of:=[.C18]/1000000" office:value-type="float" office:value="140.639598923521" calcext:value-type="float">
            <text:p>140.639598923521</text:p>
          </table:table-cell>
          <table:table-cell/>
        </table:table-row>
        <table:table-row table:style-name="ro1">
          <table:table-cell office:value-type="float" office:value="0.48571429" calcext:value-type="float">
            <text:p>0.48571429</text:p>
          </table:table-cell>
          <table:table-cell office:value-type="float" office:value="2183155527.79715" calcext:value-type="float">
            <text:p>2183155527.79715</text:p>
          </table:table-cell>
          <table:table-cell table:formula="of:=[.B19]/[.C$1]" office:value-type="float" office:value="136447220.487322" calcext:value-type="float">
            <text:p>136447220.487322</text:p>
          </table:table-cell>
          <table:table-cell table:formula="of:=[.B19]-[.B$65]" office:value-type="float" office:value="516251577.7453" calcext:value-type="float">
            <text:p>516251577.7453</text:p>
          </table:table-cell>
          <table:table-cell/>
          <table:table-cell table:formula="of:=[.C19]/1000000" office:value-type="float" office:value="136.447220487322" calcext:value-type="float">
            <text:p>136.447220487322</text:p>
          </table:table-cell>
          <table:table-cell/>
        </table:table-row>
        <table:table-row table:style-name="ro1">
          <table:table-cell office:value-type="float" office:value="0.51428571" calcext:value-type="float">
            <text:p>0.51428571</text:p>
          </table:table-cell>
          <table:table-cell office:value-type="float" office:value="2010989601.15806" calcext:value-type="float">
            <text:p>2010989601.15806</text:p>
          </table:table-cell>
          <table:table-cell table:formula="of:=[.B20]/[.C$1]" office:value-type="float" office:value="125686850.072379" calcext:value-type="float">
            <text:p>125686850.072379</text:p>
          </table:table-cell>
          <table:table-cell table:formula="of:=[.B20]-[.B$65]" office:value-type="float" office:value="344085651.10621" calcext:value-type="float">
            <text:p>344085651.10621</text:p>
          </table:table-cell>
          <table:table-cell/>
          <table:table-cell table:formula="of:=[.C20]/1000000" office:value-type="float" office:value="125.686850072379" calcext:value-type="float">
            <text:p>125.686850072379</text:p>
          </table:table-cell>
          <table:table-cell/>
        </table:table-row>
        <table:table-row table:style-name="ro1">
          <table:table-cell office:value-type="float" office:value="0.54285714" calcext:value-type="float">
            <text:p>0.54285714</text:p>
          </table:table-cell>
          <table:table-cell office:value-type="float" office:value="1987772837.085" calcext:value-type="float">
            <text:p>1987772837.085</text:p>
          </table:table-cell>
          <table:table-cell table:formula="of:=[.B21]/[.C$1]" office:value-type="float" office:value="124235802.317813" calcext:value-type="float">
            <text:p>124235802.317813</text:p>
          </table:table-cell>
          <table:table-cell table:formula="of:=[.B21]-[.B$65]" office:value-type="float" office:value="320868887.03315" calcext:value-type="float">
            <text:p>320868887.03315</text:p>
          </table:table-cell>
          <table:table-cell/>
          <table:table-cell table:formula="of:=[.C21]/1000000" office:value-type="float" office:value="124.235802317813" calcext:value-type="float">
            <text:p>124.235802317813</text:p>
          </table:table-cell>
          <table:table-cell/>
        </table:table-row>
        <table:table-row table:style-name="ro1">
          <table:table-cell office:value-type="float" office:value="0.57142857" calcext:value-type="float">
            <text:p>0.57142857</text:p>
          </table:table-cell>
          <table:table-cell office:value-type="float" office:value="1904750443.26663" calcext:value-type="float">
            <text:p>1904750443.26663</text:p>
          </table:table-cell>
          <table:table-cell table:formula="of:=[.B22]/[.C$1]" office:value-type="float" office:value="119046902.704164" calcext:value-type="float">
            <text:p>119046902.704164</text:p>
          </table:table-cell>
          <table:table-cell table:formula="of:=[.B22]-[.B$65]" office:value-type="float" office:value="237846493.21478" calcext:value-type="float">
            <text:p>237846493.21478</text:p>
          </table:table-cell>
          <table:table-cell/>
          <table:table-cell table:formula="of:=[.C22]/1000000" office:value-type="float" office:value="119.046902704164" calcext:value-type="float">
            <text:p>119.046902704164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967478209.6071" calcext:value-type="float">
            <text:p>1967478209.6071</text:p>
          </table:table-cell>
          <table:table-cell table:formula="of:=[.B23]/[.C$1]" office:value-type="float" office:value="122967388.100444" calcext:value-type="float">
            <text:p>122967388.100444</text:p>
          </table:table-cell>
          <table:table-cell table:formula="of:=[.B23]-[.B$65]" office:value-type="float" office:value="300574259.55525" calcext:value-type="float">
            <text:p>300574259.55525</text:p>
          </table:table-cell>
          <table:table-cell/>
          <table:table-cell table:formula="of:=[.C23]/1000000" office:value-type="float" office:value="122.967388100444" calcext:value-type="float">
            <text:p>122.967388100444</text:p>
          </table:table-cell>
          <table:table-cell/>
        </table:table-row>
        <table:table-row table:style-name="ro1">
          <table:table-cell office:value-type="float" office:value="0.62857143" calcext:value-type="float">
            <text:p>0.62857143</text:p>
          </table:table-cell>
          <table:table-cell office:value-type="float" office:value="1911147890.58154" calcext:value-type="float">
            <text:p>1911147890.58154</text:p>
          </table:table-cell>
          <table:table-cell table:formula="of:=[.B24]/[.C$1]" office:value-type="float" office:value="119446743.161346" calcext:value-type="float">
            <text:p>119446743.161346</text:p>
          </table:table-cell>
          <table:table-cell table:formula="of:=[.B24]-[.B$65]" office:value-type="float" office:value="244243940.52969" calcext:value-type="float">
            <text:p>244243940.52969</text:p>
          </table:table-cell>
          <table:table-cell/>
          <table:table-cell table:formula="of:=[.C24]/1000000" office:value-type="float" office:value="119.446743161346" calcext:value-type="float">
            <text:p>119.446743161346</text:p>
          </table:table-cell>
          <table:table-cell/>
        </table:table-row>
        <table:table-row table:style-name="ro1">
          <table:table-cell office:value-type="float" office:value="0.65714286" calcext:value-type="float">
            <text:p>0.65714286</text:p>
          </table:table-cell>
          <table:table-cell office:value-type="float" office:value="1877093479.42473" calcext:value-type="float">
            <text:p>1877093479.42473</text:p>
          </table:table-cell>
          <table:table-cell table:formula="of:=[.B25]/[.C$1]" office:value-type="float" office:value="117318342.464046" calcext:value-type="float">
            <text:p>117318342.464046</text:p>
          </table:table-cell>
          <table:table-cell table:formula="of:=[.B25]-[.B$65]" office:value-type="float" office:value="210189529.37288" calcext:value-type="float">
            <text:p>210189529.37288</text:p>
          </table:table-cell>
          <table:table-cell/>
          <table:table-cell table:formula="of:=[.C25]/1000000" office:value-type="float" office:value="117.318342464046" calcext:value-type="float">
            <text:p>117.318342464046</text:p>
          </table:table-cell>
          <table:table-cell/>
        </table:table-row>
        <table:table-row table:style-name="ro1">
          <table:table-cell office:value-type="float" office:value="0.68571429" calcext:value-type="float">
            <text:p>0.68571429</text:p>
          </table:table-cell>
          <table:table-cell office:value-type="float" office:value="1752013489.84578" calcext:value-type="float">
            <text:p>1752013489.84578</text:p>
          </table:table-cell>
          <table:table-cell table:formula="of:=[.B26]/[.C$1]" office:value-type="float" office:value="109500843.115361" calcext:value-type="float">
            <text:p>109500843.115361</text:p>
          </table:table-cell>
          <table:table-cell table:formula="of:=[.B26]-[.B$65]" office:value-type="float" office:value="85109539.7939298" calcext:value-type="float">
            <text:p>85109539.7939298</text:p>
          </table:table-cell>
          <table:table-cell/>
          <table:table-cell table:formula="of:=[.C26]/1000000" office:value-type="float" office:value="109.500843115361" calcext:value-type="float">
            <text:p>109.500843115361</text:p>
          </table:table-cell>
          <table:table-cell/>
        </table:table-row>
        <table:table-row table:style-name="ro1">
          <table:table-cell office:value-type="float" office:value="0.71428571" calcext:value-type="float">
            <text:p>0.71428571</text:p>
          </table:table-cell>
          <table:table-cell office:value-type="float" office:value="1832435506.2191" calcext:value-type="float">
            <text:p>1832435506.2191</text:p>
          </table:table-cell>
          <table:table-cell table:formula="of:=[.B27]/[.C$1]" office:value-type="float" office:value="114527219.138694" calcext:value-type="float">
            <text:p>114527219.138694</text:p>
          </table:table-cell>
          <table:table-cell table:formula="of:=[.B27]-[.B$65]" office:value-type="float" office:value="165531556.16725" calcext:value-type="float">
            <text:p>165531556.16725</text:p>
          </table:table-cell>
          <table:table-cell/>
          <table:table-cell table:formula="of:=[.C27]/1000000" office:value-type="float" office:value="114.527219138694" calcext:value-type="float">
            <text:p>114.527219138694</text:p>
          </table:table-cell>
          <table:table-cell/>
        </table:table-row>
        <table:table-row table:style-name="ro1">
          <table:table-cell office:value-type="float" office:value="0.74285714" calcext:value-type="float">
            <text:p>0.74285714</text:p>
          </table:table-cell>
          <table:table-cell office:value-type="float" office:value="1792385111.97601" calcext:value-type="float">
            <text:p>1792385111.97601</text:p>
          </table:table-cell>
          <table:table-cell table:formula="of:=[.B28]/[.C$1]" office:value-type="float" office:value="112024069.498501" calcext:value-type="float">
            <text:p>112024069.498501</text:p>
          </table:table-cell>
          <table:table-cell table:formula="of:=[.B28]-[.B$65]" office:value-type="float" office:value="125481161.92416" calcext:value-type="float">
            <text:p>125481161.92416</text:p>
          </table:table-cell>
          <table:table-cell/>
          <table:table-cell table:formula="of:=[.C28]/1000000" office:value-type="float" office:value="112.024069498501" calcext:value-type="float">
            <text:p>112.024069498501</text:p>
          </table:table-cell>
          <table:table-cell/>
        </table:table-row>
        <table:table-row table:style-name="ro1">
          <table:table-cell office:value-type="float" office:value="0.77142857" calcext:value-type="float">
            <text:p>0.77142857</text:p>
          </table:table-cell>
          <table:table-cell office:value-type="float" office:value="1837039893.04115" calcext:value-type="float">
            <text:p>1837039893.04115</text:p>
          </table:table-cell>
          <table:table-cell table:formula="of:=[.B29]/[.C$1]" office:value-type="float" office:value="114814993.315072" calcext:value-type="float">
            <text:p>114814993.315072</text:p>
          </table:table-cell>
          <table:table-cell table:formula="of:=[.B29]-[.B$65]" office:value-type="float" office:value="170135942.9893" calcext:value-type="float">
            <text:p>170135942.9893</text:p>
          </table:table-cell>
          <table:table-cell/>
          <table:table-cell table:formula="of:=[.C29]/1000000" office:value-type="float" office:value="114.814993315072" calcext:value-type="float">
            <text:p>114.814993315072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719463672.96919" calcext:value-type="float">
            <text:p>1719463672.96919</text:p>
          </table:table-cell>
          <table:table-cell table:formula="of:=[.B30]/[.C$1]" office:value-type="float" office:value="107466479.560574" calcext:value-type="float">
            <text:p>107466479.560574</text:p>
          </table:table-cell>
          <table:table-cell table:formula="of:=[.B30]-[.B$65]" office:value-type="float" office:value="52559722.9173398" calcext:value-type="float">
            <text:p>52559722.9173398</text:p>
          </table:table-cell>
          <table:table-cell/>
          <table:table-cell table:formula="of:=[.C30]/1000000" office:value-type="float" office:value="107.466479560574" calcext:value-type="float">
            <text:p>107.466479560574</text:p>
          </table:table-cell>
          <table:table-cell/>
        </table:table-row>
        <table:table-row table:style-name="ro1">
          <table:table-cell office:value-type="float" office:value="0.82857143" calcext:value-type="float">
            <text:p>0.82857143</text:p>
          </table:table-cell>
          <table:table-cell office:value-type="float" office:value="1771657302.55599" calcext:value-type="float">
            <text:p>1771657302.55599</text:p>
          </table:table-cell>
          <table:table-cell table:formula="of:=[.B31]/[.C$1]" office:value-type="float" office:value="110728581.409749" calcext:value-type="float">
            <text:p>110728581.409749</text:p>
          </table:table-cell>
          <table:table-cell table:formula="of:=[.B31]-[.B$65]" office:value-type="float" office:value="104753352.50414" calcext:value-type="float">
            <text:p>104753352.50414</text:p>
          </table:table-cell>
          <table:table-cell/>
          <table:table-cell table:formula="of:=[.C31]/1000000" office:value-type="float" office:value="110.728581409749" calcext:value-type="float">
            <text:p>110.728581409749</text:p>
          </table:table-cell>
          <table:table-cell/>
        </table:table-row>
        <table:table-row table:style-name="ro1">
          <table:table-cell office:value-type="float" office:value="0.85714286" calcext:value-type="float">
            <text:p>0.85714286</text:p>
          </table:table-cell>
          <table:table-cell office:value-type="float" office:value="1635419428.99296" calcext:value-type="float">
            <text:p>1635419428.99296</text:p>
          </table:table-cell>
          <table:table-cell table:formula="of:=[.B32]/[.C$1]" office:value-type="float" office:value="102213714.31206" calcext:value-type="float">
            <text:p>102213714.31206</text:p>
          </table:table-cell>
          <table:table-cell table:formula="of:=[.B32]-[.B$65]" office:value-type="float" office:value="-31484521.0588901" calcext:value-type="float">
            <text:p>-31484521.0588901</text:p>
          </table:table-cell>
          <table:table-cell/>
          <table:table-cell table:formula="of:=[.C32]/1000000" office:value-type="float" office:value="102.21371431206" calcext:value-type="float">
            <text:p>102.21371431206</text:p>
          </table:table-cell>
          <table:table-cell/>
        </table:table-row>
        <table:table-row table:style-name="ro1">
          <table:table-cell office:value-type="float" office:value="0.88571429" calcext:value-type="float">
            <text:p>0.88571429</text:p>
          </table:table-cell>
          <table:table-cell office:value-type="float" office:value="1701094788.02716" calcext:value-type="float">
            <text:p>1701094788.02716</text:p>
          </table:table-cell>
          <table:table-cell table:formula="of:=[.B33]/[.C$1]" office:value-type="float" office:value="106318424.251697" calcext:value-type="float">
            <text:p>106318424.251697</text:p>
          </table:table-cell>
          <table:table-cell table:formula="of:=[.B33]-[.B$65]" office:value-type="float" office:value="34190837.9753098" calcext:value-type="float">
            <text:p>34190837.9753098</text:p>
          </table:table-cell>
          <table:table-cell/>
          <table:table-cell table:formula="of:=[.C33]/1000000" office:value-type="float" office:value="106.318424251697" calcext:value-type="float">
            <text:p>106.318424251697</text:p>
          </table:table-cell>
          <table:table-cell/>
        </table:table-row>
        <table:table-row table:style-name="ro1">
          <table:table-cell office:value-type="float" office:value="0.91428571" calcext:value-type="float">
            <text:p>0.91428571</text:p>
          </table:table-cell>
          <table:table-cell office:value-type="float" office:value="1719160804.95839" calcext:value-type="float">
            <text:p>1719160804.95839</text:p>
          </table:table-cell>
          <table:table-cell table:formula="of:=[.B34]/[.C$1]" office:value-type="float" office:value="107447550.309899" calcext:value-type="float">
            <text:p>107447550.309899</text:p>
          </table:table-cell>
          <table:table-cell table:formula="of:=[.B34]-[.B$65]" office:value-type="float" office:value="52256854.9065399" calcext:value-type="float">
            <text:p>52256854.9065399</text:p>
          </table:table-cell>
          <table:table-cell/>
          <table:table-cell table:formula="of:=[.C34]/1000000" office:value-type="float" office:value="107.447550309899" calcext:value-type="float">
            <text:p>107.447550309899</text:p>
          </table:table-cell>
          <table:table-cell/>
        </table:table-row>
        <table:table-row table:style-name="ro1">
          <table:table-cell office:value-type="float" office:value="0.94285714" calcext:value-type="float">
            <text:p>0.94285714</text:p>
          </table:table-cell>
          <table:table-cell office:value-type="float" office:value="1674133255.25764" calcext:value-type="float">
            <text:p>1674133255.25764</text:p>
          </table:table-cell>
          <table:table-cell table:formula="of:=[.B35]/[.C$1]" office:value-type="float" office:value="104633328.453603" calcext:value-type="float">
            <text:p>104633328.453603</text:p>
          </table:table-cell>
          <table:table-cell table:formula="of:=[.B35]-[.B$65]" office:value-type="float" office:value="7229305.20578981" calcext:value-type="float">
            <text:p>7229305.20578981</text:p>
          </table:table-cell>
          <table:table-cell/>
          <table:table-cell table:formula="of:=[.C35]/1000000" office:value-type="float" office:value="104.633328453603" calcext:value-type="float">
            <text:p>104.633328453603</text:p>
          </table:table-cell>
          <table:table-cell/>
        </table:table-row>
        <table:table-row table:style-name="ro1">
          <table:table-cell office:value-type="float" office:value="0.97142857" calcext:value-type="float">
            <text:p>0.97142857</text:p>
          </table:table-cell>
          <table:table-cell office:value-type="float" office:value="1648190333.11029" calcext:value-type="float">
            <text:p>1648190333.11029</text:p>
          </table:table-cell>
          <table:table-cell table:formula="of:=[.B36]/[.C$1]" office:value-type="float" office:value="103011895.819393" calcext:value-type="float">
            <text:p>103011895.819393</text:p>
          </table:table-cell>
          <table:table-cell table:formula="of:=[.B36]-[.B$65]" office:value-type="float" office:value="-18713616.94156" calcext:value-type="float">
            <text:p>-18713616.94156</text:p>
          </table:table-cell>
          <table:table-cell/>
          <table:table-cell table:formula="of:=[.C36]/1000000" office:value-type="float" office:value="103.011895819393" calcext:value-type="float">
            <text:p>103.0118958193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4783376.9312" calcext:value-type="float">
            <text:p>1694783376.9312</text:p>
          </table:table-cell>
          <table:table-cell table:formula="of:=[.B37]/[.C$1]" office:value-type="float" office:value="105923961.0582" calcext:value-type="float">
            <text:p>105923961.0582</text:p>
          </table:table-cell>
          <table:table-cell table:formula="of:=[.B37]-[.B$65]" office:value-type="float" office:value="27879426.8793499" calcext:value-type="float">
            <text:p>27879426.8793499</text:p>
          </table:table-cell>
          <table:table-cell/>
          <table:table-cell table:formula="of:=[.C37]/1000000" office:value-type="float" office:value="105.9239610582" calcext:value-type="float">
            <text:p>105.9239610582</text:p>
          </table:table-cell>
          <table:table-cell/>
        </table:table-row>
        <table:table-row table:style-name="ro1">
          <table:table-cell office:value-type="float" office:value="1.02857143" calcext:value-type="float">
            <text:p>1.02857143</text:p>
          </table:table-cell>
          <table:table-cell office:value-type="float" office:value="1718944662.19499" calcext:value-type="float">
            <text:p>1718944662.19499</text:p>
          </table:table-cell>
          <table:table-cell table:formula="of:=[.B38]/[.C$1]" office:value-type="float" office:value="107434041.387187" calcext:value-type="float">
            <text:p>107434041.387187</text:p>
          </table:table-cell>
          <table:table-cell table:formula="of:=[.B38]-[.B$65]" office:value-type="float" office:value="52040712.1431398" calcext:value-type="float">
            <text:p>52040712.1431398</text:p>
          </table:table-cell>
          <table:table-cell/>
          <table:table-cell table:formula="of:=[.C38]/1000000" office:value-type="float" office:value="107.434041387187" calcext:value-type="float">
            <text:p>107.434041387187</text:p>
          </table:table-cell>
          <table:table-cell/>
        </table:table-row>
        <table:table-row table:style-name="ro1">
          <table:table-cell office:value-type="float" office:value="1.05714286" calcext:value-type="float">
            <text:p>1.05714286</text:p>
          </table:table-cell>
          <table:table-cell office:value-type="float" office:value="1642980586.79533" calcext:value-type="float">
            <text:p>1642980586.79533</text:p>
          </table:table-cell>
          <table:table-cell table:formula="of:=[.B39]/[.C$1]" office:value-type="float" office:value="102686286.674708" calcext:value-type="float">
            <text:p>102686286.674708</text:p>
          </table:table-cell>
          <table:table-cell table:formula="of:=[.B39]-[.B$65]" office:value-type="float" office:value="-23923363.25652" calcext:value-type="float">
            <text:p>-23923363.25652</text:p>
          </table:table-cell>
          <table:table-cell/>
          <table:table-cell table:formula="of:=[.C39]/1000000" office:value-type="float" office:value="102.686286674708" calcext:value-type="float">
            <text:p>102.686286674708</text:p>
          </table:table-cell>
          <table:table-cell/>
        </table:table-row>
        <table:table-row table:style-name="ro1">
          <table:table-cell office:value-type="float" office:value="1.08571429" calcext:value-type="float">
            <text:p>1.08571429</text:p>
          </table:table-cell>
          <table:table-cell office:value-type="float" office:value="1671051477.31509" calcext:value-type="float">
            <text:p>1671051477.31509</text:p>
          </table:table-cell>
          <table:table-cell table:formula="of:=[.B40]/[.C$1]" office:value-type="float" office:value="104440717.332193" calcext:value-type="float">
            <text:p>104440717.332193</text:p>
          </table:table-cell>
          <table:table-cell table:formula="of:=[.B40]-[.B$65]" office:value-type="float" office:value="4147527.26323986" calcext:value-type="float">
            <text:p>4147527.26323986</text:p>
          </table:table-cell>
          <table:table-cell/>
          <table:table-cell table:formula="of:=[.C40]/1000000" office:value-type="float" office:value="104.440717332193" calcext:value-type="float">
            <text:p>104.440717332193</text:p>
          </table:table-cell>
          <table:table-cell/>
        </table:table-row>
        <table:table-row table:style-name="ro1">
          <table:table-cell office:value-type="float" office:value="1.11428571" calcext:value-type="float">
            <text:p>1.11428571</text:p>
          </table:table-cell>
          <table:table-cell office:value-type="float" office:value="1633036649.04865" calcext:value-type="float">
            <text:p>1633036649.04865</text:p>
          </table:table-cell>
          <table:table-cell table:formula="of:=[.B41]/[.C$1]" office:value-type="float" office:value="102064790.565541" calcext:value-type="float">
            <text:p>102064790.565541</text:p>
          </table:table-cell>
          <table:table-cell table:formula="of:=[.B41]-[.B$65]" office:value-type="float" office:value="-33867301.0032001" calcext:value-type="float">
            <text:p>-33867301.0032001</text:p>
          </table:table-cell>
          <table:table-cell/>
          <table:table-cell table:formula="of:=[.C41]/1000000" office:value-type="float" office:value="102.064790565541" calcext:value-type="float">
            <text:p>102.064790565541</text:p>
          </table:table-cell>
          <table:table-cell/>
        </table:table-row>
        <table:table-row table:style-name="ro1">
          <table:table-cell office:value-type="float" office:value="1.14285714" calcext:value-type="float">
            <text:p>1.14285714</text:p>
          </table:table-cell>
          <table:table-cell office:value-type="float" office:value="1723927408.7139" calcext:value-type="float">
            <text:p>1723927408.7139</text:p>
          </table:table-cell>
          <table:table-cell table:formula="of:=[.B42]/[.C$1]" office:value-type="float" office:value="107745463.044619" calcext:value-type="float">
            <text:p>107745463.044619</text:p>
          </table:table-cell>
          <table:table-cell table:formula="of:=[.B42]-[.B$65]" office:value-type="float" office:value="57023458.66205" calcext:value-type="float">
            <text:p>57023458.66205</text:p>
          </table:table-cell>
          <table:table-cell/>
          <table:table-cell table:formula="of:=[.C42]/1000000" office:value-type="float" office:value="107.745463044619" calcext:value-type="float">
            <text:p>107.745463044619</text:p>
          </table:table-cell>
          <table:table-cell/>
        </table:table-row>
        <table:table-row table:style-name="ro1">
          <table:table-cell office:value-type="float" office:value="1.17142857" calcext:value-type="float">
            <text:p>1.17142857</text:p>
          </table:table-cell>
          <table:table-cell office:value-type="float" office:value="1622543388.55453" calcext:value-type="float">
            <text:p>1622543388.55453</text:p>
          </table:table-cell>
          <table:table-cell table:formula="of:=[.B43]/[.C$1]" office:value-type="float" office:value="101408961.784658" calcext:value-type="float">
            <text:p>101408961.784658</text:p>
          </table:table-cell>
          <table:table-cell table:formula="of:=[.B43]-[.B$65]" office:value-type="float" office:value="-44360561.4973202" calcext:value-type="float">
            <text:p>-44360561.4973202</text:p>
          </table:table-cell>
          <table:table-cell/>
          <table:table-cell table:formula="of:=[.C43]/1000000" office:value-type="float" office:value="101.408961784658" calcext:value-type="float">
            <text:p>101.408961784658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783078622.36036" calcext:value-type="float">
            <text:p>1783078622.36036</text:p>
          </table:table-cell>
          <table:table-cell table:formula="of:=[.B44]/[.C$1]" office:value-type="float" office:value="111442413.897523" calcext:value-type="float">
            <text:p>111442413.897523</text:p>
          </table:table-cell>
          <table:table-cell table:formula="of:=[.B44]-[.B$65]" office:value-type="float" office:value="116174672.30851" calcext:value-type="float">
            <text:p>116174672.30851</text:p>
          </table:table-cell>
          <table:table-cell/>
          <table:table-cell table:formula="of:=[.C44]/1000000" office:value-type="float" office:value="111.442413897523" calcext:value-type="float">
            <text:p>111.442413897523</text:p>
          </table:table-cell>
          <table:table-cell/>
        </table:table-row>
        <table:table-row table:style-name="ro1">
          <table:table-cell office:value-type="float" office:value="1.22857143" calcext:value-type="float">
            <text:p>1.22857143</text:p>
          </table:table-cell>
          <table:table-cell office:value-type="float" office:value="1772362688.98218" calcext:value-type="float">
            <text:p>1772362688.98218</text:p>
          </table:table-cell>
          <table:table-cell table:formula="of:=[.B45]/[.C$1]" office:value-type="float" office:value="110772668.061386" calcext:value-type="float">
            <text:p>110772668.061386</text:p>
          </table:table-cell>
          <table:table-cell table:formula="of:=[.B45]-[.B$65]" office:value-type="float" office:value="105458738.93033" calcext:value-type="float">
            <text:p>105458738.93033</text:p>
          </table:table-cell>
          <table:table-cell/>
          <table:table-cell table:formula="of:=[.C45]/1000000" office:value-type="float" office:value="110.772668061386" calcext:value-type="float">
            <text:p>110.772668061386</text:p>
          </table:table-cell>
          <table:table-cell/>
        </table:table-row>
        <table:table-row table:style-name="ro1">
          <table:table-cell office:value-type="float" office:value="1.25714286" calcext:value-type="float">
            <text:p>1.25714286</text:p>
          </table:table-cell>
          <table:table-cell office:value-type="float" office:value="1762315113.00727" calcext:value-type="float">
            <text:p>1762315113.00727</text:p>
          </table:table-cell>
          <table:table-cell table:formula="of:=[.B46]/[.C$1]" office:value-type="float" office:value="110144694.562954" calcext:value-type="float">
            <text:p>110144694.562954</text:p>
          </table:table-cell>
          <table:table-cell table:formula="of:=[.B46]-[.B$65]" office:value-type="float" office:value="95411162.95542" calcext:value-type="float">
            <text:p>95411162.95542</text:p>
          </table:table-cell>
          <table:table-cell/>
          <table:table-cell table:formula="of:=[.C46]/1000000" office:value-type="float" office:value="110.144694562954" calcext:value-type="float">
            <text:p>110.144694562954</text:p>
          </table:table-cell>
          <table:table-cell/>
        </table:table-row>
        <table:table-row table:style-name="ro1">
          <table:table-cell office:value-type="float" office:value="1.28571429" calcext:value-type="float">
            <text:p>1.28571429</text:p>
          </table:table-cell>
          <table:table-cell office:value-type="float" office:value="1612903049.63793" calcext:value-type="float">
            <text:p>1612903049.63793</text:p>
          </table:table-cell>
          <table:table-cell table:formula="of:=[.B47]/[.C$1]" office:value-type="float" office:value="100806440.602371" calcext:value-type="float">
            <text:p>100806440.602371</text:p>
          </table:table-cell>
          <table:table-cell table:formula="of:=[.B47]-[.B$65]" office:value-type="float" office:value="-54000900.4139202" calcext:value-type="float">
            <text:p>-54000900.4139202</text:p>
          </table:table-cell>
          <table:table-cell/>
          <table:table-cell table:formula="of:=[.C47]/1000000" office:value-type="float" office:value="100.806440602371" calcext:value-type="float">
            <text:p>100.806440602371</text:p>
          </table:table-cell>
          <table:table-cell/>
        </table:table-row>
        <table:table-row table:style-name="ro1">
          <table:table-cell office:value-type="float" office:value="1.31428571" calcext:value-type="float">
            <text:p>1.31428571</text:p>
          </table:table-cell>
          <table:table-cell office:value-type="float" office:value="1626712920.9822" calcext:value-type="float">
            <text:p>1626712920.9822</text:p>
          </table:table-cell>
          <table:table-cell table:formula="of:=[.B48]/[.C$1]" office:value-type="float" office:value="101669557.561388" calcext:value-type="float">
            <text:p>101669557.561388</text:p>
          </table:table-cell>
          <table:table-cell table:formula="of:=[.B48]-[.B$65]" office:value-type="float" office:value="-40191029.0696502" calcext:value-type="float">
            <text:p>-40191029.0696502</text:p>
          </table:table-cell>
          <table:table-cell/>
          <table:table-cell table:formula="of:=[.C48]/1000000" office:value-type="float" office:value="101.669557561388" calcext:value-type="float">
            <text:p>101.669557561388</text:p>
          </table:table-cell>
          <table:table-cell/>
        </table:table-row>
        <table:table-row table:style-name="ro1">
          <table:table-cell office:value-type="float" office:value="1.34285714" calcext:value-type="float">
            <text:p>1.34285714</text:p>
          </table:table-cell>
          <table:table-cell office:value-type="float" office:value="1690606185.58313" calcext:value-type="float">
            <text:p>1690606185.58313</text:p>
          </table:table-cell>
          <table:table-cell table:formula="of:=[.B49]/[.C$1]" office:value-type="float" office:value="105662886.598946" calcext:value-type="float">
            <text:p>105662886.598946</text:p>
          </table:table-cell>
          <table:table-cell table:formula="of:=[.B49]-[.B$65]" office:value-type="float" office:value="23702235.5312798" calcext:value-type="float">
            <text:p>23702235.5312798</text:p>
          </table:table-cell>
          <table:table-cell/>
          <table:table-cell table:formula="of:=[.C49]/1000000" office:value-type="float" office:value="105.662886598946" calcext:value-type="float">
            <text:p>105.662886598946</text:p>
          </table:table-cell>
          <table:table-cell/>
        </table:table-row>
        <table:table-row table:style-name="ro1">
          <table:table-cell office:value-type="float" office:value="1.37142857" calcext:value-type="float">
            <text:p>1.37142857</text:p>
          </table:table-cell>
          <table:table-cell office:value-type="float" office:value="1683267477.53166" calcext:value-type="float">
            <text:p>1683267477.53166</text:p>
          </table:table-cell>
          <table:table-cell table:formula="of:=[.B50]/[.C$1]" office:value-type="float" office:value="105204217.345729" calcext:value-type="float">
            <text:p>105204217.345729</text:p>
          </table:table-cell>
          <table:table-cell table:formula="of:=[.B50]-[.B$65]" office:value-type="float" office:value="16363527.47981" calcext:value-type="float">
            <text:p>16363527.47981</text:p>
          </table:table-cell>
          <table:table-cell/>
          <table:table-cell table:formula="of:=[.C50]/1000000" office:value-type="float" office:value="105.204217345729" calcext:value-type="float">
            <text:p>105.20421734572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675887070.79283" calcext:value-type="float">
            <text:p>1675887070.79283</text:p>
          </table:table-cell>
          <table:table-cell table:formula="of:=[.B51]/[.C$1]" office:value-type="float" office:value="104742941.924552" calcext:value-type="float">
            <text:p>104742941.924552</text:p>
          </table:table-cell>
          <table:table-cell table:formula="of:=[.B51]-[.B$65]" office:value-type="float" office:value="8983120.74097991" calcext:value-type="float">
            <text:p>8983120.74097991</text:p>
          </table:table-cell>
          <table:table-cell/>
          <table:table-cell table:formula="of:=[.C51]/1000000" office:value-type="float" office:value="104.742941924552" calcext:value-type="float">
            <text:p>104.742941924552</text:p>
          </table:table-cell>
          <table:table-cell/>
        </table:table-row>
        <table:table-row table:style-name="ro1">
          <table:table-cell office:value-type="float" office:value="1.42857143" calcext:value-type="float">
            <text:p>1.42857143</text:p>
          </table:table-cell>
          <table:table-cell office:value-type="float" office:value="1676780048.08898" calcext:value-type="float">
            <text:p>1676780048.08898</text:p>
          </table:table-cell>
          <table:table-cell table:formula="of:=[.B52]/[.C$1]" office:value-type="float" office:value="104798753.005561" calcext:value-type="float">
            <text:p>104798753.005561</text:p>
          </table:table-cell>
          <table:table-cell table:formula="of:=[.B52]-[.B$65]" office:value-type="float" office:value="9876098.03712988" calcext:value-type="float">
            <text:p>9876098.03712988</text:p>
          </table:table-cell>
          <table:table-cell/>
          <table:table-cell table:formula="of:=[.C52]/1000000" office:value-type="float" office:value="104.798753005561" calcext:value-type="float">
            <text:p>104.798753005561</text:p>
          </table:table-cell>
          <table:table-cell/>
        </table:table-row>
        <table:table-row table:style-name="ro1">
          <table:table-cell office:value-type="float" office:value="1.45714286" calcext:value-type="float">
            <text:p>1.45714286</text:p>
          </table:table-cell>
          <table:table-cell office:value-type="float" office:value="1742980253.40745" calcext:value-type="float">
            <text:p>1742980253.40745</text:p>
          </table:table-cell>
          <table:table-cell table:formula="of:=[.B53]/[.C$1]" office:value-type="float" office:value="108936265.837966" calcext:value-type="float">
            <text:p>108936265.837966</text:p>
          </table:table-cell>
          <table:table-cell table:formula="of:=[.B53]-[.B$65]" office:value-type="float" office:value="76076303.3555999" calcext:value-type="float">
            <text:p>76076303.3555999</text:p>
          </table:table-cell>
          <table:table-cell/>
          <table:table-cell table:formula="of:=[.C53]/1000000" office:value-type="float" office:value="108.936265837966" calcext:value-type="float">
            <text:p>108.936265837966</text:p>
          </table:table-cell>
          <table:table-cell/>
        </table:table-row>
        <table:table-row table:style-name="ro1">
          <table:table-cell office:value-type="float" office:value="1.48571429" calcext:value-type="float">
            <text:p>1.48571429</text:p>
          </table:table-cell>
          <table:table-cell office:value-type="float" office:value="1699019926.13751" calcext:value-type="float">
            <text:p>1699019926.13751</text:p>
          </table:table-cell>
          <table:table-cell table:formula="of:=[.B54]/[.C$1]" office:value-type="float" office:value="106188745.383594" calcext:value-type="float">
            <text:p>106188745.383594</text:p>
          </table:table-cell>
          <table:table-cell table:formula="of:=[.B54]-[.B$65]" office:value-type="float" office:value="32115976.08566" calcext:value-type="float">
            <text:p>32115976.08566</text:p>
          </table:table-cell>
          <table:table-cell/>
          <table:table-cell table:formula="of:=[.C54]/1000000" office:value-type="float" office:value="106.188745383594" calcext:value-type="float">
            <text:p>106.188745383594</text:p>
          </table:table-cell>
          <table:table-cell/>
        </table:table-row>
        <table:table-row table:style-name="ro1">
          <table:table-cell office:value-type="float" office:value="1.51428571" calcext:value-type="float">
            <text:p>1.51428571</text:p>
          </table:table-cell>
          <table:table-cell office:value-type="float" office:value="1660430933.41976" calcext:value-type="float">
            <text:p>1660430933.41976</text:p>
          </table:table-cell>
          <table:table-cell table:formula="of:=[.B55]/[.C$1]" office:value-type="float" office:value="103776933.338735" calcext:value-type="float">
            <text:p>103776933.338735</text:p>
          </table:table-cell>
          <table:table-cell table:formula="of:=[.B55]-[.B$65]" office:value-type="float" office:value="-6473016.63209009" calcext:value-type="float">
            <text:p>-6473016.63209009</text:p>
          </table:table-cell>
          <table:table-cell/>
          <table:table-cell table:formula="of:=[.C55]/1000000" office:value-type="float" office:value="103.776933338735" calcext:value-type="float">
            <text:p>103.776933338735</text:p>
          </table:table-cell>
          <table:table-cell/>
        </table:table-row>
        <table:table-row table:style-name="ro1">
          <table:table-cell office:value-type="float" office:value="1.54285714" calcext:value-type="float">
            <text:p>1.54285714</text:p>
          </table:table-cell>
          <table:table-cell office:value-type="float" office:value="1739267715.74311" calcext:value-type="float">
            <text:p>1739267715.74311</text:p>
          </table:table-cell>
          <table:table-cell table:formula="of:=[.B56]/[.C$1]" office:value-type="float" office:value="108704232.233944" calcext:value-type="float">
            <text:p>108704232.233944</text:p>
          </table:table-cell>
          <table:table-cell table:formula="of:=[.B56]-[.B$65]" office:value-type="float" office:value="72363765.6912599" calcext:value-type="float">
            <text:p>72363765.6912599</text:p>
          </table:table-cell>
          <table:table-cell/>
          <table:table-cell table:formula="of:=[.C56]/1000000" office:value-type="float" office:value="108.704232233944" calcext:value-type="float">
            <text:p>108.704232233944</text:p>
          </table:table-cell>
          <table:table-cell/>
        </table:table-row>
        <table:table-row table:style-name="ro1">
          <table:table-cell office:value-type="float" office:value="1.57142857" calcext:value-type="float">
            <text:p>1.57142857</text:p>
          </table:table-cell>
          <table:table-cell office:value-type="float" office:value="1560427514.31911" calcext:value-type="float">
            <text:p>1560427514.31911</text:p>
          </table:table-cell>
          <table:table-cell table:formula="of:=[.B57]/[.C$1]" office:value-type="float" office:value="97526719.6449444" calcext:value-type="float">
            <text:p>97526719.6449444</text:p>
          </table:table-cell>
          <table:table-cell table:formula="of:=[.B57]-[.B$65]" office:value-type="float" office:value="-106476435.73274" calcext:value-type="float">
            <text:p>-106476435.73274</text:p>
          </table:table-cell>
          <table:table-cell/>
          <table:table-cell table:formula="of:=[.C57]/1000000" office:value-type="float" office:value="97.5267196449444" calcext:value-type="float">
            <text:p>97.5267196449444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673870731.59933" calcext:value-type="float">
            <text:p>1673870731.59933</text:p>
          </table:table-cell>
          <table:table-cell table:formula="of:=[.B58]/[.C$1]" office:value-type="float" office:value="104616920.724958" calcext:value-type="float">
            <text:p>104616920.724958</text:p>
          </table:table-cell>
          <table:table-cell table:formula="of:=[.B58]-[.B$65]" office:value-type="float" office:value="6966781.54747987" calcext:value-type="float">
            <text:p>6966781.54747987</text:p>
          </table:table-cell>
          <table:table-cell/>
          <table:table-cell table:formula="of:=[.C58]/1000000" office:value-type="float" office:value="104.616920724958" calcext:value-type="float">
            <text:p>104.616920724958</text:p>
          </table:table-cell>
          <table:table-cell/>
        </table:table-row>
        <table:table-row table:style-name="ro1">
          <table:table-cell office:value-type="float" office:value="1.62857143" calcext:value-type="float">
            <text:p>1.62857143</text:p>
          </table:table-cell>
          <table:table-cell office:value-type="float" office:value="1686532597.7852" calcext:value-type="float">
            <text:p>1686532597.7852</text:p>
          </table:table-cell>
          <table:table-cell table:formula="of:=[.B59]/[.C$1]" office:value-type="float" office:value="105408287.361575" calcext:value-type="float">
            <text:p>105408287.361575</text:p>
          </table:table-cell>
          <table:table-cell table:formula="of:=[.B59]-[.B$65]" office:value-type="float" office:value="19628647.73335" calcext:value-type="float">
            <text:p>19628647.73335</text:p>
          </table:table-cell>
          <table:table-cell/>
          <table:table-cell table:formula="of:=[.C59]/1000000" office:value-type="float" office:value="105.408287361575" calcext:value-type="float">
            <text:p>105.408287361575</text:p>
          </table:table-cell>
          <table:table-cell/>
        </table:table-row>
        <table:table-row table:style-name="ro1">
          <table:table-cell office:value-type="float" office:value="1.65714286" calcext:value-type="float">
            <text:p>1.65714286</text:p>
          </table:table-cell>
          <table:table-cell office:value-type="float" office:value="1727033756.21976" calcext:value-type="float">
            <text:p>1727033756.21976</text:p>
          </table:table-cell>
          <table:table-cell table:formula="of:=[.B60]/[.C$1]" office:value-type="float" office:value="107939609.763735" calcext:value-type="float">
            <text:p>107939609.763735</text:p>
          </table:table-cell>
          <table:table-cell table:formula="of:=[.B60]-[.B$65]" office:value-type="float" office:value="60129806.1679099" calcext:value-type="float">
            <text:p>60129806.1679099</text:p>
          </table:table-cell>
          <table:table-cell/>
          <table:table-cell table:formula="of:=[.C60]/1000000" office:value-type="float" office:value="107.939609763735" calcext:value-type="float">
            <text:p>107.939609763735</text:p>
          </table:table-cell>
          <table:table-cell/>
        </table:table-row>
        <table:table-row table:style-name="ro1">
          <table:table-cell office:value-type="float" office:value="1.68571429" calcext:value-type="float">
            <text:p>1.68571429</text:p>
          </table:table-cell>
          <table:table-cell office:value-type="float" office:value="1656291084.3508" calcext:value-type="float">
            <text:p>1656291084.3508</text:p>
          </table:table-cell>
          <table:table-cell table:formula="of:=[.B61]/[.C$1]" office:value-type="float" office:value="103518192.771925" calcext:value-type="float">
            <text:p>103518192.771925</text:p>
          </table:table-cell>
          <table:table-cell table:formula="of:=[.B61]-[.B$65]" office:value-type="float" office:value="-10612865.70105" calcext:value-type="float">
            <text:p>-10612865.70105</text:p>
          </table:table-cell>
          <table:table-cell/>
          <table:table-cell table:formula="of:=[.C61]/1000000" office:value-type="float" office:value="103.518192771925" calcext:value-type="float">
            <text:p>103.518192771925</text:p>
          </table:table-cell>
          <table:table-cell/>
        </table:table-row>
        <table:table-row table:style-name="ro1">
          <table:table-cell office:value-type="float" office:value="1.71428571" calcext:value-type="float">
            <text:p>1.71428571</text:p>
          </table:table-cell>
          <table:table-cell office:value-type="float" office:value="1642543198.98468" calcext:value-type="float">
            <text:p>1642543198.98468</text:p>
          </table:table-cell>
          <table:table-cell table:formula="of:=[.B62]/[.C$1]" office:value-type="float" office:value="102658949.936543" calcext:value-type="float">
            <text:p>102658949.936543</text:p>
          </table:table-cell>
          <table:table-cell table:formula="of:=[.B62]-[.B$65]" office:value-type="float" office:value="-24360751.0671701" calcext:value-type="float">
            <text:p>-24360751.0671701</text:p>
          </table:table-cell>
          <table:table-cell/>
          <table:table-cell table:formula="of:=[.C62]/1000000" office:value-type="float" office:value="102.658949936543" calcext:value-type="float">
            <text:p>102.658949936543</text:p>
          </table:table-cell>
          <table:table-cell/>
        </table:table-row>
        <table:table-row table:style-name="ro1">
          <table:table-cell office:value-type="float" office:value="1.74285714" calcext:value-type="float">
            <text:p>1.74285714</text:p>
          </table:table-cell>
          <table:table-cell office:value-type="float" office:value="1610477016.49312" calcext:value-type="float">
            <text:p>1610477016.49312</text:p>
          </table:table-cell>
          <table:table-cell table:formula="of:=[.B63]/[.C$1]" office:value-type="float" office:value="100654813.53082" calcext:value-type="float">
            <text:p>100654813.53082</text:p>
          </table:table-cell>
          <table:table-cell table:formula="of:=[.B63]-[.B$65]" office:value-type="float" office:value="-56426933.5587301" calcext:value-type="float">
            <text:p>-56426933.5587301</text:p>
          </table:table-cell>
          <table:table-cell/>
          <table:table-cell table:formula="of:=[.C63]/1000000" office:value-type="float" office:value="100.65481353082" calcext:value-type="float">
            <text:p>100.65481353082</text:p>
          </table:table-cell>
          <table:table-cell/>
        </table:table-row>
        <table:table-row table:style-name="ro1">
          <table:table-cell office:value-type="float" office:value="1.77142857" calcext:value-type="float">
            <text:p>1.77142857</text:p>
          </table:table-cell>
          <table:table-cell office:value-type="float" office:value="1716456319.26212" calcext:value-type="float">
            <text:p>1716456319.26212</text:p>
          </table:table-cell>
          <table:table-cell table:formula="of:=[.B64]/[.C$1]" office:value-type="float" office:value="107278519.953883" calcext:value-type="float">
            <text:p>107278519.953883</text:p>
          </table:table-cell>
          <table:table-cell table:formula="of:=[.B64]-[.B$65]" office:value-type="float" office:value="49552369.2102699" calcext:value-type="float">
            <text:p>49552369.2102699</text:p>
          </table:table-cell>
          <table:table-cell/>
          <table:table-cell table:formula="of:=[.C64]/1000000" office:value-type="float" office:value="107.278519953883" calcext:value-type="float">
            <text:p>107.278519953883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666903950.05185" calcext:value-type="float">
            <text:p>1666903950.05185</text:p>
          </table:table-cell>
          <table:table-cell table:formula="of:=[.B65]/[.C$1]" office:value-type="float" office:value="104181496.878241" calcext:value-type="float">
            <text:p>104181496.878241</text:p>
          </table:table-cell>
          <table:table-cell table:formula="of:=[.B65]-[.B$65]" office:value-type="float" office:value="0" calcext:value-type="float">
            <text:p>0</text:p>
          </table:table-cell>
          <table:table-cell/>
          <table:table-cell table:formula="of:=[.C65]/1000000" office:value-type="float" office:value="104.181496878241" calcext:value-type="float">
            <text:p>104.181496878241</text:p>
          </table:table-cell>
          <table:table-cell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formula="of:=[.F75]/32" office:value-type="float" office:value="3.25" calcext:value-type="float">
            <text:p>3.25</text:p>
          </table:table-cell>
          <table:table-cell table:formula="of:=[.G75]/32" office:value-type="float" office:value="4.75" calcext:value-type="float">
            <text:p>4.75</text:p>
          </table:table-cell>
        </table:table-row>
        <table:table-row table:style-name="ro1">
          <table:table-cell table:number-columns-repeated="5"/>
          <table:table-cell table:style-name="ce1" table:formula="of:=1000/[.F76]" office:value-type="float" office:value="307.692307692308" calcext:value-type="float">
            <text:p>307.7</text:p>
          </table:table-cell>
          <table:table-cell table:style-name="ce1" table:formula="of:=1000/[.G76]" office:value-type="float" office:value="210.526315789474" calcext:value-type="float">
            <text:p>210.5</text:p>
          </table:table-cell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-17500000*[.C88]*[.C88]*[.C88]+89500000*[.C88]*[.C88]-146000000*[.C88]+181000000" office:value-type="float" office:value="107000000" calcext:value-type="float">
            <text:p>1070000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8]/1000000" office:value-type="float" office:value="107" calcext:value-type="float">
            <text:p>107</text:p>
          </table:table-cell>
          <table:table-cell table:number-columns-repeated="3"/>
        </table:table-row>
      </table:table>
      <table:table table:name="divided_2" table:style-name="ta1">
        <table:shapes>
          <draw:frame draw:z-index="0" draw:style-name="gr1" draw:text-style-name="P1" svg:width="493.81mm" svg:height="260.62mm" svg:x="178.04mm" svg:y="24.51mm">
            <draw:object draw:notify-on-update-of-ranges="divided_2.A2:divided_2.A65 divided_2.C2:divided_2.C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78582211.4028" calcext:value-type="float">
            <text:p>2878582211.4028</text:p>
          </table:table-cell>
          <table:table-cell table:formula="of:=[.B2]/[.C$1]" office:value-type="float" office:value="5622230.88164609" calcext:value-type="float">
            <text:p>5622230.88164609</text:p>
          </table:table-cell>
          <table:table-cell table:formula="of:=[.B2]-[.B$65]" office:value-type="float" office:value="1211678261.35095" calcext:value-type="float">
            <text:p>1211678261.35095</text:p>
          </table:table-cell>
          <table:table-cell/>
          <table:table-cell table:formula="of:=[.C2]/1000000" office:value-type="float" office:value="5.62223088164609" calcext:value-type="float">
            <text:p>5.62223088164609</text:p>
          </table:table-cell>
          <table:table-cell/>
        </table:table-row>
        <table:table-row table:style-name="ro1">
          <table:table-cell office:value-type="float" office:value="0.02857143" calcext:value-type="float">
            <text:p>0.02857143</text:p>
          </table:table-cell>
          <table:table-cell office:value-type="float" office:value="2679172729.50197" calcext:value-type="float">
            <text:p>2679172729.50197</text:p>
          </table:table-cell>
          <table:table-cell table:formula="of:=[.B3]/[.C$1]" office:value-type="float" office:value="5232759.23730854" calcext:value-type="float">
            <text:p>5232759.23730854</text:p>
          </table:table-cell>
          <table:table-cell table:formula="of:=[.B3]-[.B$65]" office:value-type="float" office:value="1012268779.45012" calcext:value-type="float">
            <text:p>1012268779.45012</text:p>
          </table:table-cell>
          <table:table-cell/>
          <table:table-cell table:formula="of:=[.C3]/1000000" office:value-type="float" office:value="5.23275923730854" calcext:value-type="float">
            <text:p>5.23275923730854</text:p>
          </table:table-cell>
          <table:table-cell/>
        </table:table-row>
        <table:table-row table:style-name="ro1">
          <table:table-cell office:value-type="float" office:value="0.05714286" calcext:value-type="float">
            <text:p>0.05714286</text:p>
          </table:table-cell>
          <table:table-cell office:value-type="float" office:value="2860446074.33127" calcext:value-type="float">
            <text:p>2860446074.33127</text:p>
          </table:table-cell>
          <table:table-cell table:formula="of:=[.B4]/[.C$1]" office:value-type="float" office:value="5586808.73892826" calcext:value-type="float">
            <text:p>5586808.73892826</text:p>
          </table:table-cell>
          <table:table-cell table:formula="of:=[.B4]-[.B$65]" office:value-type="float" office:value="1193542124.27942" calcext:value-type="float">
            <text:p>1193542124.27942</text:p>
          </table:table-cell>
          <table:table-cell/>
          <table:table-cell table:formula="of:=[.C4]/1000000" office:value-type="float" office:value="5.58680873892826" calcext:value-type="float">
            <text:p>5.58680873892826</text:p>
          </table:table-cell>
          <table:table-cell/>
        </table:table-row>
        <table:table-row table:style-name="ro1">
          <table:table-cell office:value-type="float" office:value="0.08571429" calcext:value-type="float">
            <text:p>0.08571429</text:p>
          </table:table-cell>
          <table:table-cell office:value-type="float" office:value="2706944949.94587" calcext:value-type="float">
            <text:p>2706944949.94587</text:p>
          </table:table-cell>
          <table:table-cell table:formula="of:=[.B5]/[.C$1]" office:value-type="float" office:value="5287001.85536303" calcext:value-type="float">
            <text:p>5287001.85536303</text:p>
          </table:table-cell>
          <table:table-cell table:formula="of:=[.B5]-[.B$65]" office:value-type="float" office:value="1040040999.89402" calcext:value-type="float">
            <text:p>1040040999.89402</text:p>
          </table:table-cell>
          <table:table-cell/>
          <table:table-cell table:formula="of:=[.C5]/1000000" office:value-type="float" office:value="5.28700185536303" calcext:value-type="float">
            <text:p>5.28700185536303</text:p>
          </table:table-cell>
          <table:table-cell/>
        </table:table-row>
        <table:table-row table:style-name="ro1">
          <table:table-cell office:value-type="float" office:value="0.11428571" calcext:value-type="float">
            <text:p>0.11428571</text:p>
          </table:table-cell>
          <table:table-cell office:value-type="float" office:value="2548506286.02132" calcext:value-type="float">
            <text:p>2548506286.02132</text:p>
          </table:table-cell>
          <table:table-cell table:formula="of:=[.B6]/[.C$1]" office:value-type="float" office:value="4977551.33988539" calcext:value-type="float">
            <text:p>4977551.33988539</text:p>
          </table:table-cell>
          <table:table-cell table:formula="of:=[.B6]-[.B$65]" office:value-type="float" office:value="881602335.96947" calcext:value-type="float">
            <text:p>881602335.96947</text:p>
          </table:table-cell>
          <table:table-cell/>
          <table:table-cell table:formula="of:=[.C6]/1000000" office:value-type="float" office:value="4.97755133988539" calcext:value-type="float">
            <text:p>4.97755133988539</text:p>
          </table:table-cell>
          <table:table-cell/>
        </table:table-row>
        <table:table-row table:style-name="ro1">
          <table:table-cell office:value-type="float" office:value="0.14285714" calcext:value-type="float">
            <text:p>0.14285714</text:p>
          </table:table-cell>
          <table:table-cell office:value-type="float" office:value="2635326382.92381" calcext:value-type="float">
            <text:p>2635326382.92381</text:p>
          </table:table-cell>
          <table:table-cell table:formula="of:=[.B7]/[.C$1]" office:value-type="float" office:value="5147121.84164807" calcext:value-type="float">
            <text:p>5147121.84164807</text:p>
          </table:table-cell>
          <table:table-cell table:formula="of:=[.B7]-[.B$65]" office:value-type="float" office:value="968422432.87196" calcext:value-type="float">
            <text:p>968422432.87196</text:p>
          </table:table-cell>
          <table:table-cell/>
          <table:table-cell table:formula="of:=[.C7]/1000000" office:value-type="float" office:value="5.14712184164807" calcext:value-type="float">
            <text:p>5.14712184164807</text:p>
          </table:table-cell>
          <table:table-cell/>
        </table:table-row>
        <table:table-row table:style-name="ro1">
          <table:table-cell office:value-type="float" office:value="0.17142857" calcext:value-type="float">
            <text:p>0.17142857</text:p>
          </table:table-cell>
          <table:table-cell office:value-type="float" office:value="2538928882.75933" calcext:value-type="float">
            <text:p>2538928882.75933</text:p>
          </table:table-cell>
          <table:table-cell table:formula="of:=[.B8]/[.C$1]" office:value-type="float" office:value="4958845.47413932" calcext:value-type="float">
            <text:p>4958845.47413932</text:p>
          </table:table-cell>
          <table:table-cell table:formula="of:=[.B8]-[.B$65]" office:value-type="float" office:value="872024932.70748" calcext:value-type="float">
            <text:p>872024932.70748</text:p>
          </table:table-cell>
          <table:table-cell/>
          <table:table-cell table:formula="of:=[.C8]/1000000" office:value-type="float" office:value="4.95884547413932" calcext:value-type="float">
            <text:p>4.95884547413932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27511228.24695" calcext:value-type="float">
            <text:p>2427511228.24695</text:p>
          </table:table-cell>
          <table:table-cell table:formula="of:=[.B9]/[.C$1]" office:value-type="float" office:value="4741232.86766982" calcext:value-type="float">
            <text:p>4741232.86766982</text:p>
          </table:table-cell>
          <table:table-cell table:formula="of:=[.B9]-[.B$65]" office:value-type="float" office:value="760607278.1951" calcext:value-type="float">
            <text:p>760607278.1951</text:p>
          </table:table-cell>
          <table:table-cell/>
          <table:table-cell table:formula="of:=[.C9]/1000000" office:value-type="float" office:value="4.74123286766982" calcext:value-type="float">
            <text:p>4.74123286766982</text:p>
          </table:table-cell>
          <table:table-cell/>
        </table:table-row>
        <table:table-row table:style-name="ro1">
          <table:table-cell office:value-type="float" office:value="0.22857143" calcext:value-type="float">
            <text:p>0.22857143</text:p>
          </table:table-cell>
          <table:table-cell office:value-type="float" office:value="2418719056.78054" calcext:value-type="float">
            <text:p>2418719056.78054</text:p>
          </table:table-cell>
          <table:table-cell table:formula="of:=[.B10]/[.C$1]" office:value-type="float" office:value="4724060.65777449" calcext:value-type="float">
            <text:p>4724060.65777449</text:p>
          </table:table-cell>
          <table:table-cell table:formula="of:=[.B10]-[.B$65]" office:value-type="float" office:value="751815106.72869" calcext:value-type="float">
            <text:p>751815106.72869</text:p>
          </table:table-cell>
          <table:table-cell/>
          <table:table-cell table:formula="of:=[.C10]/1000000" office:value-type="float" office:value="4.72406065777449" calcext:value-type="float">
            <text:p>4.72406065777449</text:p>
          </table:table-cell>
          <table:table-cell/>
        </table:table-row>
        <table:table-row table:style-name="ro1">
          <table:table-cell office:value-type="float" office:value="0.25714286" calcext:value-type="float">
            <text:p>0.25714286</text:p>
          </table:table-cell>
          <table:table-cell office:value-type="float" office:value="2364445025.20207" calcext:value-type="float">
            <text:p>2364445025.20207</text:p>
          </table:table-cell>
          <table:table-cell table:formula="of:=[.B11]/[.C$1]" office:value-type="float" office:value="4618056.68984779" calcext:value-type="float">
            <text:p>4618056.68984779</text:p>
          </table:table-cell>
          <table:table-cell table:formula="of:=[.B11]-[.B$65]" office:value-type="float" office:value="697541075.15022" calcext:value-type="float">
            <text:p>697541075.15022</text:p>
          </table:table-cell>
          <table:table-cell/>
          <table:table-cell table:formula="of:=[.C11]/1000000" office:value-type="float" office:value="4.61805668984779" calcext:value-type="float">
            <text:p>4.61805668984779</text:p>
          </table:table-cell>
          <table:table-cell/>
        </table:table-row>
        <table:table-row table:style-name="ro1">
          <table:table-cell office:value-type="float" office:value="0.28571429" calcext:value-type="float">
            <text:p>0.28571429</text:p>
          </table:table-cell>
          <table:table-cell office:value-type="float" office:value="2341249320.37931" calcext:value-type="float">
            <text:p>2341249320.37931</text:p>
          </table:table-cell>
          <table:table-cell table:formula="of:=[.B12]/[.C$1]" office:value-type="float" office:value="4572752.57886584" calcext:value-type="float">
            <text:p>4572752.57886584</text:p>
          </table:table-cell>
          <table:table-cell table:formula="of:=[.B12]-[.B$65]" office:value-type="float" office:value="674345370.32746" calcext:value-type="float">
            <text:p>674345370.32746</text:p>
          </table:table-cell>
          <table:table-cell/>
          <table:table-cell table:formula="of:=[.C12]/1000000" office:value-type="float" office:value="4.57275257886584" calcext:value-type="float">
            <text:p>4.57275257886584</text:p>
          </table:table-cell>
          <table:table-cell/>
        </table:table-row>
        <table:table-row table:style-name="ro1">
          <table:table-cell office:value-type="float" office:value="0.31428571" calcext:value-type="float">
            <text:p>0.31428571</text:p>
          </table:table-cell>
          <table:table-cell office:value-type="float" office:value="2410059343.27518" calcext:value-type="float">
            <text:p>2410059343.27518</text:p>
          </table:table-cell>
          <table:table-cell table:formula="of:=[.B13]/[.C$1]" office:value-type="float" office:value="4707147.15483434" calcext:value-type="float">
            <text:p>4707147.15483434</text:p>
          </table:table-cell>
          <table:table-cell table:formula="of:=[.B13]-[.B$65]" office:value-type="float" office:value="743155393.22333" calcext:value-type="float">
            <text:p>743155393.22333</text:p>
          </table:table-cell>
          <table:table-cell/>
          <table:table-cell table:formula="of:=[.C13]/1000000" office:value-type="float" office:value="4.70714715483434" calcext:value-type="float">
            <text:p>4.70714715483434</text:p>
          </table:table-cell>
          <table:table-cell/>
        </table:table-row>
        <table:table-row table:style-name="ro1">
          <table:table-cell office:value-type="float" office:value="0.34285714" calcext:value-type="float">
            <text:p>0.34285714</text:p>
          </table:table-cell>
          <table:table-cell office:value-type="float" office:value="2302045920.25354" calcext:value-type="float">
            <text:p>2302045920.25354</text:p>
          </table:table-cell>
          <table:table-cell table:formula="of:=[.B14]/[.C$1]" office:value-type="float" office:value="4496183.4379952" calcext:value-type="float">
            <text:p>4496183.4379952</text:p>
          </table:table-cell>
          <table:table-cell table:formula="of:=[.B14]-[.B$65]" office:value-type="float" office:value="635141970.20169" calcext:value-type="float">
            <text:p>635141970.20169</text:p>
          </table:table-cell>
          <table:table-cell/>
          <table:table-cell table:formula="of:=[.C14]/1000000" office:value-type="float" office:value="4.4961834379952" calcext:value-type="float">
            <text:p>4.4961834379952</text:p>
          </table:table-cell>
          <table:table-cell/>
        </table:table-row>
        <table:table-row table:style-name="ro1">
          <table:table-cell office:value-type="float" office:value="0.37142857" calcext:value-type="float">
            <text:p>0.37142857</text:p>
          </table:table-cell>
          <table:table-cell office:value-type="float" office:value="2225141045.44064" calcext:value-type="float">
            <text:p>2225141045.44064</text:p>
          </table:table-cell>
          <table:table-cell table:formula="of:=[.B15]/[.C$1]" office:value-type="float" office:value="4345978.60437625" calcext:value-type="float">
            <text:p>4345978.60437625</text:p>
          </table:table-cell>
          <table:table-cell table:formula="of:=[.B15]-[.B$65]" office:value-type="float" office:value="558237095.38879" calcext:value-type="float">
            <text:p>558237095.38879</text:p>
          </table:table-cell>
          <table:table-cell/>
          <table:table-cell table:formula="of:=[.C15]/1000000" office:value-type="float" office:value="4.34597860437625" calcext:value-type="float">
            <text:p>4.34597860437625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156925640.21559" calcext:value-type="float">
            <text:p>2156925640.21559</text:p>
          </table:table-cell>
          <table:table-cell table:formula="of:=[.B16]/[.C$1]" office:value-type="float" office:value="4212745.39104607" calcext:value-type="float">
            <text:p>4212745.39104607</text:p>
          </table:table-cell>
          <table:table-cell table:formula="of:=[.B16]-[.B$65]" office:value-type="float" office:value="490021690.16374" calcext:value-type="float">
            <text:p>490021690.16374</text:p>
          </table:table-cell>
          <table:table-cell/>
          <table:table-cell table:formula="of:=[.C16]/1000000" office:value-type="float" office:value="4.21274539104607" calcext:value-type="float">
            <text:p>4.21274539104607</text:p>
          </table:table-cell>
          <table:table-cell/>
        </table:table-row>
        <table:table-row table:style-name="ro1">
          <table:table-cell office:value-type="float" office:value="0.42857143" calcext:value-type="float">
            <text:p>0.42857143</text:p>
          </table:table-cell>
          <table:table-cell office:value-type="float" office:value="2278450161.57976" calcext:value-type="float">
            <text:p>2278450161.57976</text:p>
          </table:table-cell>
          <table:table-cell table:formula="of:=[.B17]/[.C$1]" office:value-type="float" office:value="4450097.97183547" calcext:value-type="float">
            <text:p>4450097.97183547</text:p>
          </table:table-cell>
          <table:table-cell table:formula="of:=[.B17]-[.B$65]" office:value-type="float" office:value="611546211.52791" calcext:value-type="float">
            <text:p>611546211.52791</text:p>
          </table:table-cell>
          <table:table-cell/>
          <table:table-cell table:formula="of:=[.C17]/1000000" office:value-type="float" office:value="4.45009797183547" calcext:value-type="float">
            <text:p>4.45009797183547</text:p>
          </table:table-cell>
          <table:table-cell/>
        </table:table-row>
        <table:table-row table:style-name="ro1">
          <table:table-cell office:value-type="float" office:value="0.45714286" calcext:value-type="float">
            <text:p>0.45714286</text:p>
          </table:table-cell>
          <table:table-cell office:value-type="float" office:value="2250233582.77634" calcext:value-type="float">
            <text:p>2250233582.77634</text:p>
          </table:table-cell>
          <table:table-cell table:formula="of:=[.B18]/[.C$1]" office:value-type="float" office:value="4394987.46636004" calcext:value-type="float">
            <text:p>4394987.46636004</text:p>
          </table:table-cell>
          <table:table-cell table:formula="of:=[.B18]-[.B$65]" office:value-type="float" office:value="583329632.72449" calcext:value-type="float">
            <text:p>583329632.72449</text:p>
          </table:table-cell>
          <table:table-cell/>
          <table:table-cell table:formula="of:=[.C18]/1000000" office:value-type="float" office:value="4.39498746636004" calcext:value-type="float">
            <text:p>4.39498746636004</text:p>
          </table:table-cell>
          <table:table-cell/>
        </table:table-row>
        <table:table-row table:style-name="ro1">
          <table:table-cell office:value-type="float" office:value="0.48571429" calcext:value-type="float">
            <text:p>0.48571429</text:p>
          </table:table-cell>
          <table:table-cell office:value-type="float" office:value="2183155527.79715" calcext:value-type="float">
            <text:p>2183155527.79715</text:p>
          </table:table-cell>
          <table:table-cell table:formula="of:=[.B19]/[.C$1]" office:value-type="float" office:value="4263975.64022881" calcext:value-type="float">
            <text:p>4263975.64022881</text:p>
          </table:table-cell>
          <table:table-cell table:formula="of:=[.B19]-[.B$65]" office:value-type="float" office:value="516251577.7453" calcext:value-type="float">
            <text:p>516251577.7453</text:p>
          </table:table-cell>
          <table:table-cell/>
          <table:table-cell table:formula="of:=[.C19]/1000000" office:value-type="float" office:value="4.26397564022881" calcext:value-type="float">
            <text:p>4.26397564022881</text:p>
          </table:table-cell>
          <table:table-cell/>
        </table:table-row>
        <table:table-row table:style-name="ro1">
          <table:table-cell office:value-type="float" office:value="0.51428571" calcext:value-type="float">
            <text:p>0.51428571</text:p>
          </table:table-cell>
          <table:table-cell office:value-type="float" office:value="2010989601.15806" calcext:value-type="float">
            <text:p>2010989601.15806</text:p>
          </table:table-cell>
          <table:table-cell table:formula="of:=[.B20]/[.C$1]" office:value-type="float" office:value="3927714.06476184" calcext:value-type="float">
            <text:p>3927714.06476184</text:p>
          </table:table-cell>
          <table:table-cell table:formula="of:=[.B20]-[.B$65]" office:value-type="float" office:value="344085651.10621" calcext:value-type="float">
            <text:p>344085651.10621</text:p>
          </table:table-cell>
          <table:table-cell/>
          <table:table-cell table:formula="of:=[.C20]/1000000" office:value-type="float" office:value="3.92771406476184" calcext:value-type="float">
            <text:p>3.92771406476184</text:p>
          </table:table-cell>
          <table:table-cell/>
        </table:table-row>
        <table:table-row table:style-name="ro1">
          <table:table-cell office:value-type="float" office:value="0.54285714" calcext:value-type="float">
            <text:p>0.54285714</text:p>
          </table:table-cell>
          <table:table-cell office:value-type="float" office:value="1987772837.085" calcext:value-type="float">
            <text:p>1987772837.085</text:p>
          </table:table-cell>
          <table:table-cell table:formula="of:=[.B21]/[.C$1]" office:value-type="float" office:value="3882368.82243164" calcext:value-type="float">
            <text:p>3882368.82243164</text:p>
          </table:table-cell>
          <table:table-cell table:formula="of:=[.B21]-[.B$65]" office:value-type="float" office:value="320868887.03315" calcext:value-type="float">
            <text:p>320868887.03315</text:p>
          </table:table-cell>
          <table:table-cell/>
          <table:table-cell table:formula="of:=[.C21]/1000000" office:value-type="float" office:value="3.88236882243164" calcext:value-type="float">
            <text:p>3.88236882243164</text:p>
          </table:table-cell>
          <table:table-cell/>
        </table:table-row>
        <table:table-row table:style-name="ro1">
          <table:table-cell office:value-type="float" office:value="0.57142857" calcext:value-type="float">
            <text:p>0.57142857</text:p>
          </table:table-cell>
          <table:table-cell office:value-type="float" office:value="1904750443.26663" calcext:value-type="float">
            <text:p>1904750443.26663</text:p>
          </table:table-cell>
          <table:table-cell table:formula="of:=[.B22]/[.C$1]" office:value-type="float" office:value="3720215.70950514" calcext:value-type="float">
            <text:p>3720215.70950514</text:p>
          </table:table-cell>
          <table:table-cell table:formula="of:=[.B22]-[.B$65]" office:value-type="float" office:value="237846493.21478" calcext:value-type="float">
            <text:p>237846493.21478</text:p>
          </table:table-cell>
          <table:table-cell/>
          <table:table-cell table:formula="of:=[.C22]/1000000" office:value-type="float" office:value="3.72021570950514" calcext:value-type="float">
            <text:p>3.72021570950514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967478209.6071" calcext:value-type="float">
            <text:p>1967478209.6071</text:p>
          </table:table-cell>
          <table:table-cell table:formula="of:=[.B23]/[.C$1]" office:value-type="float" office:value="3842730.87813887" calcext:value-type="float">
            <text:p>3842730.87813887</text:p>
          </table:table-cell>
          <table:table-cell table:formula="of:=[.B23]-[.B$65]" office:value-type="float" office:value="300574259.55525" calcext:value-type="float">
            <text:p>300574259.55525</text:p>
          </table:table-cell>
          <table:table-cell/>
          <table:table-cell table:formula="of:=[.C23]/1000000" office:value-type="float" office:value="3.84273087813887" calcext:value-type="float">
            <text:p>3.84273087813887</text:p>
          </table:table-cell>
          <table:table-cell/>
        </table:table-row>
        <table:table-row table:style-name="ro1">
          <table:table-cell office:value-type="float" office:value="0.62857143" calcext:value-type="float">
            <text:p>0.62857143</text:p>
          </table:table-cell>
          <table:table-cell office:value-type="float" office:value="1911147890.58154" calcext:value-type="float">
            <text:p>1911147890.58154</text:p>
          </table:table-cell>
          <table:table-cell table:formula="of:=[.B24]/[.C$1]" office:value-type="float" office:value="3732710.72379207" calcext:value-type="float">
            <text:p>3732710.72379207</text:p>
          </table:table-cell>
          <table:table-cell table:formula="of:=[.B24]-[.B$65]" office:value-type="float" office:value="244243940.52969" calcext:value-type="float">
            <text:p>244243940.52969</text:p>
          </table:table-cell>
          <table:table-cell/>
          <table:table-cell table:formula="of:=[.C24]/1000000" office:value-type="float" office:value="3.73271072379207" calcext:value-type="float">
            <text:p>3.73271072379207</text:p>
          </table:table-cell>
          <table:table-cell/>
        </table:table-row>
        <table:table-row table:style-name="ro1">
          <table:table-cell office:value-type="float" office:value="0.65714286" calcext:value-type="float">
            <text:p>0.65714286</text:p>
          </table:table-cell>
          <table:table-cell office:value-type="float" office:value="1877093479.42473" calcext:value-type="float">
            <text:p>1877093479.42473</text:p>
          </table:table-cell>
          <table:table-cell table:formula="of:=[.B25]/[.C$1]" office:value-type="float" office:value="3666198.20200143" calcext:value-type="float">
            <text:p>3666198.20200143</text:p>
          </table:table-cell>
          <table:table-cell table:formula="of:=[.B25]-[.B$65]" office:value-type="float" office:value="210189529.37288" calcext:value-type="float">
            <text:p>210189529.37288</text:p>
          </table:table-cell>
          <table:table-cell/>
          <table:table-cell table:formula="of:=[.C25]/1000000" office:value-type="float" office:value="3.66619820200143" calcext:value-type="float">
            <text:p>3.66619820200143</text:p>
          </table:table-cell>
          <table:table-cell/>
        </table:table-row>
        <table:table-row table:style-name="ro1">
          <table:table-cell office:value-type="float" office:value="0.68571429" calcext:value-type="float">
            <text:p>0.68571429</text:p>
          </table:table-cell>
          <table:table-cell office:value-type="float" office:value="1752013489.84578" calcext:value-type="float">
            <text:p>1752013489.84578</text:p>
          </table:table-cell>
          <table:table-cell table:formula="of:=[.B26]/[.C$1]" office:value-type="float" office:value="3421901.34735504" calcext:value-type="float">
            <text:p>3421901.34735504</text:p>
          </table:table-cell>
          <table:table-cell table:formula="of:=[.B26]-[.B$65]" office:value-type="float" office:value="85109539.7939298" calcext:value-type="float">
            <text:p>85109539.7939298</text:p>
          </table:table-cell>
          <table:table-cell/>
          <table:table-cell table:formula="of:=[.C26]/1000000" office:value-type="float" office:value="3.42190134735504" calcext:value-type="float">
            <text:p>3.42190134735504</text:p>
          </table:table-cell>
          <table:table-cell/>
        </table:table-row>
        <table:table-row table:style-name="ro1">
          <table:table-cell office:value-type="float" office:value="0.71428571" calcext:value-type="float">
            <text:p>0.71428571</text:p>
          </table:table-cell>
          <table:table-cell office:value-type="float" office:value="1832435506.2191" calcext:value-type="float">
            <text:p>1832435506.2191</text:p>
          </table:table-cell>
          <table:table-cell table:formula="of:=[.B27]/[.C$1]" office:value-type="float" office:value="3578975.59808418" calcext:value-type="float">
            <text:p>3578975.59808418</text:p>
          </table:table-cell>
          <table:table-cell table:formula="of:=[.B27]-[.B$65]" office:value-type="float" office:value="165531556.16725" calcext:value-type="float">
            <text:p>165531556.16725</text:p>
          </table:table-cell>
          <table:table-cell/>
          <table:table-cell table:formula="of:=[.C27]/1000000" office:value-type="float" office:value="3.57897559808418" calcext:value-type="float">
            <text:p>3.57897559808418</text:p>
          </table:table-cell>
          <table:table-cell/>
        </table:table-row>
        <table:table-row table:style-name="ro1">
          <table:table-cell office:value-type="float" office:value="0.74285714" calcext:value-type="float">
            <text:p>0.74285714</text:p>
          </table:table-cell>
          <table:table-cell office:value-type="float" office:value="1792385111.97601" calcext:value-type="float">
            <text:p>1792385111.97601</text:p>
          </table:table-cell>
          <table:table-cell table:formula="of:=[.B28]/[.C$1]" office:value-type="float" office:value="3500752.17182814" calcext:value-type="float">
            <text:p>3500752.17182814</text:p>
          </table:table-cell>
          <table:table-cell table:formula="of:=[.B28]-[.B$65]" office:value-type="float" office:value="125481161.92416" calcext:value-type="float">
            <text:p>125481161.92416</text:p>
          </table:table-cell>
          <table:table-cell/>
          <table:table-cell table:formula="of:=[.C28]/1000000" office:value-type="float" office:value="3.50075217182814" calcext:value-type="float">
            <text:p>3.50075217182814</text:p>
          </table:table-cell>
          <table:table-cell/>
        </table:table-row>
        <table:table-row table:style-name="ro1">
          <table:table-cell office:value-type="float" office:value="0.77142857" calcext:value-type="float">
            <text:p>0.77142857</text:p>
          </table:table-cell>
          <table:table-cell office:value-type="float" office:value="1837039893.04115" calcext:value-type="float">
            <text:p>1837039893.04115</text:p>
          </table:table-cell>
          <table:table-cell table:formula="of:=[.B29]/[.C$1]" office:value-type="float" office:value="3587968.541096" calcext:value-type="float">
            <text:p>3587968.541096</text:p>
          </table:table-cell>
          <table:table-cell table:formula="of:=[.B29]-[.B$65]" office:value-type="float" office:value="170135942.9893" calcext:value-type="float">
            <text:p>170135942.9893</text:p>
          </table:table-cell>
          <table:table-cell/>
          <table:table-cell table:formula="of:=[.C29]/1000000" office:value-type="float" office:value="3.587968541096" calcext:value-type="float">
            <text:p>3.587968541096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719463672.96919" calcext:value-type="float">
            <text:p>1719463672.96919</text:p>
          </table:table-cell>
          <table:table-cell table:formula="of:=[.B30]/[.C$1]" office:value-type="float" office:value="3358327.48626795" calcext:value-type="float">
            <text:p>3358327.48626795</text:p>
          </table:table-cell>
          <table:table-cell table:formula="of:=[.B30]-[.B$65]" office:value-type="float" office:value="52559722.9173398" calcext:value-type="float">
            <text:p>52559722.9173398</text:p>
          </table:table-cell>
          <table:table-cell/>
          <table:table-cell table:formula="of:=[.C30]/1000000" office:value-type="float" office:value="3.35832748626795" calcext:value-type="float">
            <text:p>3.35832748626795</text:p>
          </table:table-cell>
          <table:table-cell/>
        </table:table-row>
        <table:table-row table:style-name="ro1">
          <table:table-cell office:value-type="float" office:value="0.82857143" calcext:value-type="float">
            <text:p>0.82857143</text:p>
          </table:table-cell>
          <table:table-cell office:value-type="float" office:value="1771657302.55599" calcext:value-type="float">
            <text:p>1771657302.55599</text:p>
          </table:table-cell>
          <table:table-cell table:formula="of:=[.B31]/[.C$1]" office:value-type="float" office:value="3460268.16905467" calcext:value-type="float">
            <text:p>3460268.16905467</text:p>
          </table:table-cell>
          <table:table-cell table:formula="of:=[.B31]-[.B$65]" office:value-type="float" office:value="104753352.50414" calcext:value-type="float">
            <text:p>104753352.50414</text:p>
          </table:table-cell>
          <table:table-cell/>
          <table:table-cell table:formula="of:=[.C31]/1000000" office:value-type="float" office:value="3.46026816905467" calcext:value-type="float">
            <text:p>3.46026816905467</text:p>
          </table:table-cell>
          <table:table-cell/>
        </table:table-row>
        <table:table-row table:style-name="ro1">
          <table:table-cell office:value-type="float" office:value="0.85714286" calcext:value-type="float">
            <text:p>0.85714286</text:p>
          </table:table-cell>
          <table:table-cell office:value-type="float" office:value="1635419428.99296" calcext:value-type="float">
            <text:p>1635419428.99296</text:p>
          </table:table-cell>
          <table:table-cell table:formula="of:=[.B32]/[.C$1]" office:value-type="float" office:value="3194178.57225187" calcext:value-type="float">
            <text:p>3194178.57225187</text:p>
          </table:table-cell>
          <table:table-cell table:formula="of:=[.B32]-[.B$65]" office:value-type="float" office:value="-31484521.0588901" calcext:value-type="float">
            <text:p>-31484521.0588901</text:p>
          </table:table-cell>
          <table:table-cell/>
          <table:table-cell table:formula="of:=[.C32]/1000000" office:value-type="float" office:value="3.19417857225187" calcext:value-type="float">
            <text:p>3.19417857225187</text:p>
          </table:table-cell>
          <table:table-cell/>
        </table:table-row>
        <table:table-row table:style-name="ro1">
          <table:table-cell office:value-type="float" office:value="0.88571429" calcext:value-type="float">
            <text:p>0.88571429</text:p>
          </table:table-cell>
          <table:table-cell office:value-type="float" office:value="1701094788.02716" calcext:value-type="float">
            <text:p>1701094788.02716</text:p>
          </table:table-cell>
          <table:table-cell table:formula="of:=[.B33]/[.C$1]" office:value-type="float" office:value="3322450.75786555" calcext:value-type="float">
            <text:p>3322450.75786555</text:p>
          </table:table-cell>
          <table:table-cell table:formula="of:=[.B33]-[.B$65]" office:value-type="float" office:value="34190837.9753098" calcext:value-type="float">
            <text:p>34190837.9753098</text:p>
          </table:table-cell>
          <table:table-cell/>
          <table:table-cell table:formula="of:=[.C33]/1000000" office:value-type="float" office:value="3.32245075786555" calcext:value-type="float">
            <text:p>3.32245075786555</text:p>
          </table:table-cell>
          <table:table-cell/>
        </table:table-row>
        <table:table-row table:style-name="ro1">
          <table:table-cell office:value-type="float" office:value="0.91428571" calcext:value-type="float">
            <text:p>0.91428571</text:p>
          </table:table-cell>
          <table:table-cell office:value-type="float" office:value="1719160804.95839" calcext:value-type="float">
            <text:p>1719160804.95839</text:p>
          </table:table-cell>
          <table:table-cell table:formula="of:=[.B34]/[.C$1]" office:value-type="float" office:value="3357735.94718436" calcext:value-type="float">
            <text:p>3357735.94718436</text:p>
          </table:table-cell>
          <table:table-cell table:formula="of:=[.B34]-[.B$65]" office:value-type="float" office:value="52256854.9065399" calcext:value-type="float">
            <text:p>52256854.9065399</text:p>
          </table:table-cell>
          <table:table-cell/>
          <table:table-cell table:formula="of:=[.C34]/1000000" office:value-type="float" office:value="3.35773594718436" calcext:value-type="float">
            <text:p>3.35773594718436</text:p>
          </table:table-cell>
          <table:table-cell/>
        </table:table-row>
        <table:table-row table:style-name="ro1">
          <table:table-cell office:value-type="float" office:value="0.94285714" calcext:value-type="float">
            <text:p>0.94285714</text:p>
          </table:table-cell>
          <table:table-cell office:value-type="float" office:value="1674133255.25764" calcext:value-type="float">
            <text:p>1674133255.25764</text:p>
          </table:table-cell>
          <table:table-cell table:formula="of:=[.B35]/[.C$1]" office:value-type="float" office:value="3269791.51417508" calcext:value-type="float">
            <text:p>3269791.51417508</text:p>
          </table:table-cell>
          <table:table-cell table:formula="of:=[.B35]-[.B$65]" office:value-type="float" office:value="7229305.20578981" calcext:value-type="float">
            <text:p>7229305.20578981</text:p>
          </table:table-cell>
          <table:table-cell/>
          <table:table-cell table:formula="of:=[.C35]/1000000" office:value-type="float" office:value="3.26979151417508" calcext:value-type="float">
            <text:p>3.26979151417508</text:p>
          </table:table-cell>
          <table:table-cell/>
        </table:table-row>
        <table:table-row table:style-name="ro1">
          <table:table-cell office:value-type="float" office:value="0.97142857" calcext:value-type="float">
            <text:p>0.97142857</text:p>
          </table:table-cell>
          <table:table-cell office:value-type="float" office:value="1648190333.11029" calcext:value-type="float">
            <text:p>1648190333.11029</text:p>
          </table:table-cell>
          <table:table-cell table:formula="of:=[.B36]/[.C$1]" office:value-type="float" office:value="3219121.74435604" calcext:value-type="float">
            <text:p>3219121.74435604</text:p>
          </table:table-cell>
          <table:table-cell table:formula="of:=[.B36]-[.B$65]" office:value-type="float" office:value="-18713616.94156" calcext:value-type="float">
            <text:p>-18713616.94156</text:p>
          </table:table-cell>
          <table:table-cell/>
          <table:table-cell table:formula="of:=[.C36]/1000000" office:value-type="float" office:value="3.21912174435604" calcext:value-type="float">
            <text:p>3.219121744356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4783376.9312" calcext:value-type="float">
            <text:p>1694783376.9312</text:p>
          </table:table-cell>
          <table:table-cell table:formula="of:=[.B37]/[.C$1]" office:value-type="float" office:value="3310123.78306875" calcext:value-type="float">
            <text:p>3310123.78306875</text:p>
          </table:table-cell>
          <table:table-cell table:formula="of:=[.B37]-[.B$65]" office:value-type="float" office:value="27879426.8793499" calcext:value-type="float">
            <text:p>27879426.8793499</text:p>
          </table:table-cell>
          <table:table-cell/>
          <table:table-cell table:formula="of:=[.C37]/1000000" office:value-type="float" office:value="3.31012378306875" calcext:value-type="float">
            <text:p>3.31012378306875</text:p>
          </table:table-cell>
          <table:table-cell/>
        </table:table-row>
        <table:table-row table:style-name="ro1">
          <table:table-cell office:value-type="float" office:value="1.02857143" calcext:value-type="float">
            <text:p>1.02857143</text:p>
          </table:table-cell>
          <table:table-cell office:value-type="float" office:value="1718944662.19499" calcext:value-type="float">
            <text:p>1718944662.19499</text:p>
          </table:table-cell>
          <table:table-cell table:formula="of:=[.B38]/[.C$1]" office:value-type="float" office:value="3357313.79334959" calcext:value-type="float">
            <text:p>3357313.79334959</text:p>
          </table:table-cell>
          <table:table-cell table:formula="of:=[.B38]-[.B$65]" office:value-type="float" office:value="52040712.1431398" calcext:value-type="float">
            <text:p>52040712.1431398</text:p>
          </table:table-cell>
          <table:table-cell/>
          <table:table-cell table:formula="of:=[.C38]/1000000" office:value-type="float" office:value="3.35731379334959" calcext:value-type="float">
            <text:p>3.35731379334959</text:p>
          </table:table-cell>
          <table:table-cell/>
        </table:table-row>
        <table:table-row table:style-name="ro1">
          <table:table-cell office:value-type="float" office:value="1.05714286" calcext:value-type="float">
            <text:p>1.05714286</text:p>
          </table:table-cell>
          <table:table-cell office:value-type="float" office:value="1642980586.79533" calcext:value-type="float">
            <text:p>1642980586.79533</text:p>
          </table:table-cell>
          <table:table-cell table:formula="of:=[.B39]/[.C$1]" office:value-type="float" office:value="3208946.45858463" calcext:value-type="float">
            <text:p>3208946.45858463</text:p>
          </table:table-cell>
          <table:table-cell table:formula="of:=[.B39]-[.B$65]" office:value-type="float" office:value="-23923363.25652" calcext:value-type="float">
            <text:p>-23923363.25652</text:p>
          </table:table-cell>
          <table:table-cell/>
          <table:table-cell table:formula="of:=[.C39]/1000000" office:value-type="float" office:value="3.20894645858463" calcext:value-type="float">
            <text:p>3.20894645858463</text:p>
          </table:table-cell>
          <table:table-cell/>
        </table:table-row>
        <table:table-row table:style-name="ro1">
          <table:table-cell office:value-type="float" office:value="1.08571429" calcext:value-type="float">
            <text:p>1.08571429</text:p>
          </table:table-cell>
          <table:table-cell office:value-type="float" office:value="1671051477.31509" calcext:value-type="float">
            <text:p>1671051477.31509</text:p>
          </table:table-cell>
          <table:table-cell table:formula="of:=[.B40]/[.C$1]" office:value-type="float" office:value="3263772.41663103" calcext:value-type="float">
            <text:p>3263772.41663103</text:p>
          </table:table-cell>
          <table:table-cell table:formula="of:=[.B40]-[.B$65]" office:value-type="float" office:value="4147527.26323986" calcext:value-type="float">
            <text:p>4147527.26323986</text:p>
          </table:table-cell>
          <table:table-cell/>
          <table:table-cell table:formula="of:=[.C40]/1000000" office:value-type="float" office:value="3.26377241663103" calcext:value-type="float">
            <text:p>3.26377241663103</text:p>
          </table:table-cell>
          <table:table-cell/>
        </table:table-row>
        <table:table-row table:style-name="ro1">
          <table:table-cell office:value-type="float" office:value="1.11428571" calcext:value-type="float">
            <text:p>1.11428571</text:p>
          </table:table-cell>
          <table:table-cell office:value-type="float" office:value="1633036649.04865" calcext:value-type="float">
            <text:p>1633036649.04865</text:p>
          </table:table-cell>
          <table:table-cell table:formula="of:=[.B41]/[.C$1]" office:value-type="float" office:value="3189524.70517314" calcext:value-type="float">
            <text:p>3189524.70517314</text:p>
          </table:table-cell>
          <table:table-cell table:formula="of:=[.B41]-[.B$65]" office:value-type="float" office:value="-33867301.0032001" calcext:value-type="float">
            <text:p>-33867301.0032001</text:p>
          </table:table-cell>
          <table:table-cell/>
          <table:table-cell table:formula="of:=[.C41]/1000000" office:value-type="float" office:value="3.18952470517314" calcext:value-type="float">
            <text:p>3.18952470517314</text:p>
          </table:table-cell>
          <table:table-cell/>
        </table:table-row>
        <table:table-row table:style-name="ro1">
          <table:table-cell office:value-type="float" office:value="1.14285714" calcext:value-type="float">
            <text:p>1.14285714</text:p>
          </table:table-cell>
          <table:table-cell office:value-type="float" office:value="1723927408.7139" calcext:value-type="float">
            <text:p>1723927408.7139</text:p>
          </table:table-cell>
          <table:table-cell table:formula="of:=[.B42]/[.C$1]" office:value-type="float" office:value="3367045.72014434" calcext:value-type="float">
            <text:p>3367045.72014434</text:p>
          </table:table-cell>
          <table:table-cell table:formula="of:=[.B42]-[.B$65]" office:value-type="float" office:value="57023458.66205" calcext:value-type="float">
            <text:p>57023458.66205</text:p>
          </table:table-cell>
          <table:table-cell/>
          <table:table-cell table:formula="of:=[.C42]/1000000" office:value-type="float" office:value="3.36704572014434" calcext:value-type="float">
            <text:p>3.36704572014434</text:p>
          </table:table-cell>
          <table:table-cell/>
        </table:table-row>
        <table:table-row table:style-name="ro1">
          <table:table-cell office:value-type="float" office:value="1.17142857" calcext:value-type="float">
            <text:p>1.17142857</text:p>
          </table:table-cell>
          <table:table-cell office:value-type="float" office:value="1622543388.55453" calcext:value-type="float">
            <text:p>1622543388.55453</text:p>
          </table:table-cell>
          <table:table-cell table:formula="of:=[.B43]/[.C$1]" office:value-type="float" office:value="3169030.05577057" calcext:value-type="float">
            <text:p>3169030.05577057</text:p>
          </table:table-cell>
          <table:table-cell table:formula="of:=[.B43]-[.B$65]" office:value-type="float" office:value="-44360561.4973202" calcext:value-type="float">
            <text:p>-44360561.4973202</text:p>
          </table:table-cell>
          <table:table-cell/>
          <table:table-cell table:formula="of:=[.C43]/1000000" office:value-type="float" office:value="3.16903005577057" calcext:value-type="float">
            <text:p>3.16903005577057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783078622.36036" calcext:value-type="float">
            <text:p>1783078622.36036</text:p>
          </table:table-cell>
          <table:table-cell table:formula="of:=[.B44]/[.C$1]" office:value-type="float" office:value="3482575.43429758" calcext:value-type="float">
            <text:p>3482575.43429758</text:p>
          </table:table-cell>
          <table:table-cell table:formula="of:=[.B44]-[.B$65]" office:value-type="float" office:value="116174672.30851" calcext:value-type="float">
            <text:p>116174672.30851</text:p>
          </table:table-cell>
          <table:table-cell/>
          <table:table-cell table:formula="of:=[.C44]/1000000" office:value-type="float" office:value="3.48257543429758" calcext:value-type="float">
            <text:p>3.48257543429758</text:p>
          </table:table-cell>
          <table:table-cell/>
        </table:table-row>
        <table:table-row table:style-name="ro1">
          <table:table-cell office:value-type="float" office:value="1.22857143" calcext:value-type="float">
            <text:p>1.22857143</text:p>
          </table:table-cell>
          <table:table-cell office:value-type="float" office:value="1772362688.98218" calcext:value-type="float">
            <text:p>1772362688.98218</text:p>
          </table:table-cell>
          <table:table-cell table:formula="of:=[.B45]/[.C$1]" office:value-type="float" office:value="3461645.87691832" calcext:value-type="float">
            <text:p>3461645.87691832</text:p>
          </table:table-cell>
          <table:table-cell table:formula="of:=[.B45]-[.B$65]" office:value-type="float" office:value="105458738.93033" calcext:value-type="float">
            <text:p>105458738.93033</text:p>
          </table:table-cell>
          <table:table-cell/>
          <table:table-cell table:formula="of:=[.C45]/1000000" office:value-type="float" office:value="3.46164587691832" calcext:value-type="float">
            <text:p>3.46164587691832</text:p>
          </table:table-cell>
          <table:table-cell/>
        </table:table-row>
        <table:table-row table:style-name="ro1">
          <table:table-cell office:value-type="float" office:value="1.25714286" calcext:value-type="float">
            <text:p>1.25714286</text:p>
          </table:table-cell>
          <table:table-cell office:value-type="float" office:value="1762315113.00727" calcext:value-type="float">
            <text:p>1762315113.00727</text:p>
          </table:table-cell>
          <table:table-cell table:formula="of:=[.B46]/[.C$1]" office:value-type="float" office:value="3442021.70509232" calcext:value-type="float">
            <text:p>3442021.70509232</text:p>
          </table:table-cell>
          <table:table-cell table:formula="of:=[.B46]-[.B$65]" office:value-type="float" office:value="95411162.95542" calcext:value-type="float">
            <text:p>95411162.95542</text:p>
          </table:table-cell>
          <table:table-cell/>
          <table:table-cell table:formula="of:=[.C46]/1000000" office:value-type="float" office:value="3.44202170509232" calcext:value-type="float">
            <text:p>3.44202170509232</text:p>
          </table:table-cell>
          <table:table-cell/>
        </table:table-row>
        <table:table-row table:style-name="ro1">
          <table:table-cell office:value-type="float" office:value="1.28571429" calcext:value-type="float">
            <text:p>1.28571429</text:p>
          </table:table-cell>
          <table:table-cell office:value-type="float" office:value="1612903049.63793" calcext:value-type="float">
            <text:p>1612903049.63793</text:p>
          </table:table-cell>
          <table:table-cell table:formula="of:=[.B47]/[.C$1]" office:value-type="float" office:value="3150201.26882408" calcext:value-type="float">
            <text:p>3150201.26882408</text:p>
          </table:table-cell>
          <table:table-cell table:formula="of:=[.B47]-[.B$65]" office:value-type="float" office:value="-54000900.4139202" calcext:value-type="float">
            <text:p>-54000900.4139202</text:p>
          </table:table-cell>
          <table:table-cell/>
          <table:table-cell table:formula="of:=[.C47]/1000000" office:value-type="float" office:value="3.15020126882408" calcext:value-type="float">
            <text:p>3.15020126882408</text:p>
          </table:table-cell>
          <table:table-cell/>
        </table:table-row>
        <table:table-row table:style-name="ro1">
          <table:table-cell office:value-type="float" office:value="1.31428571" calcext:value-type="float">
            <text:p>1.31428571</text:p>
          </table:table-cell>
          <table:table-cell office:value-type="float" office:value="1626712920.9822" calcext:value-type="float">
            <text:p>1626712920.9822</text:p>
          </table:table-cell>
          <table:table-cell table:formula="of:=[.B48]/[.C$1]" office:value-type="float" office:value="3177173.67379336" calcext:value-type="float">
            <text:p>3177173.67379336</text:p>
          </table:table-cell>
          <table:table-cell table:formula="of:=[.B48]-[.B$65]" office:value-type="float" office:value="-40191029.0696502" calcext:value-type="float">
            <text:p>-40191029.0696502</text:p>
          </table:table-cell>
          <table:table-cell/>
          <table:table-cell table:formula="of:=[.C48]/1000000" office:value-type="float" office:value="3.17717367379336" calcext:value-type="float">
            <text:p>3.17717367379336</text:p>
          </table:table-cell>
          <table:table-cell/>
        </table:table-row>
        <table:table-row table:style-name="ro1">
          <table:table-cell office:value-type="float" office:value="1.34285714" calcext:value-type="float">
            <text:p>1.34285714</text:p>
          </table:table-cell>
          <table:table-cell office:value-type="float" office:value="1690606185.58313" calcext:value-type="float">
            <text:p>1690606185.58313</text:p>
          </table:table-cell>
          <table:table-cell table:formula="of:=[.B49]/[.C$1]" office:value-type="float" office:value="3301965.20621705" calcext:value-type="float">
            <text:p>3301965.20621705</text:p>
          </table:table-cell>
          <table:table-cell table:formula="of:=[.B49]-[.B$65]" office:value-type="float" office:value="23702235.5312798" calcext:value-type="float">
            <text:p>23702235.5312798</text:p>
          </table:table-cell>
          <table:table-cell/>
          <table:table-cell table:formula="of:=[.C49]/1000000" office:value-type="float" office:value="3.30196520621705" calcext:value-type="float">
            <text:p>3.30196520621705</text:p>
          </table:table-cell>
          <table:table-cell/>
        </table:table-row>
        <table:table-row table:style-name="ro1">
          <table:table-cell office:value-type="float" office:value="1.37142857" calcext:value-type="float">
            <text:p>1.37142857</text:p>
          </table:table-cell>
          <table:table-cell office:value-type="float" office:value="1683267477.53166" calcext:value-type="float">
            <text:p>1683267477.53166</text:p>
          </table:table-cell>
          <table:table-cell table:formula="of:=[.B50]/[.C$1]" office:value-type="float" office:value="3287631.79205402" calcext:value-type="float">
            <text:p>3287631.79205402</text:p>
          </table:table-cell>
          <table:table-cell table:formula="of:=[.B50]-[.B$65]" office:value-type="float" office:value="16363527.47981" calcext:value-type="float">
            <text:p>16363527.47981</text:p>
          </table:table-cell>
          <table:table-cell/>
          <table:table-cell table:formula="of:=[.C50]/1000000" office:value-type="float" office:value="3.28763179205402" calcext:value-type="float">
            <text:p>3.28763179205402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675887070.79283" calcext:value-type="float">
            <text:p>1675887070.79283</text:p>
          </table:table-cell>
          <table:table-cell table:formula="of:=[.B51]/[.C$1]" office:value-type="float" office:value="3273216.93514225" calcext:value-type="float">
            <text:p>3273216.93514225</text:p>
          </table:table-cell>
          <table:table-cell table:formula="of:=[.B51]-[.B$65]" office:value-type="float" office:value="8983120.74097991" calcext:value-type="float">
            <text:p>8983120.74097991</text:p>
          </table:table-cell>
          <table:table-cell/>
          <table:table-cell table:formula="of:=[.C51]/1000000" office:value-type="float" office:value="3.27321693514225" calcext:value-type="float">
            <text:p>3.27321693514225</text:p>
          </table:table-cell>
          <table:table-cell/>
        </table:table-row>
        <table:table-row table:style-name="ro1">
          <table:table-cell office:value-type="float" office:value="1.42857143" calcext:value-type="float">
            <text:p>1.42857143</text:p>
          </table:table-cell>
          <table:table-cell office:value-type="float" office:value="1676780048.08898" calcext:value-type="float">
            <text:p>1676780048.08898</text:p>
          </table:table-cell>
          <table:table-cell table:formula="of:=[.B52]/[.C$1]" office:value-type="float" office:value="3274961.03142379" calcext:value-type="float">
            <text:p>3274961.03142379</text:p>
          </table:table-cell>
          <table:table-cell table:formula="of:=[.B52]-[.B$65]" office:value-type="float" office:value="9876098.03712988" calcext:value-type="float">
            <text:p>9876098.03712988</text:p>
          </table:table-cell>
          <table:table-cell/>
          <table:table-cell table:formula="of:=[.C52]/1000000" office:value-type="float" office:value="3.27496103142379" calcext:value-type="float">
            <text:p>3.27496103142379</text:p>
          </table:table-cell>
          <table:table-cell/>
        </table:table-row>
        <table:table-row table:style-name="ro1">
          <table:table-cell office:value-type="float" office:value="1.45714286" calcext:value-type="float">
            <text:p>1.45714286</text:p>
          </table:table-cell>
          <table:table-cell office:value-type="float" office:value="1742980253.40745" calcext:value-type="float">
            <text:p>1742980253.40745</text:p>
          </table:table-cell>
          <table:table-cell table:formula="of:=[.B53]/[.C$1]" office:value-type="float" office:value="3404258.30743643" calcext:value-type="float">
            <text:p>3404258.30743643</text:p>
          </table:table-cell>
          <table:table-cell table:formula="of:=[.B53]-[.B$65]" office:value-type="float" office:value="76076303.3555999" calcext:value-type="float">
            <text:p>76076303.3555999</text:p>
          </table:table-cell>
          <table:table-cell/>
          <table:table-cell table:formula="of:=[.C53]/1000000" office:value-type="float" office:value="3.40425830743643" calcext:value-type="float">
            <text:p>3.40425830743643</text:p>
          </table:table-cell>
          <table:table-cell/>
        </table:table-row>
        <table:table-row table:style-name="ro1">
          <table:table-cell office:value-type="float" office:value="1.48571429" calcext:value-type="float">
            <text:p>1.48571429</text:p>
          </table:table-cell>
          <table:table-cell office:value-type="float" office:value="1699019926.13751" calcext:value-type="float">
            <text:p>1699019926.13751</text:p>
          </table:table-cell>
          <table:table-cell table:formula="of:=[.B54]/[.C$1]" office:value-type="float" office:value="3318398.29323732" calcext:value-type="float">
            <text:p>3318398.29323732</text:p>
          </table:table-cell>
          <table:table-cell table:formula="of:=[.B54]-[.B$65]" office:value-type="float" office:value="32115976.08566" calcext:value-type="float">
            <text:p>32115976.08566</text:p>
          </table:table-cell>
          <table:table-cell/>
          <table:table-cell table:formula="of:=[.C54]/1000000" office:value-type="float" office:value="3.31839829323732" calcext:value-type="float">
            <text:p>3.31839829323732</text:p>
          </table:table-cell>
          <table:table-cell/>
        </table:table-row>
        <table:table-row table:style-name="ro1">
          <table:table-cell office:value-type="float" office:value="1.51428571" calcext:value-type="float">
            <text:p>1.51428571</text:p>
          </table:table-cell>
          <table:table-cell office:value-type="float" office:value="1660430933.41976" calcext:value-type="float">
            <text:p>1660430933.41976</text:p>
          </table:table-cell>
          <table:table-cell table:formula="of:=[.B55]/[.C$1]" office:value-type="float" office:value="3243029.16683547" calcext:value-type="float">
            <text:p>3243029.16683547</text:p>
          </table:table-cell>
          <table:table-cell table:formula="of:=[.B55]-[.B$65]" office:value-type="float" office:value="-6473016.63209009" calcext:value-type="float">
            <text:p>-6473016.63209009</text:p>
          </table:table-cell>
          <table:table-cell/>
          <table:table-cell table:formula="of:=[.C55]/1000000" office:value-type="float" office:value="3.24302916683547" calcext:value-type="float">
            <text:p>3.24302916683547</text:p>
          </table:table-cell>
          <table:table-cell/>
        </table:table-row>
        <table:table-row table:style-name="ro1">
          <table:table-cell office:value-type="float" office:value="1.54285714" calcext:value-type="float">
            <text:p>1.54285714</text:p>
          </table:table-cell>
          <table:table-cell office:value-type="float" office:value="1739267715.74311" calcext:value-type="float">
            <text:p>1739267715.74311</text:p>
          </table:table-cell>
          <table:table-cell table:formula="of:=[.B56]/[.C$1]" office:value-type="float" office:value="3397007.25731076" calcext:value-type="float">
            <text:p>3397007.25731076</text:p>
          </table:table-cell>
          <table:table-cell table:formula="of:=[.B56]-[.B$65]" office:value-type="float" office:value="72363765.6912599" calcext:value-type="float">
            <text:p>72363765.6912599</text:p>
          </table:table-cell>
          <table:table-cell/>
          <table:table-cell table:formula="of:=[.C56]/1000000" office:value-type="float" office:value="3.39700725731076" calcext:value-type="float">
            <text:p>3.39700725731076</text:p>
          </table:table-cell>
          <table:table-cell/>
        </table:table-row>
        <table:table-row table:style-name="ro1">
          <table:table-cell office:value-type="float" office:value="1.57142857" calcext:value-type="float">
            <text:p>1.57142857</text:p>
          </table:table-cell>
          <table:table-cell office:value-type="float" office:value="1560427514.31911" calcext:value-type="float">
            <text:p>1560427514.31911</text:p>
          </table:table-cell>
          <table:table-cell table:formula="of:=[.B57]/[.C$1]" office:value-type="float" office:value="3047709.98890451" calcext:value-type="float">
            <text:p>3047709.98890451</text:p>
          </table:table-cell>
          <table:table-cell table:formula="of:=[.B57]-[.B$65]" office:value-type="float" office:value="-106476435.73274" calcext:value-type="float">
            <text:p>-106476435.73274</text:p>
          </table:table-cell>
          <table:table-cell/>
          <table:table-cell table:formula="of:=[.C57]/1000000" office:value-type="float" office:value="3.04770998890451" calcext:value-type="float">
            <text:p>3.04770998890451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673870731.59933" calcext:value-type="float">
            <text:p>1673870731.59933</text:p>
          </table:table-cell>
          <table:table-cell table:formula="of:=[.B58]/[.C$1]" office:value-type="float" office:value="3269278.77265494" calcext:value-type="float">
            <text:p>3269278.77265494</text:p>
          </table:table-cell>
          <table:table-cell table:formula="of:=[.B58]-[.B$65]" office:value-type="float" office:value="6966781.54747987" calcext:value-type="float">
            <text:p>6966781.54747987</text:p>
          </table:table-cell>
          <table:table-cell/>
          <table:table-cell table:formula="of:=[.C58]/1000000" office:value-type="float" office:value="3.26927877265494" calcext:value-type="float">
            <text:p>3.26927877265494</text:p>
          </table:table-cell>
          <table:table-cell/>
        </table:table-row>
        <table:table-row table:style-name="ro1">
          <table:table-cell office:value-type="float" office:value="1.62857143" calcext:value-type="float">
            <text:p>1.62857143</text:p>
          </table:table-cell>
          <table:table-cell office:value-type="float" office:value="1686532597.7852" calcext:value-type="float">
            <text:p>1686532597.7852</text:p>
          </table:table-cell>
          <table:table-cell table:formula="of:=[.B59]/[.C$1]" office:value-type="float" office:value="3294008.98004922" calcext:value-type="float">
            <text:p>3294008.98004922</text:p>
          </table:table-cell>
          <table:table-cell table:formula="of:=[.B59]-[.B$65]" office:value-type="float" office:value="19628647.73335" calcext:value-type="float">
            <text:p>19628647.73335</text:p>
          </table:table-cell>
          <table:table-cell/>
          <table:table-cell table:formula="of:=[.C59]/1000000" office:value-type="float" office:value="3.29400898004922" calcext:value-type="float">
            <text:p>3.29400898004922</text:p>
          </table:table-cell>
          <table:table-cell/>
        </table:table-row>
        <table:table-row table:style-name="ro1">
          <table:table-cell office:value-type="float" office:value="1.65714286" calcext:value-type="float">
            <text:p>1.65714286</text:p>
          </table:table-cell>
          <table:table-cell office:value-type="float" office:value="1727033756.21976" calcext:value-type="float">
            <text:p>1727033756.21976</text:p>
          </table:table-cell>
          <table:table-cell table:formula="of:=[.B60]/[.C$1]" office:value-type="float" office:value="3373112.80511672" calcext:value-type="float">
            <text:p>3373112.80511672</text:p>
          </table:table-cell>
          <table:table-cell table:formula="of:=[.B60]-[.B$65]" office:value-type="float" office:value="60129806.1679099" calcext:value-type="float">
            <text:p>60129806.1679099</text:p>
          </table:table-cell>
          <table:table-cell/>
          <table:table-cell table:formula="of:=[.C60]/1000000" office:value-type="float" office:value="3.37311280511672" calcext:value-type="float">
            <text:p>3.37311280511672</text:p>
          </table:table-cell>
          <table:table-cell/>
        </table:table-row>
        <table:table-row table:style-name="ro1">
          <table:table-cell office:value-type="float" office:value="1.68571429" calcext:value-type="float">
            <text:p>1.68571429</text:p>
          </table:table-cell>
          <table:table-cell office:value-type="float" office:value="1656291084.3508" calcext:value-type="float">
            <text:p>1656291084.3508</text:p>
          </table:table-cell>
          <table:table-cell table:formula="of:=[.B61]/[.C$1]" office:value-type="float" office:value="3234943.52412266" calcext:value-type="float">
            <text:p>3234943.52412266</text:p>
          </table:table-cell>
          <table:table-cell table:formula="of:=[.B61]-[.B$65]" office:value-type="float" office:value="-10612865.70105" calcext:value-type="float">
            <text:p>-10612865.70105</text:p>
          </table:table-cell>
          <table:table-cell/>
          <table:table-cell table:formula="of:=[.C61]/1000000" office:value-type="float" office:value="3.23494352412266" calcext:value-type="float">
            <text:p>3.23494352412266</text:p>
          </table:table-cell>
          <table:table-cell/>
        </table:table-row>
        <table:table-row table:style-name="ro1">
          <table:table-cell office:value-type="float" office:value="1.71428571" calcext:value-type="float">
            <text:p>1.71428571</text:p>
          </table:table-cell>
          <table:table-cell office:value-type="float" office:value="1642543198.98468" calcext:value-type="float">
            <text:p>1642543198.98468</text:p>
          </table:table-cell>
          <table:table-cell table:formula="of:=[.B62]/[.C$1]" office:value-type="float" office:value="3208092.18551695" calcext:value-type="float">
            <text:p>3208092.18551695</text:p>
          </table:table-cell>
          <table:table-cell table:formula="of:=[.B62]-[.B$65]" office:value-type="float" office:value="-24360751.0671701" calcext:value-type="float">
            <text:p>-24360751.0671701</text:p>
          </table:table-cell>
          <table:table-cell/>
          <table:table-cell table:formula="of:=[.C62]/1000000" office:value-type="float" office:value="3.20809218551695" calcext:value-type="float">
            <text:p>3.20809218551695</text:p>
          </table:table-cell>
          <table:table-cell/>
        </table:table-row>
        <table:table-row table:style-name="ro1">
          <table:table-cell office:value-type="float" office:value="1.74285714" calcext:value-type="float">
            <text:p>1.74285714</text:p>
          </table:table-cell>
          <table:table-cell office:value-type="float" office:value="1610477016.49312" calcext:value-type="float">
            <text:p>1610477016.49312</text:p>
          </table:table-cell>
          <table:table-cell table:formula="of:=[.B63]/[.C$1]" office:value-type="float" office:value="3145462.92283812" calcext:value-type="float">
            <text:p>3145462.92283812</text:p>
          </table:table-cell>
          <table:table-cell table:formula="of:=[.B63]-[.B$65]" office:value-type="float" office:value="-56426933.5587301" calcext:value-type="float">
            <text:p>-56426933.5587301</text:p>
          </table:table-cell>
          <table:table-cell/>
          <table:table-cell table:formula="of:=[.C63]/1000000" office:value-type="float" office:value="3.14546292283812" calcext:value-type="float">
            <text:p>3.14546292283812</text:p>
          </table:table-cell>
          <table:table-cell/>
        </table:table-row>
        <table:table-row table:style-name="ro1">
          <table:table-cell office:value-type="float" office:value="1.77142857" calcext:value-type="float">
            <text:p>1.77142857</text:p>
          </table:table-cell>
          <table:table-cell office:value-type="float" office:value="1716456319.26212" calcext:value-type="float">
            <text:p>1716456319.26212</text:p>
          </table:table-cell>
          <table:table-cell table:formula="of:=[.B64]/[.C$1]" office:value-type="float" office:value="3352453.74855883" calcext:value-type="float">
            <text:p>3352453.74855883</text:p>
          </table:table-cell>
          <table:table-cell table:formula="of:=[.B64]-[.B$65]" office:value-type="float" office:value="49552369.2102699" calcext:value-type="float">
            <text:p>49552369.2102699</text:p>
          </table:table-cell>
          <table:table-cell/>
          <table:table-cell table:formula="of:=[.C64]/1000000" office:value-type="float" office:value="3.35245374855883" calcext:value-type="float">
            <text:p>3.35245374855883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666903950.05185" calcext:value-type="float">
            <text:p>1666903950.05185</text:p>
          </table:table-cell>
          <table:table-cell table:formula="of:=[.B65]/[.C$1]" office:value-type="float" office:value="3255671.77744502" calcext:value-type="float">
            <text:p>3255671.77744502</text:p>
          </table:table-cell>
          <table:table-cell table:formula="of:=[.B65]-[.B$65]" office:value-type="float" office:value="0" calcext:value-type="float">
            <text:p>0</text:p>
          </table:table-cell>
          <table:table-cell/>
          <table:table-cell table:formula="of:=[.C65]/1000000" office:value-type="float" office:value="3.25567177744502" calcext:value-type="float">
            <text:p>3.25567177744502</text:p>
          </table:table-cell>
          <table:table-cell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formula="of:=[.F75]/32" office:value-type="float" office:value="3.25" calcext:value-type="float">
            <text:p>3.25</text:p>
          </table:table-cell>
          <table:table-cell table:formula="of:=[.G75]/32" office:value-type="float" office:value="4.75" calcext:value-type="float">
            <text:p>4.75</text:p>
          </table:table-cell>
        </table:table-row>
        <table:table-row table:style-name="ro1">
          <table:table-cell table:number-columns-repeated="5"/>
          <table:table-cell table:style-name="ce1" table:formula="of:=1000/[.F76]" office:value-type="float" office:value="307.692307692308" calcext:value-type="float">
            <text:p>307.7</text:p>
          </table:table-cell>
          <table:table-cell table:style-name="ce1" table:formula="of:=1000/[.G76]" office:value-type="float" office:value="210.526315789474" calcext:value-type="float">
            <text:p>210.5</text:p>
          </table:table-cell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-17500000*[.C88]*[.C88]*[.C88]+89500000*[.C88]*[.C88]-146000000*[.C88]+181000000" office:value-type="float" office:value="107000000" calcext:value-type="float">
            <text:p>1070000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8]/1000000" office:value-type="float" office:value="107" calcext:value-type="float">
            <text:p>10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 style:data-style-name="N2" text:time-value="12:05:17.965069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22:36:19.881894854</meta:creation-date>
    <dc:date>2020-08-06T19:58:21.259729462</dc:date>
    <meta:editing-duration>P5DT2H53M12S</meta:editing-duration>
    <meta:editing-cycles>4</meta:editing-cycles>
    <meta:generator>LibreOffice/6.1.5.2$Linux_X86_64 LibreOffice_project/10$Build-2</meta:generator>
    <meta:document-statistic meta:table-count="3" meta:cell-count="8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3">
      <style:text-properties fo:font-size="18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9.382cm" svg:height="26.063cm" xlink:href=".." xlink:type="simple" chart:class="chart:scatter" chart:style-name="ch1">
        <chart:legend chart:legend-position="end" svg:x="44.519cm" svg:y="12.483cm" style:legend-expansion="high" chart:style-name="ch2"/>
        <chart:plot-area chart:style-name="ch3" table:cell-range-address="Sheet1.A2:Sheet1.B65" svg:x="0.987cm" svg:y="0.521cm" svg:width="42.545cm" svg:height="25.021cm">
          <chartooo:coordinate-region svg:x="3.09cm" svg:y="0.721cm" svg:width="40.348cm" svg:height="24.1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5" chart:class="chart:scatter">
            <chart:domain table:cell-range-address="Sheet1.A2:Sheet1.A65"/>
            <chart:regression-curve chart:style-name="ch7">
              <chart:equation chart:display-equation="true" chart:display-r-square="false" svg:x="9.114cm" svg:y="15.797cm" chart:style-name="ch8"/>
            </chart:regression-curve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65</svg:desc>
                </draw:g>
              </table:table-cell>
              <table:table-cell office:value-type="float" office:value="2878582211.4028">
                <text:p>2878582211.4028</text:p>
                <draw:g>
                  <svg:desc>Sheet1.B2:Sheet1.B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857143">
                <text:p>0.02857143</text:p>
              </table:table-cell>
              <table:table-cell office:value-type="float" office:value="2679172729.50197">
                <text:p>2679172729.50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714286">
                <text:p>0.05714286</text:p>
              </table:table-cell>
              <table:table-cell office:value-type="float" office:value="2860446074.33127">
                <text:p>2860446074.33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571429">
                <text:p>0.08571429</text:p>
              </table:table-cell>
              <table:table-cell office:value-type="float" office:value="2706944949.94587">
                <text:p>2706944949.945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428571">
                <text:p>0.11428571</text:p>
              </table:table-cell>
              <table:table-cell office:value-type="float" office:value="2548506286.02132">
                <text:p>2548506286.02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285714">
                <text:p>0.14285714</text:p>
              </table:table-cell>
              <table:table-cell office:value-type="float" office:value="2635326382.92381">
                <text:p>2635326382.92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142857">
                <text:p>0.17142857</text:p>
              </table:table-cell>
              <table:table-cell office:value-type="float" office:value="2538928882.75933">
                <text:p>2538928882.759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2427511228.24695">
                <text:p>2427511228.246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857143">
                <text:p>0.22857143</text:p>
              </table:table-cell>
              <table:table-cell office:value-type="float" office:value="2418719056.78054">
                <text:p>2418719056.780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714286">
                <text:p>0.25714286</text:p>
              </table:table-cell>
              <table:table-cell office:value-type="float" office:value="2364445025.20207">
                <text:p>2364445025.202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8571429">
                <text:p>0.28571429</text:p>
              </table:table-cell>
              <table:table-cell office:value-type="float" office:value="2341249320.37931">
                <text:p>2341249320.379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1428571">
                <text:p>0.31428571</text:p>
              </table:table-cell>
              <table:table-cell office:value-type="float" office:value="2410059343.27518">
                <text:p>2410059343.275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285714">
                <text:p>0.34285714</text:p>
              </table:table-cell>
              <table:table-cell office:value-type="float" office:value="2302045920.25354">
                <text:p>2302045920.253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7142857">
                <text:p>0.37142857</text:p>
              </table:table-cell>
              <table:table-cell office:value-type="float" office:value="2225141045.44064">
                <text:p>2225141045.440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2156925640.21559">
                <text:p>2156925640.215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2857143">
                <text:p>0.42857143</text:p>
              </table:table-cell>
              <table:table-cell office:value-type="float" office:value="2278450161.57976">
                <text:p>2278450161.579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714286">
                <text:p>0.45714286</text:p>
              </table:table-cell>
              <table:table-cell office:value-type="float" office:value="2250233582.77634">
                <text:p>2250233582.776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571429">
                <text:p>0.48571429</text:p>
              </table:table-cell>
              <table:table-cell office:value-type="float" office:value="2183155527.79715">
                <text:p>2183155527.79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1428571">
                <text:p>0.51428571</text:p>
              </table:table-cell>
              <table:table-cell office:value-type="float" office:value="2010989601.15806">
                <text:p>2010989601.158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4285714">
                <text:p>0.54285714</text:p>
              </table:table-cell>
              <table:table-cell office:value-type="float" office:value="1987772837.085">
                <text:p>1987772837.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142857">
                <text:p>0.57142857</text:p>
              </table:table-cell>
              <table:table-cell office:value-type="float" office:value="1904750443.26663">
                <text:p>1904750443.266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">
                <text:p>0.6</text:p>
              </table:table-cell>
              <table:table-cell office:value-type="float" office:value="1967478209.6071">
                <text:p>1967478209.60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2857143">
                <text:p>0.62857143</text:p>
              </table:table-cell>
              <table:table-cell office:value-type="float" office:value="1911147890.58154">
                <text:p>1911147890.581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5714286">
                <text:p>0.65714286</text:p>
              </table:table-cell>
              <table:table-cell office:value-type="float" office:value="1877093479.42473">
                <text:p>1877093479.424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8571429">
                <text:p>0.68571429</text:p>
              </table:table-cell>
              <table:table-cell office:value-type="float" office:value="1752013489.84578">
                <text:p>1752013489.84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1428571">
                <text:p>0.71428571</text:p>
              </table:table-cell>
              <table:table-cell office:value-type="float" office:value="1832435506.2191">
                <text:p>1832435506.21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4285714">
                <text:p>0.74285714</text:p>
              </table:table-cell>
              <table:table-cell office:value-type="float" office:value="1792385111.97601">
                <text:p>1792385111.976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7142857">
                <text:p>0.77142857</text:p>
              </table:table-cell>
              <table:table-cell office:value-type="float" office:value="1837039893.04115">
                <text:p>1837039893.041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">
                <text:p>0.8</text:p>
              </table:table-cell>
              <table:table-cell office:value-type="float" office:value="1719463672.96919">
                <text:p>1719463672.969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857143">
                <text:p>0.82857143</text:p>
              </table:table-cell>
              <table:table-cell office:value-type="float" office:value="1771657302.55599">
                <text:p>1771657302.555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5714286">
                <text:p>0.85714286</text:p>
              </table:table-cell>
              <table:table-cell office:value-type="float" office:value="1635419428.99296">
                <text:p>1635419428.992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8571429">
                <text:p>0.88571429</text:p>
              </table:table-cell>
              <table:table-cell office:value-type="float" office:value="1701094788.02716">
                <text:p>1701094788.027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1428571">
                <text:p>0.91428571</text:p>
              </table:table-cell>
              <table:table-cell office:value-type="float" office:value="1719160804.95839">
                <text:p>1719160804.958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4285714">
                <text:p>0.94285714</text:p>
              </table:table-cell>
              <table:table-cell office:value-type="float" office:value="1674133255.25764">
                <text:p>1674133255.257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7142857">
                <text:p>0.97142857</text:p>
              </table:table-cell>
              <table:table-cell office:value-type="float" office:value="1648190333.11029">
                <text:p>1648190333.110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694783376.9312">
                <text:p>1694783376.93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2857143">
                <text:p>1.02857143</text:p>
              </table:table-cell>
              <table:table-cell office:value-type="float" office:value="1718944662.19499">
                <text:p>1718944662.194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5714286">
                <text:p>1.05714286</text:p>
              </table:table-cell>
              <table:table-cell office:value-type="float" office:value="1642980586.79533">
                <text:p>1642980586.795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8571429">
                <text:p>1.08571429</text:p>
              </table:table-cell>
              <table:table-cell office:value-type="float" office:value="1671051477.31509">
                <text:p>1671051477.315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1428571">
                <text:p>1.11428571</text:p>
              </table:table-cell>
              <table:table-cell office:value-type="float" office:value="1633036649.04865">
                <text:p>1633036649.048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4285714">
                <text:p>1.14285714</text:p>
              </table:table-cell>
              <table:table-cell office:value-type="float" office:value="1723927408.7139">
                <text:p>1723927408.71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7142857">
                <text:p>1.17142857</text:p>
              </table:table-cell>
              <table:table-cell office:value-type="float" office:value="1622543388.55453">
                <text:p>1622543388.554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">
                <text:p>1.2</text:p>
              </table:table-cell>
              <table:table-cell office:value-type="float" office:value="1783078622.36036">
                <text:p>1783078622.360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2857143">
                <text:p>1.22857143</text:p>
              </table:table-cell>
              <table:table-cell office:value-type="float" office:value="1772362688.98218">
                <text:p>1772362688.982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5714286">
                <text:p>1.25714286</text:p>
              </table:table-cell>
              <table:table-cell office:value-type="float" office:value="1762315113.00727">
                <text:p>1762315113.007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8571429">
                <text:p>1.28571429</text:p>
              </table:table-cell>
              <table:table-cell office:value-type="float" office:value="1612903049.63793">
                <text:p>1612903049.637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1428571">
                <text:p>1.31428571</text:p>
              </table:table-cell>
              <table:table-cell office:value-type="float" office:value="1626712920.9822">
                <text:p>1626712920.98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34285714">
                <text:p>1.34285714</text:p>
              </table:table-cell>
              <table:table-cell office:value-type="float" office:value="1690606185.58313">
                <text:p>1690606185.583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7142857">
                <text:p>1.37142857</text:p>
              </table:table-cell>
              <table:table-cell office:value-type="float" office:value="1683267477.53166">
                <text:p>1683267477.531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">
                <text:p>1.4</text:p>
              </table:table-cell>
              <table:table-cell office:value-type="float" office:value="1675887070.79283">
                <text:p>1675887070.792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2857143">
                <text:p>1.42857143</text:p>
              </table:table-cell>
              <table:table-cell office:value-type="float" office:value="1676780048.08898">
                <text:p>1676780048.088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45714286">
                <text:p>1.45714286</text:p>
              </table:table-cell>
              <table:table-cell office:value-type="float" office:value="1742980253.40745">
                <text:p>1742980253.407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8571429">
                <text:p>1.48571429</text:p>
              </table:table-cell>
              <table:table-cell office:value-type="float" office:value="1699019926.13751">
                <text:p>1699019926.137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1428571">
                <text:p>1.51428571</text:p>
              </table:table-cell>
              <table:table-cell office:value-type="float" office:value="1660430933.41976">
                <text:p>1660430933.419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4285714">
                <text:p>1.54285714</text:p>
              </table:table-cell>
              <table:table-cell office:value-type="float" office:value="1739267715.74311">
                <text:p>1739267715.743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7142857">
                <text:p>1.57142857</text:p>
              </table:table-cell>
              <table:table-cell office:value-type="float" office:value="1560427514.31911">
                <text:p>1560427514.319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">
                <text:p>1.6</text:p>
              </table:table-cell>
              <table:table-cell office:value-type="float" office:value="1673870731.59933">
                <text:p>1673870731.59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2857143">
                <text:p>1.62857143</text:p>
              </table:table-cell>
              <table:table-cell office:value-type="float" office:value="1686532597.7852">
                <text:p>1686532597.78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5714286">
                <text:p>1.65714286</text:p>
              </table:table-cell>
              <table:table-cell office:value-type="float" office:value="1727033756.21976">
                <text:p>1727033756.219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8571429">
                <text:p>1.68571429</text:p>
              </table:table-cell>
              <table:table-cell office:value-type="float" office:value="1656291084.3508">
                <text:p>1656291084.35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1428571">
                <text:p>1.71428571</text:p>
              </table:table-cell>
              <table:table-cell office:value-type="float" office:value="1642543198.98468">
                <text:p>1642543198.984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4285714">
                <text:p>1.74285714</text:p>
              </table:table-cell>
              <table:table-cell office:value-type="float" office:value="1610477016.49312">
                <text:p>1610477016.493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7142857">
                <text:p>1.77142857</text:p>
              </table:table-cell>
              <table:table-cell office:value-type="float" office:value="1716456319.26212">
                <text:p>1716456319.262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">
                <text:p>1.8</text:p>
              </table:table-cell>
              <table:table-cell office:value-type="float" office:value="1666903950.05185">
                <text:p>1666903950.051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3">
      <style:text-properties fo:font-size="18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9.382cm" svg:height="26.063cm" xlink:href=".." xlink:type="simple" chart:class="chart:scatter" chart:style-name="ch1">
        <chart:legend chart:legend-position="end" svg:x="44.519cm" svg:y="12.483cm" style:legend-expansion="high" chart:style-name="ch2"/>
        <chart:plot-area chart:style-name="ch3" table:cell-range-address="divided.A2:divided.A65 divided.C2:divided.C65" svg:x="0.987cm" svg:y="0.521cm" svg:width="42.545cm" svg:height="25.021cm">
          <chartooo:coordinate-region svg:x="2.72cm" svg:y="0.721cm" svg:width="40.533cm" svg:height="24.1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vided.C2:divided.C65" chart:class="chart:scatter">
            <chart:domain table:cell-range-address="divided.A2:divided.A65"/>
            <chart:regression-curve chart:style-name="ch7">
              <chart:equation chart:display-equation="true" chart:display-r-square="false" svg:x="9.114cm" svg:y="15.797cm" chart:style-name="ch8"/>
            </chart:regression-curve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ivided.A2:divided.A65</svg:desc>
                </draw:g>
              </table:table-cell>
              <table:table-cell office:value-type="float" office:value="179911388.212675">
                <text:p>179911388.212675</text:p>
                <draw:g>
                  <svg:desc>divided.C2:divided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857143">
                <text:p>0.02857143</text:p>
              </table:table-cell>
              <table:table-cell office:value-type="float" office:value="167448295.593873">
                <text:p>167448295.593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714286">
                <text:p>0.05714286</text:p>
              </table:table-cell>
              <table:table-cell office:value-type="float" office:value="178777879.645704">
                <text:p>178777879.645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571429">
                <text:p>0.08571429</text:p>
              </table:table-cell>
              <table:table-cell office:value-type="float" office:value="169184059.371617">
                <text:p>169184059.371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428571">
                <text:p>0.11428571</text:p>
              </table:table-cell>
              <table:table-cell office:value-type="float" office:value="159281642.876332">
                <text:p>159281642.876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285714">
                <text:p>0.14285714</text:p>
              </table:table-cell>
              <table:table-cell office:value-type="float" office:value="164707898.932738">
                <text:p>164707898.9327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142857">
                <text:p>0.17142857</text:p>
              </table:table-cell>
              <table:table-cell office:value-type="float" office:value="158683055.172458">
                <text:p>158683055.1724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151719451.765434">
                <text:p>151719451.7654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857143">
                <text:p>0.22857143</text:p>
              </table:table-cell>
              <table:table-cell office:value-type="float" office:value="151169941.048784">
                <text:p>151169941.0487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714286">
                <text:p>0.25714286</text:p>
              </table:table-cell>
              <table:table-cell office:value-type="float" office:value="147777814.075129">
                <text:p>147777814.075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8571429">
                <text:p>0.28571429</text:p>
              </table:table-cell>
              <table:table-cell office:value-type="float" office:value="146328082.523707">
                <text:p>146328082.5237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1428571">
                <text:p>0.31428571</text:p>
              </table:table-cell>
              <table:table-cell office:value-type="float" office:value="150628708.954699">
                <text:p>150628708.954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285714">
                <text:p>0.34285714</text:p>
              </table:table-cell>
              <table:table-cell office:value-type="float" office:value="143877870.015846">
                <text:p>143877870.0158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7142857">
                <text:p>0.37142857</text:p>
              </table:table-cell>
              <table:table-cell office:value-type="float" office:value="139071315.34004">
                <text:p>139071315.340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134807852.513474">
                <text:p>134807852.5134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2857143">
                <text:p>0.42857143</text:p>
              </table:table-cell>
              <table:table-cell office:value-type="float" office:value="142403135.098735">
                <text:p>142403135.0987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714286">
                <text:p>0.45714286</text:p>
              </table:table-cell>
              <table:table-cell office:value-type="float" office:value="140639598.923521">
                <text:p>140639598.9235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571429">
                <text:p>0.48571429</text:p>
              </table:table-cell>
              <table:table-cell office:value-type="float" office:value="136447220.487322">
                <text:p>136447220.4873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1428571">
                <text:p>0.51428571</text:p>
              </table:table-cell>
              <table:table-cell office:value-type="float" office:value="125686850.072379">
                <text:p>125686850.0723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4285714">
                <text:p>0.54285714</text:p>
              </table:table-cell>
              <table:table-cell office:value-type="float" office:value="124235802.317813">
                <text:p>124235802.3178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142857">
                <text:p>0.57142857</text:p>
              </table:table-cell>
              <table:table-cell office:value-type="float" office:value="119046902.704164">
                <text:p>119046902.7041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">
                <text:p>0.6</text:p>
              </table:table-cell>
              <table:table-cell office:value-type="float" office:value="122967388.100444">
                <text:p>122967388.100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2857143">
                <text:p>0.62857143</text:p>
              </table:table-cell>
              <table:table-cell office:value-type="float" office:value="119446743.161346">
                <text:p>119446743.1613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5714286">
                <text:p>0.65714286</text:p>
              </table:table-cell>
              <table:table-cell office:value-type="float" office:value="117318342.464046">
                <text:p>117318342.4640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8571429">
                <text:p>0.68571429</text:p>
              </table:table-cell>
              <table:table-cell office:value-type="float" office:value="109500843.115361">
                <text:p>109500843.1153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1428571">
                <text:p>0.71428571</text:p>
              </table:table-cell>
              <table:table-cell office:value-type="float" office:value="114527219.138694">
                <text:p>114527219.1386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4285714">
                <text:p>0.74285714</text:p>
              </table:table-cell>
              <table:table-cell office:value-type="float" office:value="112024069.498501">
                <text:p>112024069.4985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7142857">
                <text:p>0.77142857</text:p>
              </table:table-cell>
              <table:table-cell office:value-type="float" office:value="114814993.315072">
                <text:p>114814993.3150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">
                <text:p>0.8</text:p>
              </table:table-cell>
              <table:table-cell office:value-type="float" office:value="107466479.560574">
                <text:p>107466479.5605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857143">
                <text:p>0.82857143</text:p>
              </table:table-cell>
              <table:table-cell office:value-type="float" office:value="110728581.409749">
                <text:p>110728581.4097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5714286">
                <text:p>0.85714286</text:p>
              </table:table-cell>
              <table:table-cell office:value-type="float" office:value="102213714.31206">
                <text:p>102213714.312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8571429">
                <text:p>0.88571429</text:p>
              </table:table-cell>
              <table:table-cell office:value-type="float" office:value="106318424.251697">
                <text:p>106318424.2516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1428571">
                <text:p>0.91428571</text:p>
              </table:table-cell>
              <table:table-cell office:value-type="float" office:value="107447550.309899">
                <text:p>107447550.3098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4285714">
                <text:p>0.94285714</text:p>
              </table:table-cell>
              <table:table-cell office:value-type="float" office:value="104633328.453603">
                <text:p>104633328.4536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7142857">
                <text:p>0.97142857</text:p>
              </table:table-cell>
              <table:table-cell office:value-type="float" office:value="103011895.819393">
                <text:p>103011895.8193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05923961.0582">
                <text:p>105923961.05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2857143">
                <text:p>1.02857143</text:p>
              </table:table-cell>
              <table:table-cell office:value-type="float" office:value="107434041.387187">
                <text:p>107434041.3871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5714286">
                <text:p>1.05714286</text:p>
              </table:table-cell>
              <table:table-cell office:value-type="float" office:value="102686286.674708">
                <text:p>102686286.6747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8571429">
                <text:p>1.08571429</text:p>
              </table:table-cell>
              <table:table-cell office:value-type="float" office:value="104440717.332193">
                <text:p>104440717.3321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1428571">
                <text:p>1.11428571</text:p>
              </table:table-cell>
              <table:table-cell office:value-type="float" office:value="102064790.565541">
                <text:p>102064790.5655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4285714">
                <text:p>1.14285714</text:p>
              </table:table-cell>
              <table:table-cell office:value-type="float" office:value="107745463.044619">
                <text:p>107745463.0446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7142857">
                <text:p>1.17142857</text:p>
              </table:table-cell>
              <table:table-cell office:value-type="float" office:value="101408961.784658">
                <text:p>101408961.7846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">
                <text:p>1.2</text:p>
              </table:table-cell>
              <table:table-cell office:value-type="float" office:value="111442413.897523">
                <text:p>111442413.8975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2857143">
                <text:p>1.22857143</text:p>
              </table:table-cell>
              <table:table-cell office:value-type="float" office:value="110772668.061386">
                <text:p>110772668.0613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5714286">
                <text:p>1.25714286</text:p>
              </table:table-cell>
              <table:table-cell office:value-type="float" office:value="110144694.562954">
                <text:p>110144694.5629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8571429">
                <text:p>1.28571429</text:p>
              </table:table-cell>
              <table:table-cell office:value-type="float" office:value="100806440.602371">
                <text:p>100806440.6023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1428571">
                <text:p>1.31428571</text:p>
              </table:table-cell>
              <table:table-cell office:value-type="float" office:value="101669557.561388">
                <text:p>101669557.5613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34285714">
                <text:p>1.34285714</text:p>
              </table:table-cell>
              <table:table-cell office:value-type="float" office:value="105662886.598946">
                <text:p>105662886.5989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7142857">
                <text:p>1.37142857</text:p>
              </table:table-cell>
              <table:table-cell office:value-type="float" office:value="105204217.345729">
                <text:p>105204217.3457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">
                <text:p>1.4</text:p>
              </table:table-cell>
              <table:table-cell office:value-type="float" office:value="104742941.924552">
                <text:p>104742941.9245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2857143">
                <text:p>1.42857143</text:p>
              </table:table-cell>
              <table:table-cell office:value-type="float" office:value="104798753.005561">
                <text:p>104798753.0055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45714286">
                <text:p>1.45714286</text:p>
              </table:table-cell>
              <table:table-cell office:value-type="float" office:value="108936265.837966">
                <text:p>108936265.8379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8571429">
                <text:p>1.48571429</text:p>
              </table:table-cell>
              <table:table-cell office:value-type="float" office:value="106188745.383594">
                <text:p>106188745.3835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1428571">
                <text:p>1.51428571</text:p>
              </table:table-cell>
              <table:table-cell office:value-type="float" office:value="103776933.338735">
                <text:p>103776933.3387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4285714">
                <text:p>1.54285714</text:p>
              </table:table-cell>
              <table:table-cell office:value-type="float" office:value="108704232.233944">
                <text:p>108704232.2339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7142857">
                <text:p>1.57142857</text:p>
              </table:table-cell>
              <table:table-cell office:value-type="float" office:value="97526719.6449444">
                <text:p>97526719.64494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">
                <text:p>1.6</text:p>
              </table:table-cell>
              <table:table-cell office:value-type="float" office:value="104616920.724958">
                <text:p>104616920.7249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2857143">
                <text:p>1.62857143</text:p>
              </table:table-cell>
              <table:table-cell office:value-type="float" office:value="105408287.361575">
                <text:p>105408287.361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5714286">
                <text:p>1.65714286</text:p>
              </table:table-cell>
              <table:table-cell office:value-type="float" office:value="107939609.763735">
                <text:p>107939609.7637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8571429">
                <text:p>1.68571429</text:p>
              </table:table-cell>
              <table:table-cell office:value-type="float" office:value="103518192.771925">
                <text:p>103518192.7719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1428571">
                <text:p>1.71428571</text:p>
              </table:table-cell>
              <table:table-cell office:value-type="float" office:value="102658949.936543">
                <text:p>102658949.9365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4285714">
                <text:p>1.74285714</text:p>
              </table:table-cell>
              <table:table-cell office:value-type="float" office:value="100654813.53082">
                <text:p>100654813.530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7142857">
                <text:p>1.77142857</text:p>
              </table:table-cell>
              <table:table-cell office:value-type="float" office:value="107278519.953883">
                <text:p>107278519.9538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">
                <text:p>1.8</text:p>
              </table:table-cell>
              <table:table-cell office:value-type="float" office:value="104181496.878241">
                <text:p>104181496.8782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3">
      <style:text-properties fo:font-size="18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9.382cm" svg:height="26.063cm" xlink:href=".." xlink:type="simple" chart:class="chart:scatter" chart:style-name="ch1">
        <chart:legend chart:legend-position="end" svg:x="44.519cm" svg:y="12.483cm" style:legend-expansion="high" chart:style-name="ch2"/>
        <chart:plot-area chart:style-name="ch3" table:cell-range-address="divided_2.A2:divided_2.A65 divided_2.C2:divided_2.C65" svg:x="0.987cm" svg:y="0.521cm" svg:width="42.545cm" svg:height="25.021cm">
          <chartooo:coordinate-region svg:x="2.534cm" svg:y="0.721cm" svg:width="40.904cm" svg:height="24.1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vided_2.C2:divided_2.C65" chart:class="chart:scatter">
            <chart:domain table:cell-range-address="divided_2.A2:divided_2.A65"/>
            <chart:regression-curve chart:style-name="ch7">
              <chart:equation chart:display-equation="true" chart:display-r-square="false" svg:x="9.114cm" svg:y="15.797cm" chart:style-name="ch8"/>
            </chart:regression-curve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ivided_2.A2:divided_2.A65</svg:desc>
                </draw:g>
              </table:table-cell>
              <table:table-cell office:value-type="float" office:value="5622230.88164609">
                <text:p>5622230.88164609</text:p>
                <draw:g>
                  <svg:desc>divided_2.C2:divided_2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857143">
                <text:p>0.02857143</text:p>
              </table:table-cell>
              <table:table-cell office:value-type="float" office:value="5232759.23730854">
                <text:p>5232759.237308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714286">
                <text:p>0.05714286</text:p>
              </table:table-cell>
              <table:table-cell office:value-type="float" office:value="5586808.73892826">
                <text:p>5586808.73892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571429">
                <text:p>0.08571429</text:p>
              </table:table-cell>
              <table:table-cell office:value-type="float" office:value="5287001.85536303">
                <text:p>5287001.85536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428571">
                <text:p>0.11428571</text:p>
              </table:table-cell>
              <table:table-cell office:value-type="float" office:value="4977551.33988539">
                <text:p>4977551.339885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285714">
                <text:p>0.14285714</text:p>
              </table:table-cell>
              <table:table-cell office:value-type="float" office:value="5147121.84164807">
                <text:p>5147121.841648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142857">
                <text:p>0.17142857</text:p>
              </table:table-cell>
              <table:table-cell office:value-type="float" office:value="4958845.47413932">
                <text:p>4958845.474139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4741232.86766982">
                <text:p>4741232.867669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857143">
                <text:p>0.22857143</text:p>
              </table:table-cell>
              <table:table-cell office:value-type="float" office:value="4724060.65777449">
                <text:p>4724060.657774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714286">
                <text:p>0.25714286</text:p>
              </table:table-cell>
              <table:table-cell office:value-type="float" office:value="4618056.68984779">
                <text:p>4618056.689847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8571429">
                <text:p>0.28571429</text:p>
              </table:table-cell>
              <table:table-cell office:value-type="float" office:value="4572752.57886584">
                <text:p>4572752.578865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1428571">
                <text:p>0.31428571</text:p>
              </table:table-cell>
              <table:table-cell office:value-type="float" office:value="4707147.15483434">
                <text:p>4707147.15483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285714">
                <text:p>0.34285714</text:p>
              </table:table-cell>
              <table:table-cell office:value-type="float" office:value="4496183.4379952">
                <text:p>4496183.43799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7142857">
                <text:p>0.37142857</text:p>
              </table:table-cell>
              <table:table-cell office:value-type="float" office:value="4345978.60437625">
                <text:p>4345978.60437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4212745.39104607">
                <text:p>4212745.39104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2857143">
                <text:p>0.42857143</text:p>
              </table:table-cell>
              <table:table-cell office:value-type="float" office:value="4450097.97183547">
                <text:p>4450097.971835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714286">
                <text:p>0.45714286</text:p>
              </table:table-cell>
              <table:table-cell office:value-type="float" office:value="4394987.46636004">
                <text:p>4394987.46636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571429">
                <text:p>0.48571429</text:p>
              </table:table-cell>
              <table:table-cell office:value-type="float" office:value="4263975.64022881">
                <text:p>4263975.640228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1428571">
                <text:p>0.51428571</text:p>
              </table:table-cell>
              <table:table-cell office:value-type="float" office:value="3927714.06476184">
                <text:p>3927714.064761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4285714">
                <text:p>0.54285714</text:p>
              </table:table-cell>
              <table:table-cell office:value-type="float" office:value="3882368.82243164">
                <text:p>3882368.822431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142857">
                <text:p>0.57142857</text:p>
              </table:table-cell>
              <table:table-cell office:value-type="float" office:value="3720215.70950514">
                <text:p>3720215.709505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">
                <text:p>0.6</text:p>
              </table:table-cell>
              <table:table-cell office:value-type="float" office:value="3842730.87813887">
                <text:p>3842730.878138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2857143">
                <text:p>0.62857143</text:p>
              </table:table-cell>
              <table:table-cell office:value-type="float" office:value="3732710.72379207">
                <text:p>3732710.723792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5714286">
                <text:p>0.65714286</text:p>
              </table:table-cell>
              <table:table-cell office:value-type="float" office:value="3666198.20200143">
                <text:p>3666198.202001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8571429">
                <text:p>0.68571429</text:p>
              </table:table-cell>
              <table:table-cell office:value-type="float" office:value="3421901.34735504">
                <text:p>3421901.347355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1428571">
                <text:p>0.71428571</text:p>
              </table:table-cell>
              <table:table-cell office:value-type="float" office:value="3578975.59808418">
                <text:p>3578975.598084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4285714">
                <text:p>0.74285714</text:p>
              </table:table-cell>
              <table:table-cell office:value-type="float" office:value="3500752.17182814">
                <text:p>3500752.171828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7142857">
                <text:p>0.77142857</text:p>
              </table:table-cell>
              <table:table-cell office:value-type="float" office:value="3587968.541096">
                <text:p>3587968.5410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">
                <text:p>0.8</text:p>
              </table:table-cell>
              <table:table-cell office:value-type="float" office:value="3358327.48626795">
                <text:p>3358327.486267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857143">
                <text:p>0.82857143</text:p>
              </table:table-cell>
              <table:table-cell office:value-type="float" office:value="3460268.16905467">
                <text:p>3460268.169054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5714286">
                <text:p>0.85714286</text:p>
              </table:table-cell>
              <table:table-cell office:value-type="float" office:value="3194178.57225187">
                <text:p>3194178.572251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8571429">
                <text:p>0.88571429</text:p>
              </table:table-cell>
              <table:table-cell office:value-type="float" office:value="3322450.75786555">
                <text:p>3322450.757865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1428571">
                <text:p>0.91428571</text:p>
              </table:table-cell>
              <table:table-cell office:value-type="float" office:value="3357735.94718436">
                <text:p>3357735.947184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4285714">
                <text:p>0.94285714</text:p>
              </table:table-cell>
              <table:table-cell office:value-type="float" office:value="3269791.51417508">
                <text:p>3269791.514175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7142857">
                <text:p>0.97142857</text:p>
              </table:table-cell>
              <table:table-cell office:value-type="float" office:value="3219121.74435604">
                <text:p>3219121.744356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310123.78306875">
                <text:p>3310123.78306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2857143">
                <text:p>1.02857143</text:p>
              </table:table-cell>
              <table:table-cell office:value-type="float" office:value="3357313.79334959">
                <text:p>3357313.793349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5714286">
                <text:p>1.05714286</text:p>
              </table:table-cell>
              <table:table-cell office:value-type="float" office:value="3208946.45858463">
                <text:p>3208946.458584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8571429">
                <text:p>1.08571429</text:p>
              </table:table-cell>
              <table:table-cell office:value-type="float" office:value="3263772.41663103">
                <text:p>3263772.416631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1428571">
                <text:p>1.11428571</text:p>
              </table:table-cell>
              <table:table-cell office:value-type="float" office:value="3189524.70517314">
                <text:p>3189524.705173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4285714">
                <text:p>1.14285714</text:p>
              </table:table-cell>
              <table:table-cell office:value-type="float" office:value="3367045.72014434">
                <text:p>3367045.720144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7142857">
                <text:p>1.17142857</text:p>
              </table:table-cell>
              <table:table-cell office:value-type="float" office:value="3169030.05577057">
                <text:p>3169030.055770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">
                <text:p>1.2</text:p>
              </table:table-cell>
              <table:table-cell office:value-type="float" office:value="3482575.43429758">
                <text:p>3482575.434297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2857143">
                <text:p>1.22857143</text:p>
              </table:table-cell>
              <table:table-cell office:value-type="float" office:value="3461645.87691832">
                <text:p>3461645.876918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5714286">
                <text:p>1.25714286</text:p>
              </table:table-cell>
              <table:table-cell office:value-type="float" office:value="3442021.70509232">
                <text:p>3442021.705092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8571429">
                <text:p>1.28571429</text:p>
              </table:table-cell>
              <table:table-cell office:value-type="float" office:value="3150201.26882408">
                <text:p>3150201.268824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1428571">
                <text:p>1.31428571</text:p>
              </table:table-cell>
              <table:table-cell office:value-type="float" office:value="3177173.67379336">
                <text:p>3177173.673793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34285714">
                <text:p>1.34285714</text:p>
              </table:table-cell>
              <table:table-cell office:value-type="float" office:value="3301965.20621705">
                <text:p>3301965.206217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7142857">
                <text:p>1.37142857</text:p>
              </table:table-cell>
              <table:table-cell office:value-type="float" office:value="3287631.79205402">
                <text:p>3287631.792054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">
                <text:p>1.4</text:p>
              </table:table-cell>
              <table:table-cell office:value-type="float" office:value="3273216.93514225">
                <text:p>3273216.93514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2857143">
                <text:p>1.42857143</text:p>
              </table:table-cell>
              <table:table-cell office:value-type="float" office:value="3274961.03142379">
                <text:p>3274961.031423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45714286">
                <text:p>1.45714286</text:p>
              </table:table-cell>
              <table:table-cell office:value-type="float" office:value="3404258.30743643">
                <text:p>3404258.307436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8571429">
                <text:p>1.48571429</text:p>
              </table:table-cell>
              <table:table-cell office:value-type="float" office:value="3318398.29323732">
                <text:p>3318398.293237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1428571">
                <text:p>1.51428571</text:p>
              </table:table-cell>
              <table:table-cell office:value-type="float" office:value="3243029.16683547">
                <text:p>3243029.166835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4285714">
                <text:p>1.54285714</text:p>
              </table:table-cell>
              <table:table-cell office:value-type="float" office:value="3397007.25731076">
                <text:p>3397007.257310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7142857">
                <text:p>1.57142857</text:p>
              </table:table-cell>
              <table:table-cell office:value-type="float" office:value="3047709.98890451">
                <text:p>3047709.988904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">
                <text:p>1.6</text:p>
              </table:table-cell>
              <table:table-cell office:value-type="float" office:value="3269278.77265494">
                <text:p>3269278.772654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2857143">
                <text:p>1.62857143</text:p>
              </table:table-cell>
              <table:table-cell office:value-type="float" office:value="3294008.98004922">
                <text:p>3294008.980049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5714286">
                <text:p>1.65714286</text:p>
              </table:table-cell>
              <table:table-cell office:value-type="float" office:value="3373112.80511672">
                <text:p>3373112.805116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8571429">
                <text:p>1.68571429</text:p>
              </table:table-cell>
              <table:table-cell office:value-type="float" office:value="3234943.52412266">
                <text:p>3234943.524122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1428571">
                <text:p>1.71428571</text:p>
              </table:table-cell>
              <table:table-cell office:value-type="float" office:value="3208092.18551695">
                <text:p>3208092.185516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4285714">
                <text:p>1.74285714</text:p>
              </table:table-cell>
              <table:table-cell office:value-type="float" office:value="3145462.92283812">
                <text:p>3145462.922838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7142857">
                <text:p>1.77142857</text:p>
              </table:table-cell>
              <table:table-cell office:value-type="float" office:value="3352453.74855883">
                <text:p>3352453.748558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">
                <text:p>1.8</text:p>
              </table:table-cell>
              <table:table-cell office:value-type="float" office:value="3255671.77744502">
                <text:p>3255671.777445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